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Kosarak_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Execução Estática</text:p>
          </table:table-cell>
          <table:table-cell table:style-name="ce1" office:value-type="string" calcext:value-type="string">
            <text:p>Execução Estática – Média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10 Janelas</text:p>
          </table:table-cell>
          <table:covered-table-cell table:number-columns-repeated="4" table:style-name="ce1"/>
          <table:table-cell/>
          <table:table-cell table:style-name="ce4" office:value-type="string" calcext:value-type="string" table:number-columns-spanned="5" table:number-rows-spanned="1">
            <text:p>30 Janelas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50 Janelas</text:p>
          </table:table-cell>
          <table:covered-table-cell table:number-columns-repeated="4" table:style-name="ce1"/>
        </table:table-row>
        <table:table-row table:style-name="ro1">
          <table:table-cell office:value-type="float" office:value="61.9523923397064" calcext:value-type="float">
            <text:p>61,9523923397064</text:p>
          </table:table-cell>
          <table:table-cell table:formula="of:=SUM([.A2:.A34]) / COUNTA([.A2:.A34])" office:value-type="float" office:value="64.35549158761" calcext:value-type="float">
            <text:p>64,35549158761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float" office:value="66.1086423397064" calcext:value-type="float">
            <text:p>66,1086423397064</text:p>
          </table:table-cell>
          <table:table-cell table:number-columns-repeated="3"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7.71791768074036" calcext:value-type="float">
            <text:p>7,71791768074036</text:p>
          </table:table-cell>
          <table:table-cell office:value-type="float" office:value="6.92354945702986" calcext:value-type="float">
            <text:p>6,92354945702986</text:p>
          </table:table-cell>
          <table:table-cell office:value-type="float" office:value="6.61108136177063" calcext:value-type="float">
            <text:p>6,6110813617706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99960660934448" calcext:value-type="float">
            <text:p>2,99960660934448</text:p>
          </table:table-cell>
          <table:table-cell office:value-type="float" office:value="2.51894003694708" calcext:value-type="float">
            <text:p>2,51894003694708</text:p>
          </table:table-cell>
          <table:table-cell office:value-type="float" office:value="2.14030456542969" calcext:value-type="float">
            <text:p>2,14030456542969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75020503997803" calcext:value-type="float">
            <text:p>1,75020503997803</text:p>
          </table:table-cell>
          <table:table-cell office:value-type="float" office:value="1.51810737089677" calcext:value-type="float">
            <text:p>1,51810737089677</text:p>
          </table:table-cell>
          <table:table-cell office:value-type="float" office:value="1.40225911140442" calcext:value-type="float">
            <text:p>1,40225911140442</text:p>
          </table:table-cell>
        </table:table-row>
        <table:table-row table:style-name="ro1">
          <table:table-cell office:value-type="float" office:value="63.2587983608246" calcext:value-type="float">
            <text:p>63,2587983608246</text:p>
          </table:table-cell>
          <table:table-cell table:number-columns-repeated="3"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6.25885128974915" calcext:value-type="float">
            <text:p>6,25885128974915</text:p>
          </table:table-cell>
          <table:table-cell office:value-type="float" office:value="6.06223877993497" calcext:value-type="float">
            <text:p>6,06223877993497</text:p>
          </table:table-cell>
          <table:table-cell office:value-type="float" office:value="5.7474000453949" calcext:value-type="float">
            <text:p>5,747400045394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43591523170471" calcext:value-type="float">
            <text:p>2,43591523170471</text:p>
          </table:table-cell>
          <table:table-cell office:value-type="float" office:value="2.22986089099537" calcext:value-type="float">
            <text:p>2,22986089099537</text:p>
          </table:table-cell>
          <table:table-cell office:value-type="float" office:value="2.0610249042511" calcext:value-type="float">
            <text:p>2,0610249042511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89616632461548" calcext:value-type="float">
            <text:p>1,89616632461548</text:p>
          </table:table-cell>
          <table:table-cell office:value-type="float" office:value="1.70819464596835" calcext:value-type="float">
            <text:p>1,70819464596835</text:p>
          </table:table-cell>
          <table:table-cell office:value-type="float" office:value="1.53193092346191" calcext:value-type="float">
            <text:p>1,53193092346191</text:p>
          </table:table-cell>
        </table:table-row>
        <table:table-row table:style-name="ro1">
          <table:table-cell office:value-type="float" office:value="63.2789897918701" calcext:value-type="float">
            <text:p>63,2789897918701</text:p>
          </table:table-cell>
          <table:table-cell table:number-columns-repeated="3"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88884234428406" calcext:value-type="float">
            <text:p>6,88884234428406</text:p>
          </table:table-cell>
          <table:table-cell office:value-type="float" office:value="6.44596648216248" calcext:value-type="float">
            <text:p>6,44596648216248</text:p>
          </table:table-cell>
          <table:table-cell office:value-type="float" office:value="6.0288736820221" calcext:value-type="float">
            <text:p>6,028873682022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3.15785145759583" calcext:value-type="float">
            <text:p>3,15785145759583</text:p>
          </table:table-cell>
          <table:table-cell office:value-type="float" office:value="2.69137499549172" calcext:value-type="float">
            <text:p>2,69137499549172</text:p>
          </table:table-cell>
          <table:table-cell office:value-type="float" office:value="2.4245445728302" calcext:value-type="float">
            <text:p>2,4245445728302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82015800476074" calcext:value-type="float">
            <text:p>1,82015800476074</text:p>
          </table:table-cell>
          <table:table-cell office:value-type="float" office:value="1.59286247600209" calcext:value-type="float">
            <text:p>1,59286247600209</text:p>
          </table:table-cell>
          <table:table-cell office:value-type="float" office:value="1.48453879356384" calcext:value-type="float">
            <text:p>1,48453879356384</text:p>
          </table:table-cell>
        </table:table-row>
        <table:table-row table:style-name="ro1">
          <table:table-cell office:value-type="float" office:value="62.9366352558136" calcext:value-type="float">
            <text:p>62,9366352558136</text:p>
          </table:table-cell>
          <table:table-cell table:number-columns-repeated="3"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99624228477478" calcext:value-type="float">
            <text:p>7,99624228477478</text:p>
          </table:table-cell>
          <table:table-cell office:value-type="float" office:value="7.19879414818504" calcext:value-type="float">
            <text:p>7,19879414818504</text:p>
          </table:table-cell>
          <table:table-cell office:value-type="float" office:value="6.69050884246826" calcext:value-type="float">
            <text:p>6,6905088424682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61507129669189" calcext:value-type="float">
            <text:p>2,61507129669189</text:p>
          </table:table-cell>
          <table:table-cell office:value-type="float" office:value="2.28119891340082" calcext:value-type="float">
            <text:p>2,28119891340082</text:p>
          </table:table-cell>
          <table:table-cell office:value-type="float" office:value="2.00563979148865" calcext:value-type="float">
            <text:p>2,00563979148865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74915266036987" calcext:value-type="float">
            <text:p>1,74915266036987</text:p>
          </table:table-cell>
          <table:table-cell office:value-type="float" office:value="1.61503575064919" calcext:value-type="float">
            <text:p>1,61503575064919</text:p>
          </table:table-cell>
          <table:table-cell office:value-type="float" office:value="1.4421443939209" calcext:value-type="float">
            <text:p>1,4421443939209</text:p>
          </table:table-cell>
        </table:table-row>
        <table:table-row table:style-name="ro1">
          <table:table-cell office:value-type="float" office:value="63.46275806427" calcext:value-type="float">
            <text:p>63,46275806427</text:p>
          </table:table-cell>
          <table:table-cell table:number-columns-repeated="3"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87425518035889" calcext:value-type="float">
            <text:p>7,87425518035889</text:p>
          </table:table-cell>
          <table:table-cell office:value-type="float" office:value="7.35552898320285" calcext:value-type="float">
            <text:p>7,35552898320285</text:p>
          </table:table-cell>
          <table:table-cell office:value-type="float" office:value="6.93054723739624" calcext:value-type="float">
            <text:p>6,9305472373962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63291954994202" calcext:value-type="float">
            <text:p>2,63291954994202</text:p>
          </table:table-cell>
          <table:table-cell office:value-type="float" office:value="2.42697587880221" calcext:value-type="float">
            <text:p>2,42697587880221</text:p>
          </table:table-cell>
          <table:table-cell office:value-type="float" office:value="2.27836608886719" calcext:value-type="float">
            <text:p>2,27836608886719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2.14543008804321" calcext:value-type="float">
            <text:p>2,14543008804321</text:p>
          </table:table-cell>
          <table:table-cell office:value-type="float" office:value="1.61237304860895" calcext:value-type="float">
            <text:p>1,61237304860895</text:p>
          </table:table-cell>
          <table:table-cell office:value-type="float" office:value="1.45654463768005" calcext:value-type="float">
            <text:p>1,45654463768005</text:p>
          </table:table-cell>
        </table:table-row>
        <table:table-row table:style-name="ro1">
          <table:table-cell office:value-type="float" office:value="62.9919469356537" calcext:value-type="float">
            <text:p>62,9919469356537</text:p>
          </table:table-cell>
          <table:table-cell table:number-columns-repeated="3"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8.54808664321899" calcext:value-type="float">
            <text:p>8,54808664321899</text:p>
          </table:table-cell>
          <table:table-cell office:value-type="float" office:value="8.01143106547269" calcext:value-type="float">
            <text:p>8,01143106547269</text:p>
          </table:table-cell>
          <table:table-cell office:value-type="float" office:value="7.59263634681702" calcext:value-type="float">
            <text:p>7,5926363468170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3.19722485542297" calcext:value-type="float">
            <text:p>3,19722485542297</text:p>
          </table:table-cell>
          <table:table-cell office:value-type="float" office:value="2.94487367976796" calcext:value-type="float">
            <text:p>2,94487367976796</text:p>
          </table:table-cell>
          <table:table-cell office:value-type="float" office:value="2.66487550735474" calcext:value-type="float">
            <text:p>2,66487550735474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58135533332825" calcext:value-type="float">
            <text:p>1,58135533332825</text:p>
          </table:table-cell>
          <table:table-cell office:value-type="float" office:value="1.33524237979542" calcext:value-type="float">
            <text:p>1,33524237979542</text:p>
          </table:table-cell>
          <table:table-cell office:value-type="float" office:value="1.22580718994141" calcext:value-type="float">
            <text:p>1,22580718994141</text:p>
          </table:table-cell>
        </table:table-row>
        <table:table-row table:style-name="ro1">
          <table:table-cell office:value-type="float" office:value="63.0635006427765" calcext:value-type="float">
            <text:p>63,0635006427765</text:p>
          </table:table-cell>
          <table:table-cell table:number-columns-repeated="3"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92782163619995" calcext:value-type="float">
            <text:p>7,92782163619995</text:p>
          </table:table-cell>
          <table:table-cell office:value-type="float" office:value="7.2625798962333" calcext:value-type="float">
            <text:p>7,2625798962333</text:p>
          </table:table-cell>
          <table:table-cell office:value-type="float" office:value="6.94614124298096" calcext:value-type="float">
            <text:p>6,9461412429809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64193272590637" calcext:value-type="float">
            <text:p>2,64193272590637</text:p>
          </table:table-cell>
          <table:table-cell office:value-type="float" office:value="2.4655913439664" calcext:value-type="float">
            <text:p>2,4655913439664</text:p>
          </table:table-cell>
          <table:table-cell office:value-type="float" office:value="2.20812463760376" calcext:value-type="float">
            <text:p>2,20812463760376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99927544593811" calcext:value-type="float">
            <text:p>1,99927544593811</text:p>
          </table:table-cell>
          <table:table-cell office:value-type="float" office:value="1.63615876978094" calcext:value-type="float">
            <text:p>1,63615876978094</text:p>
          </table:table-cell>
          <table:table-cell office:value-type="float" office:value="1.41125655174255" calcext:value-type="float">
            <text:p>1,41125655174255</text:p>
          </table:table-cell>
        </table:table-row>
        <table:table-row table:style-name="ro1">
          <table:table-cell office:value-type="float" office:value="65.4703207015991" calcext:value-type="float">
            <text:p>65,4703207015991</text:p>
          </table:table-cell>
          <table:table-cell table:number-columns-repeated="3"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7.26437997817993" calcext:value-type="float">
            <text:p>7,26437997817993</text:p>
          </table:table-cell>
          <table:table-cell office:value-type="float" office:value="6.80314579876986" calcext:value-type="float">
            <text:p>6,80314579876986</text:p>
          </table:table-cell>
          <table:table-cell office:value-type="float" office:value="6.57637453079224" calcext:value-type="float">
            <text:p>6,5763745307922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44289445877075" calcext:value-type="float">
            <text:p>2,44289445877075</text:p>
          </table:table-cell>
          <table:table-cell office:value-type="float" office:value="2.19954390959306" calcext:value-type="float">
            <text:p>2,19954390959306</text:p>
          </table:table-cell>
          <table:table-cell office:value-type="float" office:value="2.00167536735535" calcext:value-type="float">
            <text:p>2,00167536735535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2.15733933448791" calcext:value-type="float">
            <text:p>2,15733933448791</text:p>
          </table:table-cell>
          <table:table-cell office:value-type="float" office:value="2.04221131584861" calcext:value-type="float">
            <text:p>2,04221131584861</text:p>
          </table:table-cell>
          <table:table-cell office:value-type="float" office:value="1.97295641899109" calcext:value-type="float">
            <text:p>1,97295641899109</text:p>
          </table:table-cell>
        </table:table-row>
        <table:table-row table:style-name="ro1">
          <table:table-cell office:value-type="float" office:value="64.1094596385956" calcext:value-type="float">
            <text:p>64,1094596385956</text:p>
          </table:table-cell>
          <table:table-cell table:number-columns-repeated="3"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7.64147925376892" calcext:value-type="float">
            <text:p>7,64147925376892</text:p>
          </table:table-cell>
          <table:table-cell office:value-type="float" office:value="6.93347581950101" calcext:value-type="float">
            <text:p>6,93347581950101</text:p>
          </table:table-cell>
          <table:table-cell office:value-type="float" office:value="6.74843120574951" calcext:value-type="float">
            <text:p>6,7484312057495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3.0110867023468" calcext:value-type="float">
            <text:p>3,0110867023468</text:p>
          </table:table-cell>
          <table:table-cell office:value-type="float" office:value="2.75422579591924" calcext:value-type="float">
            <text:p>2,75422579591924</text:p>
          </table:table-cell>
          <table:table-cell office:value-type="float" office:value="2.55836224555969" calcext:value-type="float">
            <text:p>2,55836224555969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89753937721252" calcext:value-type="float">
            <text:p>1,89753937721252</text:p>
          </table:table-cell>
          <table:table-cell office:value-type="float" office:value="1.45525167205117" calcext:value-type="float">
            <text:p>1,45525167205117</text:p>
          </table:table-cell>
          <table:table-cell office:value-type="float" office:value="1.33339810371399" calcext:value-type="float">
            <text:p>1,33339810371399</text:p>
          </table:table-cell>
        </table:table-row>
        <table:table-row table:style-name="ro1">
          <table:table-cell office:value-type="float" office:value="67.770435333252" calcext:value-type="float">
            <text:p>67,770435333252</text:p>
          </table:table-cell>
          <table:table-cell table:number-columns-repeated="3"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49136114120483" calcext:value-type="float">
            <text:p>6,49136114120483</text:p>
          </table:table-cell>
          <table:table-cell office:value-type="float" office:value="6.16925980828025" calcext:value-type="float">
            <text:p>6,16925980828025</text:p>
          </table:table-cell>
          <table:table-cell office:value-type="float" office:value="5.99958062171936" calcext:value-type="float">
            <text:p>5,9995806217193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3.22646427154541" calcext:value-type="float">
            <text:p>3,22646427154541</text:p>
          </table:table-cell>
          <table:table-cell office:value-type="float" office:value="2.8160277930173" calcext:value-type="float">
            <text:p>2,8160277930173</text:p>
          </table:table-cell>
          <table:table-cell office:value-type="float" office:value="2.58009910583496" calcext:value-type="float">
            <text:p>2,58009910583496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46374678611755" calcext:value-type="float">
            <text:p>2,46374678611755</text:p>
          </table:table-cell>
          <table:table-cell office:value-type="float" office:value="2.22674759951505" calcext:value-type="float">
            <text:p>2,22674759951505</text:p>
          </table:table-cell>
          <table:table-cell office:value-type="float" office:value="2.11022853851318" calcext:value-type="float">
            <text:p>2,11022853851318</text:p>
          </table:table-cell>
        </table:table-row>
        <table:table-row table:style-name="ro1">
          <table:table-cell office:value-type="float" office:value="67.5120782852173" calcext:value-type="float">
            <text:p>67,512078285217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74.6092374324799" calcext:value-type="float">
            <text:p>74,6092374324799</text:p>
          </table:table-cell>
          <table:table-cell table:formula="of:=SUM([.H3:.H12])" office:value-type="float" office:value="69.1659702387723" calcext:value-type="float">
            <text:p>69,1659702387723</text:p>
          </table:table-cell>
          <table:table-cell table:formula="of:=SUM([.I3:.I12])" office:value-type="float" office:value="65.8715751171112" calcext:value-type="float">
            <text:p>65,871575117111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3.01601815223694" calcext:value-type="float">
            <text:p>3,01601815223694</text:p>
          </table:table-cell>
          <table:table-cell office:value-type="float" office:value="2.77834255045111" calcext:value-type="float">
            <text:p>2,77834255045111</text:p>
          </table:table-cell>
          <table:table-cell office:value-type="float" office:value="2.62002730369568" calcext:value-type="float">
            <text:p>2,62002730369568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40680766105652" calcext:value-type="float">
            <text:p>1,40680766105652</text:p>
          </table:table-cell>
          <table:table-cell office:value-type="float" office:value="1.3094265460968" calcext:value-type="float">
            <text:p>1,3094265460968</text:p>
          </table:table-cell>
          <table:table-cell office:value-type="float" office:value="1.20584440231323" calcext:value-type="float">
            <text:p>1,20584440231323</text:p>
          </table:table-cell>
        </table:table-row>
        <table:table-row table:style-name="ro1">
          <table:table-cell office:value-type="float" office:value="65.8343744277954" calcext:value-type="float">
            <text:p>65,8343744277954</text:p>
          </table:table-cell>
          <table:table-cell table:number-columns-repeated="9"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3.16531920433044" calcext:value-type="float">
            <text:p>3,16531920433044</text:p>
          </table:table-cell>
          <table:table-cell office:value-type="float" office:value="2.76974385434931" calcext:value-type="float">
            <text:p>2,76974385434931</text:p>
          </table:table-cell>
          <table:table-cell office:value-type="float" office:value="2.53927850723267" calcext:value-type="float">
            <text:p>2,53927850723267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2.08737206459045" calcext:value-type="float">
            <text:p>2,08737206459045</text:p>
          </table:table-cell>
          <table:table-cell office:value-type="float" office:value="1.9510668407787" calcext:value-type="float">
            <text:p>1,9510668407787</text:p>
          </table:table-cell>
          <table:table-cell office:value-type="float" office:value="1.85731673240662" calcext:value-type="float">
            <text:p>1,85731673240662</text:p>
          </table:table-cell>
        </table:table-row>
        <table:table-row table:style-name="ro1">
          <table:table-cell office:value-type="float" office:value="63.5508358478546" calcext:value-type="float">
            <text:p>63,5508358478546</text:p>
          </table:table-cell>
          <table:table-cell table:number-columns-repeated="9"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70123505592346" calcext:value-type="float">
            <text:p>2,70123505592346</text:p>
          </table:table-cell>
          <table:table-cell office:value-type="float" office:value="2.56842496178367" calcext:value-type="float">
            <text:p>2,56842496178367</text:p>
          </table:table-cell>
          <table:table-cell office:value-type="float" office:value="2.36271238327026" calcext:value-type="float">
            <text:p>2,36271238327026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61368536949158" calcext:value-type="float">
            <text:p>1,61368536949158</text:p>
          </table:table-cell>
          <table:table-cell office:value-type="float" office:value="1.50717254118486" calcext:value-type="float">
            <text:p>1,50717254118486</text:p>
          </table:table-cell>
          <table:table-cell office:value-type="float" office:value="1.42291808128357" calcext:value-type="float">
            <text:p>1,42291808128357</text:p>
          </table:table-cell>
        </table:table-row>
        <table:table-row table:style-name="ro1">
          <table:table-cell office:value-type="float" office:value="62.569756269455" calcext:value-type="float">
            <text:p>62,569756269455</text:p>
          </table:table-cell>
          <table:table-cell table:number-columns-repeated="9"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77597784996033" calcext:value-type="float">
            <text:p>2,77597784996033</text:p>
          </table:table-cell>
          <table:table-cell office:value-type="float" office:value="2.4952094338157" calcext:value-type="float">
            <text:p>2,4952094338157</text:p>
          </table:table-cell>
          <table:table-cell office:value-type="float" office:value="2.20610213279724" calcext:value-type="float">
            <text:p>2,20610213279724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2.07964730262756" calcext:value-type="float">
            <text:p>2,07964730262756</text:p>
          </table:table-cell>
          <table:table-cell office:value-type="float" office:value="1.94093606688759" calcext:value-type="float">
            <text:p>1,94093606688759</text:p>
          </table:table-cell>
          <table:table-cell office:value-type="float" office:value="1.81312441825867" calcext:value-type="float">
            <text:p>1,81312441825867</text:p>
          </table:table-cell>
        </table:table-row>
        <table:table-row table:style-name="ro1">
          <table:table-cell office:value-type="float" office:value="62.7016448974609" calcext:value-type="float">
            <text:p>62,7016448974609</text:p>
          </table:table-cell>
          <table:table-cell table:number-columns-repeated="9"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48999762535095" calcext:value-type="float">
            <text:p>2,48999762535095</text:p>
          </table:table-cell>
          <table:table-cell office:value-type="float" office:value="2.21667692878029" calcext:value-type="float">
            <text:p>2,21667692878029</text:p>
          </table:table-cell>
          <table:table-cell office:value-type="float" office:value="2.07632446289062" calcext:value-type="float">
            <text:p>2,07632446289062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2.00902104377747" calcext:value-type="float">
            <text:p>2,00902104377747</text:p>
          </table:table-cell>
          <table:table-cell office:value-type="float" office:value="1.64433451132341" calcext:value-type="float">
            <text:p>1,64433451132341</text:p>
          </table:table-cell>
          <table:table-cell office:value-type="float" office:value="1.51494669914246" calcext:value-type="float">
            <text:p>1,51494669914246</text:p>
          </table:table-cell>
        </table:table-row>
        <table:table-row table:style-name="ro1">
          <table:table-cell office:value-type="float" office:value="64.4316916465759" calcext:value-type="float">
            <text:p>64,4316916465759</text:p>
          </table:table-cell>
          <table:table-cell table:number-columns-repeated="9"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90719032287598" calcext:value-type="float">
            <text:p>1,90719032287598</text:p>
          </table:table-cell>
          <table:table-cell office:value-type="float" office:value="1.75418489629572" calcext:value-type="float">
            <text:p>1,75418489629572</text:p>
          </table:table-cell>
          <table:table-cell office:value-type="float" office:value="1.6327600479126" calcext:value-type="float">
            <text:p>1,6327600479126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2.04981327056885" calcext:value-type="float">
            <text:p>2,04981327056885</text:p>
          </table:table-cell>
          <table:table-cell office:value-type="float" office:value="1.87082383849404" calcext:value-type="float">
            <text:p>1,87082383849404</text:p>
          </table:table-cell>
          <table:table-cell office:value-type="float" office:value="1.79734230041504" calcext:value-type="float">
            <text:p>1,79734230041504</text:p>
          </table:table-cell>
        </table:table-row>
        <table:table-row table:style-name="ro1">
          <table:table-cell office:value-type="float" office:value="64.5647804737091" calcext:value-type="float">
            <text:p>64,5647804737091</text:p>
          </table:table-cell>
          <table:table-cell table:number-columns-repeated="9"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3.40933036804199" calcext:value-type="float">
            <text:p>3,40933036804199</text:p>
          </table:table-cell>
          <table:table-cell office:value-type="float" office:value="2.8654924956235" calcext:value-type="float">
            <text:p>2,8654924956235</text:p>
          </table:table-cell>
          <table:table-cell office:value-type="float" office:value="2.51530361175537" calcext:value-type="float">
            <text:p>2,51530361175537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2.08475852012634" calcext:value-type="float">
            <text:p>2,08475852012634</text:p>
          </table:table-cell>
          <table:table-cell office:value-type="float" office:value="1.93236808343367" calcext:value-type="float">
            <text:p>1,93236808343367</text:p>
          </table:table-cell>
          <table:table-cell office:value-type="float" office:value="1.84491801261902" calcext:value-type="float">
            <text:p>1,84491801261902</text:p>
          </table:table-cell>
        </table:table-row>
        <table:table-row table:style-name="ro1">
          <table:table-cell office:value-type="float" office:value="65.3091187477112" calcext:value-type="float">
            <text:p>65,3091187477112</text:p>
          </table:table-cell>
          <table:table-cell table:number-columns-repeated="9"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81710410118103" calcext:value-type="float">
            <text:p>3,81710410118103</text:p>
          </table:table-cell>
          <table:table-cell office:value-type="float" office:value="3.56360155885869" calcext:value-type="float">
            <text:p>3,56360155885869</text:p>
          </table:table-cell>
          <table:table-cell office:value-type="float" office:value="3.36834406852722" calcext:value-type="float">
            <text:p>3,36834406852722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23696708679199" calcext:value-type="float">
            <text:p>2,23696708679199</text:p>
          </table:table-cell>
          <table:table-cell office:value-type="float" office:value="2.09864182905717" calcext:value-type="float">
            <text:p>2,09864182905717</text:p>
          </table:table-cell>
          <table:table-cell office:value-type="float" office:value="2.00167775154114" calcext:value-type="float">
            <text:p>2,00167775154114</text:p>
          </table:table-cell>
        </table:table-row>
        <table:table-row table:style-name="ro1">
          <table:table-cell office:value-type="float" office:value="61.5162508487701" calcext:value-type="float">
            <text:p>61,5162508487701</text:p>
          </table:table-cell>
          <table:table-cell table:number-columns-repeated="9"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3.14096164703369" calcext:value-type="float">
            <text:p>3,14096164703369</text:p>
          </table:table-cell>
          <table:table-cell office:value-type="float" office:value="2.7776416648518" calcext:value-type="float">
            <text:p>2,7776416648518</text:p>
          </table:table-cell>
          <table:table-cell office:value-type="float" office:value="2.55673170089722" calcext:value-type="float">
            <text:p>2,55673170089722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48060202598572" calcext:value-type="float">
            <text:p>1,48060202598572</text:p>
          </table:table-cell>
          <table:table-cell office:value-type="float" office:value="1.34519355947321" calcext:value-type="float">
            <text:p>1,34519355947321</text:p>
          </table:table-cell>
          <table:table-cell office:value-type="float" office:value="1.24603772163391" calcext:value-type="float">
            <text:p>1,24603772163391</text:p>
          </table:table-cell>
        </table:table-row>
        <table:table-row table:style-name="ro1">
          <table:table-cell office:value-type="float" office:value="64.6363363265991" calcext:value-type="float">
            <text:p>64,6363363265991</text:p>
          </table:table-cell>
          <table:table-cell table:number-columns-repeated="9"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79980516433716" calcext:value-type="float">
            <text:p>2,79980516433716</text:p>
          </table:table-cell>
          <table:table-cell office:value-type="float" office:value="2.45433282852173" calcext:value-type="float">
            <text:p>2,45433282852173</text:p>
          </table:table-cell>
          <table:table-cell office:value-type="float" office:value="2.20314049720764" calcext:value-type="float">
            <text:p>2,20314049720764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55905890464783" calcext:value-type="float">
            <text:p>2,55905890464783</text:p>
          </table:table-cell>
          <table:table-cell office:value-type="float" office:value="2.24484276771545" calcext:value-type="float">
            <text:p>2,24484276771545</text:p>
          </table:table-cell>
          <table:table-cell office:value-type="float" office:value="2.12092924118042" calcext:value-type="float">
            <text:p>2,12092924118042</text:p>
          </table:table-cell>
        </table:table-row>
        <table:table-row table:style-name="ro1">
          <table:table-cell office:value-type="float" office:value="62.8224360942841" calcext:value-type="float">
            <text:p>62,8224360942841</text:p>
          </table:table-cell>
          <table:table-cell table:number-columns-repeated="9"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32505059242249" calcext:value-type="float">
            <text:p>3,32505059242249</text:p>
          </table:table-cell>
          <table:table-cell office:value-type="float" office:value="3.18510686267506" calcext:value-type="float">
            <text:p>3,18510686267506</text:p>
          </table:table-cell>
          <table:table-cell office:value-type="float" office:value="3.021479845047" calcext:value-type="float">
            <text:p>3,021479845047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79696536064148" calcext:value-type="float">
            <text:p>1,79696536064148</text:p>
          </table:table-cell>
          <table:table-cell office:value-type="float" office:value="1.70808631723577" calcext:value-type="float">
            <text:p>1,70808631723577</text:p>
          </table:table-cell>
          <table:table-cell office:value-type="float" office:value="1.58675742149353" calcext:value-type="float">
            <text:p>1,58675742149353</text:p>
          </table:table-cell>
        </table:table-row>
        <table:table-row table:style-name="ro1">
          <table:table-cell office:value-type="float" office:value="65.6286969184876" calcext:value-type="float">
            <text:p>65,6286969184876</text:p>
          </table:table-cell>
          <table:table-cell table:number-columns-repeated="9"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63014507293701" calcext:value-type="float">
            <text:p>2,63014507293701</text:p>
          </table:table-cell>
          <table:table-cell office:value-type="float" office:value="2.48494321649725" calcext:value-type="float">
            <text:p>2,48494321649725</text:p>
          </table:table-cell>
          <table:table-cell office:value-type="float" office:value="2.3303964138031" calcext:value-type="float">
            <text:p>2,3303964138031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86036825180054" calcext:value-type="float">
            <text:p>1,86036825180054</text:p>
          </table:table-cell>
          <table:table-cell office:value-type="float" office:value="1.7688788283955" calcext:value-type="float">
            <text:p>1,7688788283955</text:p>
          </table:table-cell>
          <table:table-cell office:value-type="float" office:value="1.69329595565796" calcext:value-type="float">
            <text:p>1,69329595565796</text:p>
          </table:table-cell>
        </table:table-row>
        <table:table-row table:style-name="ro1">
          <table:table-cell office:value-type="float" office:value="64.8311808109284" calcext:value-type="float">
            <text:p>64,8311808109284</text:p>
          </table:table-cell>
          <table:table-cell table:number-columns-repeated="9"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85215663909912" calcext:value-type="float">
            <text:p>2,85215663909912</text:p>
          </table:table-cell>
          <table:table-cell office:value-type="float" office:value="2.71538680249994" calcext:value-type="float">
            <text:p>2,71538680249994</text:p>
          </table:table-cell>
          <table:table-cell office:value-type="float" office:value="2.5571916103363" calcext:value-type="float">
            <text:p>2,5571916103363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74479246139526" calcext:value-type="float">
            <text:p>2,74479246139526</text:p>
          </table:table-cell>
          <table:table-cell office:value-type="float" office:value="2.24071934006431" calcext:value-type="float">
            <text:p>2,24071934006431</text:p>
          </table:table-cell>
          <table:table-cell office:value-type="float" office:value="2.06519556045532" calcext:value-type="float">
            <text:p>2,06519556045532</text:p>
          </table:table-cell>
        </table:table-row>
        <table:table-row table:style-name="ro1">
          <table:table-cell office:value-type="float" office:value="65.3275804519653" calcext:value-type="float">
            <text:p>65,3275804519653</text:p>
          </table:table-cell>
          <table:table-cell table:number-columns-repeated="9"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41361594200134" calcext:value-type="float">
            <text:p>2,41361594200134</text:p>
          </table:table-cell>
          <table:table-cell office:value-type="float" office:value="2.11381840705872" calcext:value-type="float">
            <text:p>2,11381840705872</text:p>
          </table:table-cell>
          <table:table-cell office:value-type="float" office:value="1.97148036956787" calcext:value-type="float">
            <text:p>1,97148036956787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61839151382446" calcext:value-type="float">
            <text:p>1,61839151382446</text:p>
          </table:table-cell>
          <table:table-cell office:value-type="float" office:value="1.33097169616006" calcext:value-type="float">
            <text:p>1,33097169616006</text:p>
          </table:table-cell>
          <table:table-cell office:value-type="float" office:value="1.23226118087769" calcext:value-type="float">
            <text:p>1,23226118087769</text:p>
          </table:table-cell>
        </table:table-row>
        <table:table-row table:style-name="ro1">
          <table:table-cell office:value-type="float" office:value="65.3798611164093" calcext:value-type="float">
            <text:p>65,3798611164093</text:p>
          </table:table-cell>
          <table:table-cell table:number-columns-repeated="9"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76071858406067" calcext:value-type="float">
            <text:p>2,76071858406067</text:p>
          </table:table-cell>
          <table:table-cell office:value-type="float" office:value="2.46456629579717" calcext:value-type="float">
            <text:p>2,46456629579717</text:p>
          </table:table-cell>
          <table:table-cell office:value-type="float" office:value="2.25058555603027" calcext:value-type="float">
            <text:p>2,25058555603027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7832465171814" calcext:value-type="float">
            <text:p>1,7832465171814</text:p>
          </table:table-cell>
          <table:table-cell office:value-type="float" office:value="1.66303448243575" calcext:value-type="float">
            <text:p>1,66303448243575</text:p>
          </table:table-cell>
          <table:table-cell office:value-type="float" office:value="1.55032777786255" calcext:value-type="float">
            <text:p>1,55032777786255</text:p>
          </table:table-cell>
        </table:table-row>
        <table:table-row table:style-name="ro1">
          <table:table-cell office:value-type="float" office:value="67.2047834396362" calcext:value-type="float">
            <text:p>67,2047834396362</text:p>
          </table:table-cell>
          <table:table-cell table:number-columns-repeated="9"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79047155380249" calcext:value-type="float">
            <text:p>2,79047155380249</text:p>
          </table:table-cell>
          <table:table-cell office:value-type="float" office:value="2.49217278307134" calcext:value-type="float">
            <text:p>2,49217278307134</text:p>
          </table:table-cell>
          <table:table-cell office:value-type="float" office:value="2.32613897323608" calcext:value-type="float">
            <text:p>2,32613897323608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1.16304969787598" calcext:value-type="float">
            <text:p>1,16304969787598</text:p>
          </table:table-cell>
          <table:table-cell office:value-type="float" office:value="1.00823471762917" calcext:value-type="float">
            <text:p>1,00823471762917</text:p>
          </table:table-cell>
          <table:table-cell office:value-type="float" office:value="0.92010235786438" calcext:value-type="float">
            <text:p>0,92010235786438</text:p>
          </table:table-cell>
        </table:table-row>
        <table:table-row table:style-name="ro1">
          <table:table-cell office:value-type="float" office:value="65.2778851985931" calcext:value-type="float">
            <text:p>65,2778851985931</text:p>
          </table:table-cell>
          <table:table-cell table:number-columns-repeated="9"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87614941596985" calcext:value-type="float">
            <text:p>2,87614941596985</text:p>
          </table:table-cell>
          <table:table-cell office:value-type="float" office:value="2.66547827287154" calcext:value-type="float">
            <text:p>2,66547827287154</text:p>
          </table:table-cell>
          <table:table-cell office:value-type="float" office:value="2.45939612388611" calcext:value-type="float">
            <text:p>2,45939612388611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70546889305115" calcext:value-type="float">
            <text:p>1,70546889305115</text:p>
          </table:table-cell>
          <table:table-cell office:value-type="float" office:value="1.48685737089677" calcext:value-type="float">
            <text:p>1,48685737089677</text:p>
          </table:table-cell>
          <table:table-cell office:value-type="float" office:value="1.36622905731201" calcext:value-type="float">
            <text:p>1,36622905731201</text:p>
          </table:table-cell>
        </table:table-row>
        <table:table-row table:style-name="ro1">
          <table:table-cell office:value-type="float" office:value="65.7503328323364" calcext:value-type="float">
            <text:p>65,7503328323364</text:p>
          </table:table-cell>
          <table:table-cell table:number-columns-repeated="9"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3.64295554161072" calcext:value-type="float">
            <text:p>3,64295554161072</text:p>
          </table:table-cell>
          <table:table-cell office:value-type="float" office:value="2.98056064952504" calcext:value-type="float">
            <text:p>2,98056064952504</text:p>
          </table:table-cell>
          <table:table-cell office:value-type="float" office:value="2.76258444786072" calcext:value-type="float">
            <text:p>2,76258444786072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3.04120087623596" calcext:value-type="float">
            <text:p>3,04120087623596</text:p>
          </table:table-cell>
          <table:table-cell office:value-type="float" office:value="2.85601683096452" calcext:value-type="float">
            <text:p>2,85601683096452</text:p>
          </table:table-cell>
          <table:table-cell office:value-type="float" office:value="2.66025400161743" calcext:value-type="float">
            <text:p>2,66025400161743</text:p>
          </table:table-cell>
        </table:table-row>
        <table:table-row table:style-name="ro1">
          <table:table-cell office:value-type="float" office:value="64.8009097576141" calcext:value-type="float">
            <text:p>64,8009097576141</text:p>
          </table:table-cell>
          <table:table-cell table:number-columns-repeated="9"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35059571266174" calcext:value-type="float">
            <text:p>2,35059571266174</text:p>
          </table:table-cell>
          <table:table-cell office:value-type="float" office:value="2.13078340617093" calcext:value-type="float">
            <text:p>2,13078340617093</text:p>
          </table:table-cell>
          <table:table-cell office:value-type="float" office:value="1.99756193161011" calcext:value-type="float">
            <text:p>1,99756193161011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87118601799011" calcext:value-type="float">
            <text:p>2,87118601799011</text:p>
          </table:table-cell>
          <table:table-cell office:value-type="float" office:value="2.54915445501154" calcext:value-type="float">
            <text:p>2,54915445501154</text:p>
          </table:table-cell>
          <table:table-cell office:value-type="float" office:value="2.43934488296509" calcext:value-type="float">
            <text:p>2,43934488296509</text:p>
          </table:table-cell>
        </table:table-row>
        <table:table-row table:style-name="ro1">
          <table:table-cell office:value-type="float" office:value="62.5486884117126" calcext:value-type="float">
            <text:p>62,5486884117126</text:p>
          </table:table-cell>
          <table:table-cell table:number-columns-repeated="9"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84535765647888" calcext:value-type="float">
            <text:p>1,84535765647888</text:p>
          </table:table-cell>
          <table:table-cell office:value-type="float" office:value="1.67712465199557" calcext:value-type="float">
            <text:p>1,67712465199557</text:p>
          </table:table-cell>
          <table:table-cell office:value-type="float" office:value="1.58772778511047" calcext:value-type="float">
            <text:p>1,58772778511047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99098515510559" calcext:value-type="float">
            <text:p>1,99098515510559</text:p>
          </table:table-cell>
          <table:table-cell office:value-type="float" office:value="1.8845176263289" calcext:value-type="float">
            <text:p>1,8845176263289</text:p>
          </table:table-cell>
          <table:table-cell office:value-type="float" office:value="1.74835562705994" calcext:value-type="float">
            <text:p>1,74835562705994</text:p>
          </table:table-cell>
        </table:table-row>
        <table:table-row table:style-name="ro1">
          <table:table-cell office:value-type="float" office:value="62.8010439872742" calcext:value-type="float">
            <text:p>62,8010439872742</text:p>
          </table:table-cell>
          <table:table-cell table:number-columns-repeated="9"/>
          <table:table-cell office:value-type="string" calcext:value-type="string">
            <text:p>Total</text:p>
          </table:table-cell>
          <table:table-cell/>
          <table:table-cell table:formula="of:=SUM([.M3:.M32])" office:value-type="float" office:value="85.0711233615875" calcext:value-type="float">
            <text:p>85,0711233615875</text:p>
          </table:table-cell>
          <table:table-cell table:formula="of:=SUM([.N3:.N32])" office:value-type="float" office:value="76.4822057593952" calcext:value-type="float">
            <text:p>76,4822057593952</text:p>
          </table:table-cell>
          <table:table-cell table:formula="of:=SUM([.O3:.O32])" office:value-type="float" office:value="70.2682845592499" calcext:value-type="float">
            <text:p>70,2682845592499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2163999080658" calcext:value-type="float">
            <text:p>2,2163999080658</text:p>
          </table:table-cell>
          <table:table-cell office:value-type="float" office:value="2.0729795369235" calcext:value-type="float">
            <text:p>2,0729795369235</text:p>
          </table:table-cell>
          <table:table-cell office:value-type="float" office:value="1.98574280738831" calcext:value-type="float">
            <text:p>1,98574280738831</text:p>
          </table:table-cell>
        </table:table-row>
        <table:table-row table:style-name="ro1">
          <table:table-cell office:value-type="float" office:value="64.3270761966705" calcext:value-type="float">
            <text:p>64,3270761966705</text:p>
          </table:table-cell>
          <table:table-cell table:number-columns-repeated="16"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91694569587708" calcext:value-type="float">
            <text:p>1,91694569587708</text:p>
          </table:table-cell>
          <table:table-cell office:value-type="float" office:value="1.79832950505343" calcext:value-type="float">
            <text:p>1,79832950505343</text:p>
          </table:table-cell>
          <table:table-cell office:value-type="float" office:value="1.67386960983276" calcext:value-type="float">
            <text:p>1,6738696098327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53276491165161" calcext:value-type="float">
            <text:p>1,53276491165161</text:p>
          </table:table-cell>
          <table:table-cell office:value-type="float" office:value="1.4458721334284" calcext:value-type="float">
            <text:p>1,4458721334284</text:p>
          </table:table-cell>
          <table:table-cell office:value-type="float" office:value="1.33046960830688" calcext:value-type="float">
            <text:p>1,3304696083068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72799801826477" calcext:value-type="float">
            <text:p>2,72799801826477</text:p>
          </table:table-cell>
          <table:table-cell office:value-type="float" office:value="2.32806517861106" calcext:value-type="float">
            <text:p>2,32806517861106</text:p>
          </table:table-cell>
          <table:table-cell office:value-type="float" office:value="2.07248592376709" calcext:value-type="float">
            <text:p>2,0724859237670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73430466651917" calcext:value-type="float">
            <text:p>1,73430466651917</text:p>
          </table:table-cell>
          <table:table-cell office:value-type="float" office:value="1.66124512932517" calcext:value-type="float">
            <text:p>1,66124512932517</text:p>
          </table:table-cell>
          <table:table-cell office:value-type="float" office:value="1.54088163375855" calcext:value-type="float">
            <text:p>1,5408816337585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65074944496155" calcext:value-type="float">
            <text:p>1,65074944496155</text:p>
          </table:table-cell>
          <table:table-cell office:value-type="float" office:value="1.56384979594837" calcext:value-type="float">
            <text:p>1,56384979594837</text:p>
          </table:table-cell>
          <table:table-cell office:value-type="float" office:value="1.47727847099304" calcext:value-type="float">
            <text:p>1,4772784709930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48789477348328" calcext:value-type="float">
            <text:p>2,48789477348328</text:p>
          </table:table-cell>
          <table:table-cell office:value-type="float" office:value="2.38191184130582" calcext:value-type="float">
            <text:p>2,38191184130582</text:p>
          </table:table-cell>
          <table:table-cell office:value-type="float" office:value="2.23483300209045" calcext:value-type="float">
            <text:p>2,2348330020904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88938856124878" calcext:value-type="float">
            <text:p>2,88938856124878</text:p>
          </table:table-cell>
          <table:table-cell office:value-type="float" office:value="2.23883706873113" calcext:value-type="float">
            <text:p>2,23883706873113</text:p>
          </table:table-cell>
          <table:table-cell office:value-type="float" office:value="2.05128145217895" calcext:value-type="float">
            <text:p>2,0512814521789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44428610801697" calcext:value-type="float">
            <text:p>1,44428610801697</text:p>
          </table:table-cell>
          <table:table-cell office:value-type="float" office:value="1.21525591070002" calcext:value-type="float">
            <text:p>1,21525591070002</text:p>
          </table:table-cell>
          <table:table-cell office:value-type="float" office:value="1.11437487602234" calcext:value-type="float">
            <text:p>1,1143748760223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73272228240967" calcext:value-type="float">
            <text:p>1,73272228240967</text:p>
          </table:table-cell>
          <table:table-cell office:value-type="float" office:value="1.36784208904613" calcext:value-type="float">
            <text:p>1,36784208904613</text:p>
          </table:table-cell>
          <table:table-cell office:value-type="float" office:value="1.23594617843628" calcext:value-type="float">
            <text:p>1,2359461784362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76646566390991" calcext:value-type="float">
            <text:p>2,76646566390991</text:p>
          </table:table-cell>
          <table:table-cell office:value-type="float" office:value="2.2647810199044" calcext:value-type="float">
            <text:p>2,2647810199044</text:p>
          </table:table-cell>
          <table:table-cell office:value-type="float" office:value="2.13140177726746" calcext:value-type="float">
            <text:p>2,1314017772674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64809846878052" calcext:value-type="float">
            <text:p>1,64809846878052</text:p>
          </table:table-cell>
          <table:table-cell office:value-type="float" office:value="1.50301057642156" calcext:value-type="float">
            <text:p>1,50301057642156</text:p>
          </table:table-cell>
          <table:table-cell office:value-type="float" office:value="1.40681028366089" calcext:value-type="float">
            <text:p>1,4068102836608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83561778068542" calcext:value-type="float">
            <text:p>1,83561778068542</text:p>
          </table:table-cell>
          <table:table-cell office:value-type="float" office:value="1.66506812789223" calcext:value-type="float">
            <text:p>1,66506812789223</text:p>
          </table:table-cell>
          <table:table-cell office:value-type="float" office:value="1.56943583488464" calcext:value-type="float">
            <text:p>1,5694358348846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46611166000366" calcext:value-type="float">
            <text:p>1,46611166000366</text:p>
          </table:table-cell>
          <table:table-cell office:value-type="float" office:value="1.41095386851918" calcext:value-type="float">
            <text:p>1,41095386851918</text:p>
          </table:table-cell>
          <table:table-cell office:value-type="float" office:value="1.34166431427002" calcext:value-type="float">
            <text:p>1,341664314270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96451115608215" calcext:value-type="float">
            <text:p>1,96451115608215</text:p>
          </table:table-cell>
          <table:table-cell office:value-type="float" office:value="1.77029470963912" calcext:value-type="float">
            <text:p>1,77029470963912</text:p>
          </table:table-cell>
          <table:table-cell office:value-type="float" office:value="1.67853879928589" calcext:value-type="float">
            <text:p>1,6785387992858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98864698410034" calcext:value-type="float">
            <text:p>1,98864698410034</text:p>
          </table:table-cell>
          <table:table-cell office:value-type="float" office:value="1.79472944953225" calcext:value-type="float">
            <text:p>1,79472944953225</text:p>
          </table:table-cell>
          <table:table-cell office:value-type="float" office:value="1.6622953414917" calcext:value-type="float">
            <text:p>1,662295341491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2.31380891799927" calcext:value-type="float">
            <text:p>2,31380891799927</text:p>
          </table:table-cell>
          <table:table-cell office:value-type="float" office:value="2.03187955509532" calcext:value-type="float">
            <text:p>2,03187955509532</text:p>
          </table:table-cell>
          <table:table-cell office:value-type="float" office:value="1.90200114250183" calcext:value-type="float">
            <text:p>1,9020011425018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8108537197113" calcext:value-type="float">
            <text:p>1,8108537197113</text:p>
          </table:table-cell>
          <table:table-cell office:value-type="float" office:value="1.61021668260748" calcext:value-type="float">
            <text:p>1,61021668260748</text:p>
          </table:table-cell>
          <table:table-cell office:value-type="float" office:value="1.52863073348999" calcext:value-type="float">
            <text:p>1,528630733489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32514333724976" calcext:value-type="float">
            <text:p>1,32514333724976</text:p>
          </table:table-cell>
          <table:table-cell office:value-type="float" office:value="1.23280607570301" calcext:value-type="float">
            <text:p>1,23280607570301</text:p>
          </table:table-cell>
          <table:table-cell office:value-type="float" office:value="1.17784905433655" calcext:value-type="float">
            <text:p>1,1778490543365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1.12171411514282" calcext:value-type="float">
            <text:p>1,12171411514282</text:p>
          </table:table-cell>
          <table:table-cell office:value-type="float" office:value="1.00538451021368" calcext:value-type="float">
            <text:p>1,00538451021368</text:p>
          </table:table-cell>
          <table:table-cell office:value-type="float" office:value="0.907601118087769" calcext:value-type="float">
            <text:p>0,90760111808776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Total</text:p>
          </table:table-cell>
          <table:table-cell/>
          <table:table-cell table:formula="of:=SUM([.T3:.T52])" office:value-type="float" office:value="98.2181825637817" calcext:value-type="float">
            <text:p>98,2181825637817</text:p>
          </table:table-cell>
          <table:table-cell table:formula="of:=SUM([.U3:.U52])" office:value-type="float" office:value="87.446776043285" calcext:value-type="float">
            <text:p>87,446776043285</text:p>
          </table:table-cell>
          <table:table-cell table:formula="of:=SUM([.V3:.V52])" office:value-type="float" office:value="81.4816358089447" calcext:value-type="float">
            <text:p>81,4816358089447</text:p>
          </table:table-cell>
        </table:table-row>
      </table:table>
      <table:table table:name="1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1.9523923397064" calcext:value-type="float">
            <text:p>61,952392339706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6.1086423397064" calcext:value-type="float">
            <text:p>66,108642339706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3.2587983608246" calcext:value-type="float">
            <text:p>63,258798360824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3.2789897918701" calcext:value-type="float">
            <text:p>63,278989791870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2.9366352558136" calcext:value-type="float">
            <text:p>62,936635255813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3.46275806427" calcext:value-type="float">
            <text:p>63,4627580642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2.9919469356537" calcext:value-type="float">
            <text:p>62,991946935653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3.0635006427765" calcext:value-type="float">
            <text:p>63,063500642776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5.4703207015991" calcext:value-type="float">
            <text:p>65,470320701599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4.1094596385956" calcext:value-type="float">
            <text:p>64,10945963859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7.770435333252" calcext:value-type="float">
            <text:p>67,770435333252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54" calcext:value-type="float">
            <text:p>954</text:p>
          </table:table-cell>
          <table:table-cell table:formula="of:=SUM([.C2];[.G2];[.K2];[.O2];[.S2];[.W2];[.AA2];[.AE2];[.AI2];[.AM2];[.AQ2]) / [.AW2]" office:value-type="float" office:value="64.0367163094607" calcext:value-type="float">
            <text:p>64,0367163094607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G2];[.K2];[.O2];[.S2];[.W2];[.AA2];[.AE2];[.AI2];[.AM2];[.AQ2])" office:value-type="float" office:value="67.770435333252" calcext:value-type="float">
            <text:p>67,770435333252</text:p>
          </table:table-cell>
          <table:table-cell table:formula="of:=MIN([.G2];[.K2];[.O2];[.S2];[.W2];[.AA2];[.AE2];[.AI2];[.AM2];[.AQ2])" office:value-type="float" office:value="62.9366352558136" calcext:value-type="float">
            <text:p>62,9366352558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6.53555393218994" calcext:value-type="float">
            <text:p>6,5355539321899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6.61108136177063" calcext:value-type="float">
            <text:p>6,6110813617706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6.94807362556458" calcext:value-type="float">
            <text:p>6,9480736255645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7.3022985458374" calcext:value-type="float">
            <text:p>7,302298545837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6.72263479232788" calcext:value-type="float">
            <text:p>6,7226347923278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7.16355061531067" calcext:value-type="float">
            <text:p>7,163550615310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6.61935973167419" calcext:value-type="float">
            <text:p>6,6193597316741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6.80425310134888" calcext:value-type="float">
            <text:p>6,8042531013488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7.71791768074036" calcext:value-type="float">
            <text:p>7,7179176807403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6.93672966957092" calcext:value-type="float">
            <text:p>6,9367296695709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77" calcext:value-type="float">
            <text:p>977</text:p>
          </table:table-cell>
          <table:table-cell office:value-type="float" office:value="6.79759097099304" calcext:value-type="float">
            <text:p>6,79759097099304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977" calcext:value-type="float">
            <text:p>977</text:p>
          </table:table-cell>
          <table:table-cell table:formula="of:=SUM([.C3];[.G3];[.K3];[.O3];[.S3];[.W3];[.AA3];[.AE3];[.AI3];[.AM3];[.AQ3]) / [.AW2]" office:value-type="float" office:value="6.92354945702986" calcext:value-type="float">
            <text:p>6,92354945702986</text:p>
          </table:table-cell>
          <table:table-cell table:number-columns-repeated="3"/>
          <table:table-cell table:formula="of:=MAX([.G3];[.K3];[.O3];[.S3];[.W3];[.AA3];[.AE3];[.AI3];[.AM3];[.AQ3])" office:value-type="float" office:value="7.71791768074036" calcext:value-type="float">
            <text:p>7,71791768074036</text:p>
          </table:table-cell>
          <table:table-cell table:formula="of:=MIN([.G3];[.K3];[.O3];[.S3];[.W3];[.AA3];[.AE3];[.AI3];[.AM3];[.AQ3])" office:value-type="float" office:value="6.61108136177063" calcext:value-type="float">
            <text:p>6,61108136177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5.77353453636169" calcext:value-type="float">
            <text:p>5,7735345363616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6.15566945075989" calcext:value-type="float">
            <text:p>6,1556694507598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5.7474000453949" calcext:value-type="float">
            <text:p>5,747400045394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6.16968131065369" calcext:value-type="float">
            <text:p>6,1696813106536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5.94059824943543" calcext:value-type="float">
            <text:p>5,9405982494354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6.24717593193054" calcext:value-type="float">
            <text:p>6,2471759319305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5.86302733421326" calcext:value-type="float">
            <text:p>5,8630273342132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6.06937527656555" calcext:value-type="float">
            <text:p>6,0693752765655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6.23262667655945" calcext:value-type="float">
            <text:p>6,2326266765594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6.22668647766113" calcext:value-type="float">
            <text:p>6,2266864776611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04" calcext:value-type="float">
            <text:p>1004</text:p>
          </table:table-cell>
          <table:table-cell office:value-type="float" office:value="6.25885128974915" calcext:value-type="float">
            <text:p>6,25885128974915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004" calcext:value-type="float">
            <text:p>1004</text:p>
          </table:table-cell>
          <table:table-cell table:formula="of:=SUM([.C4];[.G4];[.K4];[.O4];[.S4];[.W4];[.AA4];[.AE4];[.AI4];[.AM4];[.AQ4]) / [.AW2]" office:value-type="float" office:value="6.06223877993497" calcext:value-type="float">
            <text:p>6,06223877993497</text:p>
          </table:table-cell>
          <table:table-cell table:number-columns-repeated="3"/>
          <table:table-cell table:formula="of:=MAX([.G4];[.K4];[.O4];[.S4];[.W4];[.AA4];[.AE4];[.AI4];[.AM4];[.AQ4])" office:value-type="float" office:value="6.25885128974915" calcext:value-type="float">
            <text:p>6,25885128974915</text:p>
          </table:table-cell>
          <table:table-cell table:formula="of:=MIN([.G4];[.K4];[.O4];[.S4];[.W4];[.AA4];[.AE4];[.AI4];[.AM4];[.AQ4])" office:value-type="float" office:value="5.7474000453949" calcext:value-type="float">
            <text:p>5,7474000453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76192021369934" calcext:value-type="float">
            <text:p>6,7619202136993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60292720794678" calcext:value-type="float">
            <text:p>6,6029272079467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70985507965088" calcext:value-type="float">
            <text:p>6,7098550796508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2577748298645" calcext:value-type="float">
            <text:p>6,257774829864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0288736820221" calcext:value-type="float">
            <text:p>6,028873682022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04936623573303" calcext:value-type="float">
            <text:p>6,0493662357330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21222233772278" calcext:value-type="float">
            <text:p>6,2122223377227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88884234428406" calcext:value-type="float">
            <text:p>6,8888423442840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47975611686707" calcext:value-type="float">
            <text:p>6,4797561168670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53495526313782" calcext:value-type="float">
            <text:p>6,5349552631378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03" calcext:value-type="float">
            <text:p>1003</text:p>
          </table:table-cell>
          <table:table-cell office:value-type="float" office:value="6.37913799285889" calcext:value-type="float">
            <text:p>6,37913799285889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003" calcext:value-type="float">
            <text:p>1003</text:p>
          </table:table-cell>
          <table:table-cell table:formula="of:=SUM([.C5];[.G5];[.K5];[.O5];[.S5];[.W5];[.AA5];[.AE5];[.AI5];[.AM5];[.AQ5]) / [.AW2]" office:value-type="float" office:value="6.44596648216248" calcext:value-type="float">
            <text:p>6,44596648216248</text:p>
          </table:table-cell>
          <table:table-cell table:number-columns-repeated="3"/>
          <table:table-cell table:formula="of:=MAX([.G5];[.K5];[.O5];[.S5];[.W5];[.AA5];[.AE5];[.AI5];[.AM5];[.AQ5])" office:value-type="float" office:value="6.88884234428406" calcext:value-type="float">
            <text:p>6,88884234428406</text:p>
          </table:table-cell>
          <table:table-cell table:formula="of:=MIN([.G5];[.K5];[.O5];[.S5];[.W5];[.AA5];[.AE5];[.AI5];[.AM5];[.AQ5])" office:value-type="float" office:value="6.0288736820221" calcext:value-type="float">
            <text:p>6,0288736820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16481423377991" calcext:value-type="float">
            <text:p>7,1648142337799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6.69050884246826" calcext:value-type="float">
            <text:p>6,6905088424682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04195237159729" calcext:value-type="float">
            <text:p>7,0419523715972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13405251502991" calcext:value-type="float">
            <text:p>7,1340525150299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22640228271484" calcext:value-type="float">
            <text:p>7,2264022827148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40534663200378" calcext:value-type="float">
            <text:p>7,4053466320037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6.91257953643799" calcext:value-type="float">
            <text:p>6,9125795364379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04675102233887" calcext:value-type="float">
            <text:p>7,0467510223388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99624228477478" calcext:value-type="float">
            <text:p>7,9962422847747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2898588180542" calcext:value-type="float">
            <text:p>7,289858818054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30" calcext:value-type="float">
            <text:p>930</text:p>
          </table:table-cell>
          <table:table-cell office:value-type="float" office:value="7.27822709083557" calcext:value-type="float">
            <text:p>7,27822709083557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930" calcext:value-type="float">
            <text:p>930</text:p>
          </table:table-cell>
          <table:table-cell table:formula="of:=SUM([.C6];[.G6];[.K6];[.O6];[.S6];[.W6];[.AA6];[.AE6];[.AI6];[.AM6];[.AQ6]) / [.AW2]" office:value-type="float" office:value="7.19879414818504" calcext:value-type="float">
            <text:p>7,19879414818504</text:p>
          </table:table-cell>
          <table:table-cell table:number-columns-repeated="3"/>
          <table:table-cell table:formula="of:=MAX([.G6];[.K6];[.O6];[.S6];[.W6];[.AA6];[.AE6];[.AI6];[.AM6];[.AQ6])" office:value-type="float" office:value="7.99624228477478" calcext:value-type="float">
            <text:p>7,99624228477478</text:p>
          </table:table-cell>
          <table:table-cell table:formula="of:=MIN([.G6];[.K6];[.O6];[.S6];[.W6];[.AA6];[.AE6];[.AI6];[.AM6];[.AQ6])" office:value-type="float" office:value="6.69050884246826" calcext:value-type="float">
            <text:p>6,69050884246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70342969894409" calcext:value-type="float">
            <text:p>7,7034296989440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87425518035889" calcext:value-type="float">
            <text:p>7,8742551803588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00342893600464" calcext:value-type="float">
            <text:p>7,0034289360046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48015737533569" calcext:value-type="float">
            <text:p>7,4801573753356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09116959571838" calcext:value-type="float">
            <text:p>7,0911695957183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6.93054723739624" calcext:value-type="float">
            <text:p>6,9305472373962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58192181587219" calcext:value-type="float">
            <text:p>7,5819218158721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05826687812805" calcext:value-type="float">
            <text:p>7,0582668781280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47883629798889" calcext:value-type="float">
            <text:p>7,4788362979888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31826496124268" calcext:value-type="float">
            <text:p>7,3182649612426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48" calcext:value-type="float">
            <text:p>1148</text:p>
          </table:table-cell>
          <table:table-cell office:value-type="float" office:value="7.39054083824158" calcext:value-type="float">
            <text:p>7,39054083824158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148" calcext:value-type="float">
            <text:p>1148</text:p>
          </table:table-cell>
          <table:table-cell table:formula="of:=SUM([.C7];[.G7];[.K7];[.O7];[.S7];[.W7];[.AA7];[.AE7];[.AI7];[.AM7];[.AQ7]) / [.AW2]" office:value-type="float" office:value="7.35552898320285" calcext:value-type="float">
            <text:p>7,35552898320285</text:p>
          </table:table-cell>
          <table:table-cell table:number-columns-repeated="3"/>
          <table:table-cell table:formula="of:=MAX([.G7];[.K7];[.O7];[.S7];[.W7];[.AA7];[.AE7];[.AI7];[.AM7];[.AQ7])" office:value-type="float" office:value="7.87425518035889" calcext:value-type="float">
            <text:p>7,87425518035889</text:p>
          </table:table-cell>
          <table:table-cell table:formula="of:=MIN([.G7];[.K7];[.O7];[.S7];[.W7];[.AA7];[.AE7];[.AI7];[.AM7];[.AQ7])" office:value-type="float" office:value="6.93054723739624" calcext:value-type="float">
            <text:p>6,93054723739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8.24595236778259" calcext:value-type="float">
            <text:p>8,2459523677825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8.07502508163452" calcext:value-type="float">
            <text:p>8,0750250816345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8.19475603103638" calcext:value-type="float">
            <text:p>8,1947560310363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7.59263634681702" calcext:value-type="float">
            <text:p>7,5926363468170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7.68481612205505" calcext:value-type="float">
            <text:p>7,6848161220550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8.07707333564758" calcext:value-type="float">
            <text:p>8,0770733356475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7.73130369186401" calcext:value-type="float">
            <text:p>7,7313036918640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7.96799468994141" calcext:value-type="float">
            <text:p>7,9679946899414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8.54808664321899" calcext:value-type="float">
            <text:p>8,5480866432189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8.17868852615356" calcext:value-type="float">
            <text:p>8,1786885261535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47" calcext:value-type="float">
            <text:p>1047</text:p>
          </table:table-cell>
          <table:table-cell office:value-type="float" office:value="7.82940888404846" calcext:value-type="float">
            <text:p>7,82940888404846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047" calcext:value-type="float">
            <text:p>1047</text:p>
          </table:table-cell>
          <table:table-cell table:formula="of:=SUM([.C8];[.G8];[.K8];[.O8];[.S8];[.W8];[.AA8];[.AE8];[.AI8];[.AM8];[.AQ8]) / [.AW2]" office:value-type="float" office:value="8.01143106547269" calcext:value-type="float">
            <text:p>8,01143106547269</text:p>
          </table:table-cell>
          <table:table-cell table:number-columns-repeated="3"/>
          <table:table-cell table:formula="of:=MAX([.G8];[.K8];[.O8];[.S8];[.W8];[.AA8];[.AE8];[.AI8];[.AM8];[.AQ8])" office:value-type="float" office:value="8.54808664321899" calcext:value-type="float">
            <text:p>8,54808664321899</text:p>
          </table:table-cell>
          <table:table-cell table:formula="of:=MIN([.G8];[.K8];[.O8];[.S8];[.W8];[.AA8];[.AE8];[.AI8];[.AM8];[.AQ8])" office:value-type="float" office:value="7.59263634681702" calcext:value-type="float">
            <text:p>7,59263634681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04313945770264" calcext:value-type="float">
            <text:p>7,0431394577026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56754159927368" calcext:value-type="float">
            <text:p>7,5675415992736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6.94614124298096" calcext:value-type="float">
            <text:p>6,9461412429809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08295321464539" calcext:value-type="float">
            <text:p>7,0829532146453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6.97722053527832" calcext:value-type="float">
            <text:p>6,9772205352783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26067328453064" calcext:value-type="float">
            <text:p>7,2606732845306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19839596748352" calcext:value-type="float">
            <text:p>7,1983959674835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68697571754456" calcext:value-type="float">
            <text:p>7,6869757175445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11250805854797" calcext:value-type="float">
            <text:p>7,1125080585479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92782163619995" calcext:value-type="float">
            <text:p>7,9278216361999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04" calcext:value-type="float">
            <text:p>1104</text:p>
          </table:table-cell>
          <table:table-cell office:value-type="float" office:value="7.08500814437866" calcext:value-type="float">
            <text:p>7,08500814437866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104" calcext:value-type="float">
            <text:p>1104</text:p>
          </table:table-cell>
          <table:table-cell table:formula="of:=SUM([.C9];[.G9];[.K9];[.O9];[.S9];[.W9];[.AA9];[.AE9];[.AI9];[.AM9];[.AQ9]) / [.AW2]" office:value-type="float" office:value="7.2625798962333" calcext:value-type="float">
            <text:p>7,2625798962333</text:p>
          </table:table-cell>
          <table:table-cell table:number-columns-repeated="3"/>
          <table:table-cell table:formula="of:=MAX([.G9];[.K9];[.O9];[.S9];[.W9];[.AA9];[.AE9];[.AI9];[.AM9];[.AQ9])" office:value-type="float" office:value="7.92782163619995" calcext:value-type="float">
            <text:p>7,92782163619995</text:p>
          </table:table-cell>
          <table:table-cell table:formula="of:=MIN([.G9];[.K9];[.O9];[.S9];[.W9];[.AA9];[.AE9];[.AI9];[.AM9];[.AQ9])" office:value-type="float" office:value="6.94614124298096" calcext:value-type="float">
            <text:p>6,94614124298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6.34902405738831" calcext:value-type="float">
            <text:p>6,3490240573883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7.07811689376831" calcext:value-type="float">
            <text:p>7,0781168937683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6.84687232971191" calcext:value-type="float">
            <text:p>6,8468723297119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6.60585188865662" calcext:value-type="float">
            <text:p>6,6058518886566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6.99614310264587" calcext:value-type="float">
            <text:p>6,9961431026458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6.58869028091431" calcext:value-type="float">
            <text:p>6,5886902809143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6.57637453079224" calcext:value-type="float">
            <text:p>6,5763745307922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7.26437997817993" calcext:value-type="float">
            <text:p>7,2643799781799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6.78071999549866" calcext:value-type="float">
            <text:p>6,7807199954986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6.86261177062988" calcext:value-type="float">
            <text:p>6,8626117706298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4" calcext:value-type="float">
            <text:p>894</text:p>
          </table:table-cell>
          <table:table-cell office:value-type="float" office:value="6.88581895828247" calcext:value-type="float">
            <text:p>6,88581895828247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894" calcext:value-type="float">
            <text:p>894</text:p>
          </table:table-cell>
          <table:table-cell table:formula="of:=SUM([.C10];[.G10];[.K10];[.O10];[.S10];[.W10];[.AA10];[.AE10];[.AI10];[.AM10];[.AQ10]) / [.AW2]" office:value-type="float" office:value="6.80314579876986" calcext:value-type="float">
            <text:p>6,80314579876986</text:p>
          </table:table-cell>
          <table:table-cell table:number-columns-repeated="3"/>
          <table:table-cell table:formula="of:=MAX([.G10];[.K10];[.O10];[.S10];[.W10];[.AA10];[.AE10];[.AI10];[.AM10];[.AQ10])" office:value-type="float" office:value="7.26437997817993" calcext:value-type="float">
            <text:p>7,26437997817993</text:p>
          </table:table-cell>
          <table:table-cell table:formula="of:=MIN([.G10];[.K10];[.O10];[.S10];[.W10];[.AA10];[.AE10];[.AI10];[.AM10];[.AQ10])" office:value-type="float" office:value="6.57637453079224" calcext:value-type="float">
            <text:p>6,57637453079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6.13958406448364" calcext:value-type="float">
            <text:p>6,1395840644836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6.86887860298157" calcext:value-type="float">
            <text:p>6,8688786029815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7.00263500213623" calcext:value-type="float">
            <text:p>7,0026350021362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6.90517354011536" calcext:value-type="float">
            <text:p>6,9051735401153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6.74843120574951" calcext:value-type="float">
            <text:p>6,7484312057495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7.12674236297607" calcext:value-type="float">
            <text:p>7,1267423629760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6.82097721099854" calcext:value-type="float">
            <text:p>6,8209772109985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7.136470079422" calcext:value-type="float">
            <text:p>7,13647007942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7.64147925376892" calcext:value-type="float">
            <text:p>7,6414792537689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7.08061122894287" calcext:value-type="float">
            <text:p>7,0806112289428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123" calcext:value-type="float">
            <text:p>1123</text:p>
          </table:table-cell>
          <table:table-cell office:value-type="float" office:value="6.7972514629364" calcext:value-type="float">
            <text:p>6,7972514629364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123" calcext:value-type="float">
            <text:p>1123</text:p>
          </table:table-cell>
          <table:table-cell table:formula="of:=SUM([.C11];[.G11];[.K11];[.O11];[.S11];[.W11];[.AA11];[.AE11];[.AI11];[.AM11];[.AQ11]) / [.AW2]" office:value-type="float" office:value="6.93347581950101" calcext:value-type="float">
            <text:p>6,93347581950101</text:p>
          </table:table-cell>
          <table:table-cell table:number-columns-repeated="3"/>
          <table:table-cell table:formula="of:=MAX([.G11];[.K11];[.O11];[.S11];[.W11];[.AA11];[.AE11];[.AI11];[.AM11];[.AQ11])" office:value-type="float" office:value="7.64147925376892" calcext:value-type="float">
            <text:p>7,64147925376892</text:p>
          </table:table-cell>
          <table:table-cell table:formula="of:=MIN([.G11];[.K11];[.O11];[.S11];[.W11];[.AA11];[.AE11];[.AI11];[.AM11];[.AQ11])" office:value-type="float" office:value="6.74843120574951" calcext:value-type="float">
            <text:p>6,74843120574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05481171607971" calcext:value-type="float">
            <text:p>6,0548117160797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5.99958062171936" calcext:value-type="float">
            <text:p>5,9995806217193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06797170639038" calcext:value-type="float">
            <text:p>6,0679717063903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4492518901825" calcext:value-type="float">
            <text:p>6,449251890182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49136114120483" calcext:value-type="float">
            <text:p>6,4913611412048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08021545410156" calcext:value-type="float">
            <text:p>6,0802154541015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01845026016235" calcext:value-type="float">
            <text:p>6,0184502601623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08521580696106" calcext:value-type="float">
            <text:p>6,0852158069610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3258171081543" calcext:value-type="float">
            <text:p>6,325817108154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23503923416138" calcext:value-type="float">
            <text:p>6,2350392341613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7" calcext:value-type="float">
            <text:p>837</text:p>
          </table:table-cell>
          <table:table-cell office:value-type="float" office:value="6.05414295196533" calcext:value-type="float">
            <text:p>6,05414295196533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837" calcext:value-type="float">
            <text:p>837</text:p>
          </table:table-cell>
          <table:table-cell table:formula="of:=SUM([.C12];[.G12];[.K12];[.O12];[.S12];[.W12];[.AA12];[.AE12];[.AI12];[.AM12];[.AQ12]) / [.AW2]" office:value-type="float" office:value="6.16925980828025" calcext:value-type="float">
            <text:p>6,16925980828025</text:p>
          </table:table-cell>
          <table:table-cell table:number-columns-repeated="3"/>
          <table:table-cell table:formula="of:=MAX([.G12];[.K12];[.O12];[.S12];[.W12];[.AA12];[.AE12];[.AI12];[.AM12];[.AQ12])" office:value-type="float" office:value="6.49136114120483" calcext:value-type="float">
            <text:p>6,49136114120483</text:p>
          </table:table-cell>
          <table:table-cell table:formula="of:=MIN([.G12];[.K12];[.O12];[.S12];[.W12];[.AA12];[.AE12];[.AI12];[.AM12];[.AQ12])" office:value-type="float" office:value="5.99958062171936" calcext:value-type="float">
            <text:p>5,99958062171936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67.7717642784119" calcext:value-type="float">
            <text:p>67,771764278411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69.5235848426819" calcext:value-type="float">
            <text:p>69,523584842681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68.5090863704682" calcext:value-type="float">
            <text:p>68,509086370468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68.9798314571381" calcext:value-type="float">
            <text:p>68,979831457138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67.9076507091522" calcext:value-type="float">
            <text:p>67,907650709152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12])" office:value-type="float" office:value="68.9293813705444" calcext:value-type="float">
            <text:p>68,929381370544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12])" office:value-type="float" office:value="67.5346124172211" calcext:value-type="float">
            <text:p>67,534612417221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12])" office:value-type="float" office:value="70.0085248947144" calcext:value-type="float">
            <text:p>70,008524894714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12])" office:value-type="float" office:value="72.3139901161194" calcext:value-type="float">
            <text:p>72,313990116119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12])" office:value-type="float" office:value="70.5912675857544" calcext:value-type="float">
            <text:p>70,591267585754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12])" office:value-type="float" office:value="68.7559785842896" calcext:value-type="float">
            <text:p>68,755978584289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12])" office:value-type="float" office:value="69.1659702387723" calcext:value-type="float">
            <text:p>69,1659702387723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12])" office:value-type="float" office:value="74.6092374324799" calcext:value-type="float">
            <text:p>74,6092374324799</text:p>
          </table:table-cell>
          <table:table-cell table:formula="of:=SUM([.AZ3:.AZ12])" office:value-type="float" office:value="65.8715751171112" calcext:value-type="float">
            <text:p>65,8715751171112</text:p>
          </table:table-cell>
          <table:table-cell table:number-columns-repeated="8"/>
        </table:table-row>
      </table:table>
      <table:table table:name="3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7.5120782852173" calcext:value-type="float">
            <text:p>67,512078285217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5.8343744277954" calcext:value-type="float">
            <text:p>65,834374427795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3.5508358478546" calcext:value-type="float">
            <text:p>63,550835847854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2.569756269455" calcext:value-type="float">
            <text:p>62,56975626945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2.7016448974609" calcext:value-type="float">
            <text:p>62,701644897460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4.4316916465759" calcext:value-type="float">
            <text:p>64,431691646575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4.5647804737091" calcext:value-type="float">
            <text:p>64,564780473709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5.3091187477112" calcext:value-type="float">
            <text:p>65,309118747711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1.5162508487701" calcext:value-type="float">
            <text:p>61,516250848770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4.6363363265991" calcext:value-type="float">
            <text:p>64,636336326599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2.8224360942841" calcext:value-type="float">
            <text:p>62,8224360942841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54" calcext:value-type="float">
            <text:p>954</text:p>
          </table:table-cell>
          <table:table-cell table:formula="of:=SUM([.C2];[.G2];[.K2];[.O2];[.S2];[.W2];[.AA2];[.AE2];[.AI2];[.AM2];[.AQ2]) / [.AW2]" office:value-type="float" office:value="64.1317548968575" calcext:value-type="float">
            <text:p>64,1317548968575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67.5120782852173" calcext:value-type="float">
            <text:p>67,5120782852173</text:p>
          </table:table-cell>
          <table:table-cell table:formula="of:=MIN([.C2];[.G2];[.K2];[.O2];[.S2];[.W2];[.AA2];[.AE2];[.AI2];[.AM2];[.AQ2])" office:value-type="float" office:value="61.5162508487701" calcext:value-type="float">
            <text:p>61,5162508487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14030456542969" calcext:value-type="float">
            <text:p>2,1403045654296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37352228164673" calcext:value-type="float">
            <text:p>2,3735222816467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47943425178528" calcext:value-type="float">
            <text:p>2,4794342517852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55534148216248" calcext:value-type="float">
            <text:p>2,5553414821624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67579746246338" calcext:value-type="float">
            <text:p>2,6757974624633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51563024520874" calcext:value-type="float">
            <text:p>2,5156302452087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40264868736267" calcext:value-type="float">
            <text:p>2,402648687362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65834379196167" calcext:value-type="float">
            <text:p>2,658343791961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38692927360535" calcext:value-type="float">
            <text:p>2,3869292736053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99960660934448" calcext:value-type="float">
            <text:p>2,9996066093444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35" calcext:value-type="float">
            <text:p>1235</text:p>
          </table:table-cell>
          <table:table-cell office:value-type="float" office:value="2.52078175544739" calcext:value-type="float">
            <text:p>2,52078175544739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235" calcext:value-type="float">
            <text:p>1235</text:p>
          </table:table-cell>
          <table:table-cell table:formula="of:=SUM([.C3];[.G3];[.K3];[.O3];[.S3];[.W3];[.AA3];[.AE3];[.AI3];[.AM3];[.AQ3]) / [.AW2]" office:value-type="float" office:value="2.51894003694708" calcext:value-type="float">
            <text:p>2,51894003694708</text:p>
          </table:table-cell>
          <table:table-cell table:number-columns-repeated="3"/>
          <table:table-cell table:formula="of:=MAX([.C3];[.G3];[.K3];[.O3];[.S3];[.W3];[.AA3];[.AE3];[.AI3];[.AM3];[.AQ3])" office:value-type="float" office:value="2.99960660934448" calcext:value-type="float">
            <text:p>2,99960660934448</text:p>
          </table:table-cell>
          <table:table-cell table:formula="of:=MIN([.C3];[.G3];[.K3];[.O3];[.S3];[.W3];[.AA3];[.AE3];[.AI3];[.AM3];[.AQ3])" office:value-type="float" office:value="2.14030456542969" calcext:value-type="float">
            <text:p>2,14030456542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08345723152161" calcext:value-type="float">
            <text:p>2,0834572315216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12921810150146" calcext:value-type="float">
            <text:p>2,1292181015014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40530061721802" calcext:value-type="float">
            <text:p>2,4053006172180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0610249042511" calcext:value-type="float">
            <text:p>2,061024904251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08284974098206" calcext:value-type="float">
            <text:p>2,0828497409820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26741409301758" calcext:value-type="float">
            <text:p>2,2674140930175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28920459747314" calcext:value-type="float">
            <text:p>2,2892045974731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43591523170471" calcext:value-type="float">
            <text:p>2,4359152317047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17842602729797" calcext:value-type="float">
            <text:p>2,1784260272979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36661815643311" calcext:value-type="float">
            <text:p>2,3666181564331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86" calcext:value-type="float">
            <text:p>886</text:p>
          </table:table-cell>
          <table:table-cell office:value-type="float" office:value="2.22904109954834" calcext:value-type="float">
            <text:p>2,22904109954834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886" calcext:value-type="float">
            <text:p>886</text:p>
          </table:table-cell>
          <table:table-cell table:formula="of:=SUM([.C4];[.G4];[.K4];[.O4];[.S4];[.W4];[.AA4];[.AE4];[.AI4];[.AM4];[.AQ4]) / [.AW2]" office:value-type="float" office:value="2.22986089099537" calcext:value-type="float">
            <text:p>2,22986089099537</text:p>
          </table:table-cell>
          <table:table-cell table:number-columns-repeated="3"/>
          <table:table-cell table:formula="of:=MAX([.C4];[.G4];[.K4];[.O4];[.S4];[.W4];[.AA4];[.AE4];[.AI4];[.AM4];[.AQ4])" office:value-type="float" office:value="2.43591523170471" calcext:value-type="float">
            <text:p>2,43591523170471</text:p>
          </table:table-cell>
          <table:table-cell table:formula="of:=MIN([.C4];[.G4];[.K4];[.O4];[.S4];[.W4];[.AA4];[.AE4];[.AI4];[.AM4];[.AQ4])" office:value-type="float" office:value="2.0610249042511" calcext:value-type="float">
            <text:p>2,0610249042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4245445728302" calcext:value-type="float">
            <text:p>2,424544572830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68226790428162" calcext:value-type="float">
            <text:p>2,6822679042816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67387437820435" calcext:value-type="float">
            <text:p>2,6738743782043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69413757324219" calcext:value-type="float">
            <text:p>2,6941375732421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70499658584595" calcext:value-type="float">
            <text:p>2,7049965858459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64269065856934" calcext:value-type="float">
            <text:p>2,6426906585693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3.15785145759583" calcext:value-type="float">
            <text:p>3,1578514575958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81836986541748" calcext:value-type="float">
            <text:p>2,8183698654174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54384565353394" calcext:value-type="float">
            <text:p>2,5438456535339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52900910377502" calcext:value-type="float">
            <text:p>2,5290091037750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39" calcext:value-type="float">
            <text:p>1239</text:p>
          </table:table-cell>
          <table:table-cell office:value-type="float" office:value="2.73353719711304" calcext:value-type="float">
            <text:p>2,73353719711304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239" calcext:value-type="float">
            <text:p>1239</text:p>
          </table:table-cell>
          <table:table-cell table:formula="of:=SUM([.C5];[.G5];[.K5];[.O5];[.S5];[.W5];[.AA5];[.AE5];[.AI5];[.AM5];[.AQ5]) / [.AW2]" office:value-type="float" office:value="2.69137499549172" calcext:value-type="float">
            <text:p>2,69137499549172</text:p>
          </table:table-cell>
          <table:table-cell table:number-columns-repeated="3"/>
          <table:table-cell table:formula="of:=MAX([.C5];[.G5];[.K5];[.O5];[.S5];[.W5];[.AA5];[.AE5];[.AI5];[.AM5];[.AQ5])" office:value-type="float" office:value="3.15785145759583" calcext:value-type="float">
            <text:p>3,15785145759583</text:p>
          </table:table-cell>
          <table:table-cell table:formula="of:=MIN([.C5];[.G5];[.K5];[.O5];[.S5];[.W5];[.AA5];[.AE5];[.AI5];[.AM5];[.AQ5])" office:value-type="float" office:value="2.4245445728302" calcext:value-type="float">
            <text:p>2,4245445728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00563979148865" calcext:value-type="float">
            <text:p>2,0056397914886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18943047523499" calcext:value-type="float">
            <text:p>2,1894304752349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21275520324707" calcext:value-type="float">
            <text:p>2,2127552032470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61507129669189" calcext:value-type="float">
            <text:p>2,6150712966918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29292225837708" calcext:value-type="float">
            <text:p>2,2929222583770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25623035430908" calcext:value-type="float">
            <text:p>2,2562303543090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41803002357483" calcext:value-type="float">
            <text:p>2,4180300235748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31186437606812" calcext:value-type="float">
            <text:p>2,3118643760681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10416436195374" calcext:value-type="float">
            <text:p>2,1041643619537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22850012779236" calcext:value-type="float">
            <text:p>2,2285001277923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78" calcext:value-type="float">
            <text:p>978</text:p>
          </table:table-cell>
          <table:table-cell office:value-type="float" office:value="2.45857977867126" calcext:value-type="float">
            <text:p>2,45857977867126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978" calcext:value-type="float">
            <text:p>978</text:p>
          </table:table-cell>
          <table:table-cell table:formula="of:=SUM([.C6];[.G6];[.K6];[.O6];[.S6];[.W6];[.AA6];[.AE6];[.AI6];[.AM6];[.AQ6]) / [.AW2]" office:value-type="float" office:value="2.28119891340082" calcext:value-type="float">
            <text:p>2,28119891340082</text:p>
          </table:table-cell>
          <table:table-cell table:number-columns-repeated="3"/>
          <table:table-cell table:formula="of:=MAX([.C6];[.G6];[.K6];[.O6];[.S6];[.W6];[.AA6];[.AE6];[.AI6];[.AM6];[.AQ6])" office:value-type="float" office:value="2.61507129669189" calcext:value-type="float">
            <text:p>2,61507129669189</text:p>
          </table:table-cell>
          <table:table-cell table:formula="of:=MIN([.C6];[.G6];[.K6];[.O6];[.S6];[.W6];[.AA6];[.AE6];[.AI6];[.AM6];[.AQ6])" office:value-type="float" office:value="2.00563979148865" calcext:value-type="float">
            <text:p>2,00563979148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42850518226624" calcext:value-type="float">
            <text:p>2,4285051822662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37613153457642" calcext:value-type="float">
            <text:p>2,3761315345764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27836608886719" calcext:value-type="float">
            <text:p>2,2783660888671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63291954994202" calcext:value-type="float">
            <text:p>2,6329195499420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44519639015198" calcext:value-type="float">
            <text:p>2,4451963901519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35017228126526" calcext:value-type="float">
            <text:p>2,3501722812652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3773820400238" calcext:value-type="float">
            <text:p>2,377382040023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44406461715698" calcext:value-type="float">
            <text:p>2,4440646171569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30455446243286" calcext:value-type="float">
            <text:p>2,3045544624328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5447051525116" calcext:value-type="float">
            <text:p>2,544705152511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45" calcext:value-type="float">
            <text:p>1045</text:p>
          </table:table-cell>
          <table:table-cell office:value-type="float" office:value="2.51473736763" calcext:value-type="float">
            <text:p>2,51473736763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045" calcext:value-type="float">
            <text:p>1045</text:p>
          </table:table-cell>
          <table:table-cell table:formula="of:=SUM([.C7];[.G7];[.K7];[.O7];[.S7];[.W7];[.AA7];[.AE7];[.AI7];[.AM7];[.AQ7]) / [.AW2]" office:value-type="float" office:value="2.42697587880221" calcext:value-type="float">
            <text:p>2,42697587880221</text:p>
          </table:table-cell>
          <table:table-cell table:number-columns-repeated="3"/>
          <table:table-cell table:formula="of:=MAX([.C7];[.G7];[.K7];[.O7];[.S7];[.W7];[.AA7];[.AE7];[.AI7];[.AM7];[.AQ7])" office:value-type="float" office:value="2.63291954994202" calcext:value-type="float">
            <text:p>2,63291954994202</text:p>
          </table:table-cell>
          <table:table-cell table:formula="of:=MIN([.C7];[.G7];[.K7];[.O7];[.S7];[.W7];[.AA7];[.AE7];[.AI7];[.AM7];[.AQ7])" office:value-type="float" office:value="2.27836608886719" calcext:value-type="float">
            <text:p>2,27836608886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2.66487550735474" calcext:value-type="float">
            <text:p>2,6648755073547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2.86529731750488" calcext:value-type="float">
            <text:p>2,8652973175048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2.89270401000977" calcext:value-type="float">
            <text:p>2,8927040100097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2.89743089675903" calcext:value-type="float">
            <text:p>2,8974308967590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3.19722485542297" calcext:value-type="float">
            <text:p>3,1972248554229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2.9429624080658" calcext:value-type="float">
            <text:p>2,942962408065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3.17289662361145" calcext:value-type="float">
            <text:p>3,1728966236114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2.87477612495422" calcext:value-type="float">
            <text:p>2,8747761249542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2.76866507530212" calcext:value-type="float">
            <text:p>2,7686650753021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3.14727902412415" calcext:value-type="float">
            <text:p>3,1472790241241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5" calcext:value-type="float">
            <text:p>1685</text:p>
          </table:table-cell>
          <table:table-cell office:value-type="float" office:value="2.96949863433838" calcext:value-type="float">
            <text:p>2,96949863433838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685" calcext:value-type="float">
            <text:p>1685</text:p>
          </table:table-cell>
          <table:table-cell table:formula="of:=SUM([.C8];[.G8];[.K8];[.O8];[.S8];[.W8];[.AA8];[.AE8];[.AI8];[.AM8];[.AQ8]) / [.AW2]" office:value-type="float" office:value="2.94487367976796" calcext:value-type="float">
            <text:p>2,94487367976796</text:p>
          </table:table-cell>
          <table:table-cell table:number-columns-repeated="3"/>
          <table:table-cell table:formula="of:=MAX([.C8];[.G8];[.K8];[.O8];[.S8];[.W8];[.AA8];[.AE8];[.AI8];[.AM8];[.AQ8])" office:value-type="float" office:value="3.19722485542297" calcext:value-type="float">
            <text:p>3,19722485542297</text:p>
          </table:table-cell>
          <table:table-cell table:formula="of:=MIN([.C8];[.G8];[.K8];[.O8];[.S8];[.W8];[.AA8];[.AE8];[.AI8];[.AM8];[.AQ8])" office:value-type="float" office:value="2.66487550735474" calcext:value-type="float">
            <text:p>2,66487550735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20812463760376" calcext:value-type="float">
            <text:p>2,2081246376037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55765223503113" calcext:value-type="float">
            <text:p>2,5576522350311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5187406539917" calcext:value-type="float">
            <text:p>2,518740653991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48798298835754" calcext:value-type="float">
            <text:p>2,4879829883575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37465381622314" calcext:value-type="float">
            <text:p>2,3746538162231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57376837730408" calcext:value-type="float">
            <text:p>2,5737683773040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64193272590637" calcext:value-type="float">
            <text:p>2,6419327259063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47382235527039" calcext:value-type="float">
            <text:p>2,4738223552703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38696646690369" calcext:value-type="float">
            <text:p>2,3869664669036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44492793083191" calcext:value-type="float">
            <text:p>2,4449279308319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19" calcext:value-type="float">
            <text:p>1119</text:p>
          </table:table-cell>
          <table:table-cell office:value-type="float" office:value="2.45293259620666" calcext:value-type="float">
            <text:p>2,45293259620666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119" calcext:value-type="float">
            <text:p>1119</text:p>
          </table:table-cell>
          <table:table-cell table:formula="of:=SUM([.C9];[.G9];[.K9];[.O9];[.S9];[.W9];[.AA9];[.AE9];[.AI9];[.AM9];[.AQ9]) / [.AW2]" office:value-type="float" office:value="2.4655913439664" calcext:value-type="float">
            <text:p>2,4655913439664</text:p>
          </table:table-cell>
          <table:table-cell table:number-columns-repeated="3"/>
          <table:table-cell table:formula="of:=MAX([.C9];[.G9];[.K9];[.O9];[.S9];[.W9];[.AA9];[.AE9];[.AI9];[.AM9];[.AQ9])" office:value-type="float" office:value="2.64193272590637" calcext:value-type="float">
            <text:p>2,64193272590637</text:p>
          </table:table-cell>
          <table:table-cell table:formula="of:=MIN([.C9];[.G9];[.K9];[.O9];[.S9];[.W9];[.AA9];[.AE9];[.AI9];[.AM9];[.AQ9])" office:value-type="float" office:value="2.20812463760376" calcext:value-type="float">
            <text:p>2,20812463760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00167536735535" calcext:value-type="float">
            <text:p>2,0016753673553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09302377700806" calcext:value-type="float">
            <text:p>2,0930237770080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25668954849243" calcext:value-type="float">
            <text:p>2,2566895484924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29928636550903" calcext:value-type="float">
            <text:p>2,2992863655090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18297410011291" calcext:value-type="float">
            <text:p>2,1829741001129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20989274978638" calcext:value-type="float">
            <text:p>2,2098927497863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2460458278656" calcext:value-type="float">
            <text:p>2,24604582786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24018478393555" calcext:value-type="float">
            <text:p>2,2401847839355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09387016296387" calcext:value-type="float">
            <text:p>2,0938701629638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44289445877075" calcext:value-type="float">
            <text:p>2,4428944587707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16" calcext:value-type="float">
            <text:p>1016</text:p>
          </table:table-cell>
          <table:table-cell office:value-type="float" office:value="2.12844586372375" calcext:value-type="float">
            <text:p>2,12844586372375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1016" calcext:value-type="float">
            <text:p>1016</text:p>
          </table:table-cell>
          <table:table-cell table:formula="of:=SUM([.C10];[.G10];[.K10];[.O10];[.S10];[.W10];[.AA10];[.AE10];[.AI10];[.AM10];[.AQ10]) / [.AW2]" office:value-type="float" office:value="2.19954390959306" calcext:value-type="float">
            <text:p>2,19954390959306</text:p>
          </table:table-cell>
          <table:table-cell table:number-columns-repeated="3"/>
          <table:table-cell table:formula="of:=MAX([.C10];[.G10];[.K10];[.O10];[.S10];[.W10];[.AA10];[.AE10];[.AI10];[.AM10];[.AQ10])" office:value-type="float" office:value="2.44289445877075" calcext:value-type="float">
            <text:p>2,44289445877075</text:p>
          </table:table-cell>
          <table:table-cell table:formula="of:=MIN([.C10];[.G10];[.K10];[.O10];[.S10];[.W10];[.AA10];[.AE10];[.AI10];[.AM10];[.AQ10])" office:value-type="float" office:value="2.00167536735535" calcext:value-type="float">
            <text:p>2,00167536735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55836224555969" calcext:value-type="float">
            <text:p>2,5583622455596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3.0110867023468" calcext:value-type="float">
            <text:p>3,011086702346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5769145488739" calcext:value-type="float">
            <text:p>2,576914548873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78739953041077" calcext:value-type="float">
            <text:p>2,7873995304107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68754482269287" calcext:value-type="float">
            <text:p>2,6875448226928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74763226509094" calcext:value-type="float">
            <text:p>2,7476322650909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93331980705261" calcext:value-type="float">
            <text:p>2,9333198070526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82776117324829" calcext:value-type="float">
            <text:p>2,8277611732482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68847346305847" calcext:value-type="float">
            <text:p>2,6884734630584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72056555747986" calcext:value-type="float">
            <text:p>2,7205655574798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38" calcext:value-type="float">
            <text:p>1238</text:p>
          </table:table-cell>
          <table:table-cell office:value-type="float" office:value="2.75742363929749" calcext:value-type="float">
            <text:p>2,75742363929749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238" calcext:value-type="float">
            <text:p>1238</text:p>
          </table:table-cell>
          <table:table-cell table:formula="of:=SUM([.C11];[.G11];[.K11];[.O11];[.S11];[.W11];[.AA11];[.AE11];[.AI11];[.AM11];[.AQ11]) / [.AW2]" office:value-type="float" office:value="2.75422579591924" calcext:value-type="float">
            <text:p>2,75422579591924</text:p>
          </table:table-cell>
          <table:table-cell table:number-columns-repeated="3"/>
          <table:table-cell table:formula="of:=MAX([.C11];[.G11];[.K11];[.O11];[.S11];[.W11];[.AA11];[.AE11];[.AI11];[.AM11];[.AQ11])" office:value-type="float" office:value="3.0110867023468" calcext:value-type="float">
            <text:p>3,0110867023468</text:p>
          </table:table-cell>
          <table:table-cell table:formula="of:=MIN([.C11];[.G11];[.K11];[.O11];[.S11];[.W11];[.AA11];[.AE11];[.AI11];[.AM11];[.AQ11])" office:value-type="float" office:value="2.55836224555969" calcext:value-type="float">
            <text:p>2,55836224555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2.58009910583496" calcext:value-type="float">
            <text:p>2,5800991058349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2.82028007507324" calcext:value-type="float">
            <text:p>2,8202800750732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2.8573579788208" calcext:value-type="float">
            <text:p>2,857357978820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2.67815184593201" calcext:value-type="float">
            <text:p>2,678151845932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2.87322092056274" calcext:value-type="float">
            <text:p>2,8732209205627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2.64453530311584" calcext:value-type="float">
            <text:p>2,6445353031158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2.7417368888855" calcext:value-type="float">
            <text:p>2,741736888885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2.71886968612671" calcext:value-type="float">
            <text:p>2,7188696861267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3.22646427154541" calcext:value-type="float">
            <text:p>3,2264642715454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3.05333495140076" calcext:value-type="float">
            <text:p>3,0533349514007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12" calcext:value-type="float">
            <text:p>812</text:p>
          </table:table-cell>
          <table:table-cell office:value-type="float" office:value="2.78225469589233" calcext:value-type="float">
            <text:p>2,78225469589233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812" calcext:value-type="float">
            <text:p>812</text:p>
          </table:table-cell>
          <table:table-cell table:formula="of:=SUM([.C12];[.G12];[.K12];[.O12];[.S12];[.W12];[.AA12];[.AE12];[.AI12];[.AM12];[.AQ12]) / [.AW2]" office:value-type="float" office:value="2.8160277930173" calcext:value-type="float">
            <text:p>2,8160277930173</text:p>
          </table:table-cell>
          <table:table-cell table:number-columns-repeated="3"/>
          <table:table-cell table:formula="of:=MAX([.C12];[.G12];[.K12];[.O12];[.S12];[.W12];[.AA12];[.AE12];[.AI12];[.AM12];[.AQ12])" office:value-type="float" office:value="3.22646427154541" calcext:value-type="float">
            <text:p>3,22646427154541</text:p>
          </table:table-cell>
          <table:table-cell table:formula="of:=MIN([.C12];[.G12];[.K12];[.O12];[.S12];[.W12];[.AA12];[.AE12];[.AI12];[.AM12];[.AQ12])" office:value-type="float" office:value="2.58009910583496" calcext:value-type="float">
            <text:p>2,58009910583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68681478500366" calcext:value-type="float">
            <text:p>2,6868147850036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84546947479248" calcext:value-type="float">
            <text:p>2,8454694747924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70631432533264" calcext:value-type="float">
            <text:p>2,7063143253326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69837856292725" calcext:value-type="float">
            <text:p>2,6983785629272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88688397407532" calcext:value-type="float">
            <text:p>2,8868839740753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3.01601815223694" calcext:value-type="float">
            <text:p>3,0160181522369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84649181365967" calcext:value-type="float">
            <text:p>2,8464918136596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84397125244141" calcext:value-type="float">
            <text:p>2,8439712524414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65000104904175" calcext:value-type="float">
            <text:p>2,6500010490417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76139736175537" calcext:value-type="float">
            <text:p>2,7613973617553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1" calcext:value-type="float">
            <text:p>1201</text:p>
          </table:table-cell>
          <table:table-cell office:value-type="float" office:value="2.62002730369568" calcext:value-type="float">
            <text:p>2,62002730369568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201" calcext:value-type="float">
            <text:p>1201</text:p>
          </table:table-cell>
          <table:table-cell table:formula="of:=SUM([.C13];[.G13];[.K13];[.O13];[.S13];[.W13];[.AA13];[.AE13];[.AI13];[.AM13];[.AQ13]) / [.AW2]" office:value-type="float" office:value="2.77834255045111" calcext:value-type="float">
            <text:p>2,77834255045111</text:p>
          </table:table-cell>
          <table:table-cell table:number-columns-repeated="3"/>
          <table:table-cell table:formula="of:=MAX([.C13];[.G13];[.K13];[.O13];[.S13];[.W13];[.AA13];[.AE13];[.AI13];[.AM13];[.AQ13])" office:value-type="float" office:value="3.01601815223694" calcext:value-type="float">
            <text:p>3,01601815223694</text:p>
          </table:table-cell>
          <table:table-cell table:formula="of:=MIN([.C13];[.G13];[.K13];[.O13];[.S13];[.W13];[.AA13];[.AE13];[.AI13];[.AM13];[.AQ13])" office:value-type="float" office:value="2.62002730369568" calcext:value-type="float">
            <text:p>2,62002730369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2.67983365058899" calcext:value-type="float">
            <text:p>2,6798336505889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2.68298292160034" calcext:value-type="float">
            <text:p>2,6829829216003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3.16531920433044" calcext:value-type="float">
            <text:p>3,1653192043304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2.8345251083374" calcext:value-type="float">
            <text:p>2,834525108337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2.56601619720459" calcext:value-type="float">
            <text:p>2,5660161972045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3.14942836761475" calcext:value-type="float">
            <text:p>3,1494283676147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2.80025458335876" calcext:value-type="float">
            <text:p>2,8002545833587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2.63260698318481" calcext:value-type="float">
            <text:p>2,6326069831848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2.53927850723267" calcext:value-type="float">
            <text:p>2,5392785072326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2.67781901359558" calcext:value-type="float">
            <text:p>2,6778190135955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62" calcext:value-type="float">
            <text:p>1362</text:p>
          </table:table-cell>
          <table:table-cell office:value-type="float" office:value="2.73911786079407" calcext:value-type="float">
            <text:p>2,73911786079407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362" calcext:value-type="float">
            <text:p>1362</text:p>
          </table:table-cell>
          <table:table-cell table:formula="of:=SUM([.C14];[.G14];[.K14];[.O14];[.S14];[.W14];[.AA14];[.AE14];[.AI14];[.AM14];[.AQ14]) / [.AW2]" office:value-type="float" office:value="2.76974385434931" calcext:value-type="float">
            <text:p>2,76974385434931</text:p>
          </table:table-cell>
          <table:table-cell table:number-columns-repeated="3"/>
          <table:table-cell table:formula="of:=MAX([.C14];[.G14];[.K14];[.O14];[.S14];[.W14];[.AA14];[.AE14];[.AI14];[.AM14];[.AQ14])" office:value-type="float" office:value="3.16531920433044" calcext:value-type="float">
            <text:p>3,16531920433044</text:p>
          </table:table-cell>
          <table:table-cell table:formula="of:=MIN([.C14];[.G14];[.K14];[.O14];[.S14];[.W14];[.AA14];[.AE14];[.AI14];[.AM14];[.AQ14])" office:value-type="float" office:value="2.53927850723267" calcext:value-type="float">
            <text:p>2,53927850723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36271238327026" calcext:value-type="float">
            <text:p>2,3627123832702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70123505592346" calcext:value-type="float">
            <text:p>2,7012350559234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60092878341675" calcext:value-type="float">
            <text:p>2,6009287834167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50607419013977" calcext:value-type="float">
            <text:p>2,5060741901397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50816631317139" calcext:value-type="float">
            <text:p>2,5081663131713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62080979347229" calcext:value-type="float">
            <text:p>2,6208097934722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56946301460266" calcext:value-type="float">
            <text:p>2,5694630146026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52623200416565" calcext:value-type="float">
            <text:p>2,5262320041656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64915585517883" calcext:value-type="float">
            <text:p>2,6491558551788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68918585777283" calcext:value-type="float">
            <text:p>2,6891858577728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40" calcext:value-type="float">
            <text:p>1240</text:p>
          </table:table-cell>
          <table:table-cell office:value-type="float" office:value="2.51871132850647" calcext:value-type="float">
            <text:p>2,51871132850647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1240" calcext:value-type="float">
            <text:p>1240</text:p>
          </table:table-cell>
          <table:table-cell table:formula="of:=SUM([.C15];[.G15];[.K15];[.O15];[.S15];[.W15];[.AA15];[.AE15];[.AI15];[.AM15];[.AQ15]) / [.AW2]" office:value-type="float" office:value="2.56842496178367" calcext:value-type="float">
            <text:p>2,56842496178367</text:p>
          </table:table-cell>
          <table:table-cell table:number-columns-repeated="3"/>
          <table:table-cell table:formula="of:=MAX([.C15];[.G15];[.K15];[.O15];[.S15];[.W15];[.AA15];[.AE15];[.AI15];[.AM15];[.AQ15])" office:value-type="float" office:value="2.70123505592346" calcext:value-type="float">
            <text:p>2,70123505592346</text:p>
          </table:table-cell>
          <table:table-cell table:formula="of:=MIN([.C15];[.G15];[.K15];[.O15];[.S15];[.W15];[.AA15];[.AE15];[.AI15];[.AM15];[.AQ15])" office:value-type="float" office:value="2.36271238327026" calcext:value-type="float">
            <text:p>2,36271238327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20610213279724" calcext:value-type="float">
            <text:p>2,2061021327972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77597784996033" calcext:value-type="float">
            <text:p>2,7759778499603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5750253200531" calcext:value-type="float">
            <text:p>2,575025320053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59075951576233" calcext:value-type="float">
            <text:p>2,5907595157623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55758428573608" calcext:value-type="float">
            <text:p>2,5575842857360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37916088104248" calcext:value-type="float">
            <text:p>2,3791608810424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47210216522217" calcext:value-type="float">
            <text:p>2,4721021652221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63264155387878" calcext:value-type="float">
            <text:p>2,6326415538787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46814513206482" calcext:value-type="float">
            <text:p>2,4681451320648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34020924568176" calcext:value-type="float">
            <text:p>2,3402092456817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24" calcext:value-type="float">
            <text:p>1624</text:p>
          </table:table-cell>
          <table:table-cell office:value-type="float" office:value="2.44959568977356" calcext:value-type="float">
            <text:p>2,44959568977356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624" calcext:value-type="float">
            <text:p>1624</text:p>
          </table:table-cell>
          <table:table-cell table:style-name="ce2" table:formula="of:=SUM([.C16];[.G16];[.K16];[.O16];[.S16];[.W16];[.AA16];[.AE16];[.AI16];[.AM16];[.AQ16]) / [.AW2]" office:value-type="float" office:value="2.4952094338157" calcext:value-type="float">
            <text:p>2,4952094338157</text:p>
          </table:table-cell>
          <table:table-cell table:number-columns-repeated="3"/>
          <table:table-cell table:formula="of:=MAX([.C16];[.G16];[.K16];[.O16];[.S16];[.W16];[.AA16];[.AE16];[.AI16];[.AM16];[.AQ16])" office:value-type="float" office:value="2.77597784996033" calcext:value-type="float">
            <text:p>2,77597784996033</text:p>
          </table:table-cell>
          <table:table-cell table:formula="of:=MIN([.C16];[.G16];[.K16];[.O16];[.S16];[.W16];[.AA16];[.AE16];[.AI16];[.AM16];[.AQ16])" office:value-type="float" office:value="2.20610213279724" calcext:value-type="float">
            <text:p>2,20610213279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15625548362732" calcext:value-type="float">
            <text:p>2,1562554836273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48999762535095" calcext:value-type="float">
            <text:p>2,4899976253509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16054654121399" calcext:value-type="float">
            <text:p>2,1605465412139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23451805114746" calcext:value-type="float">
            <text:p>2,2345180511474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17739701271057" calcext:value-type="float">
            <text:p>2,1773970127105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19890761375427" calcext:value-type="float">
            <text:p>2,1989076137542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30198049545288" calcext:value-type="float">
            <text:p>2,3019804954528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29180908203125" calcext:value-type="float">
            <text:p>2,2918090820312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12164330482483" calcext:value-type="float">
            <text:p>2,1216433048248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1740665435791" calcext:value-type="float">
            <text:p>2,174066543579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55" calcext:value-type="float">
            <text:p>1155</text:p>
          </table:table-cell>
          <table:table-cell office:value-type="float" office:value="2.07632446289062" calcext:value-type="float">
            <text:p>2,07632446289062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155" calcext:value-type="float">
            <text:p>1155</text:p>
          </table:table-cell>
          <table:table-cell table:formula="of:=SUM([.C17];[.G17];[.K17];[.O17];[.S17];[.W17];[.AA17];[.AE17];[.AI17];[.AM17];[.AQ17]) / [.AW2]" office:value-type="float" office:value="2.21667692878029" calcext:value-type="float">
            <text:p>2,21667692878029</text:p>
          </table:table-cell>
          <table:table-cell table:number-columns-repeated="3"/>
          <table:table-cell table:formula="of:=MAX([.C17];[.G17];[.K17];[.O17];[.S17];[.W17];[.AA17];[.AE17];[.AI17];[.AM17];[.AQ17])" office:value-type="float" office:value="2.48999762535095" calcext:value-type="float">
            <text:p>2,48999762535095</text:p>
          </table:table-cell>
          <table:table-cell table:formula="of:=MIN([.C17];[.G17];[.K17];[.O17];[.S17];[.W17];[.AA17];[.AE17];[.AI17];[.AM17];[.AQ17])" office:value-type="float" office:value="2.07632446289062" calcext:value-type="float">
            <text:p>2,07632446289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6327600479126" calcext:value-type="float">
            <text:p>1,632760047912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79079413414001" calcext:value-type="float">
            <text:p>1,7907941341400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70689916610718" calcext:value-type="float">
            <text:p>1,7068991661071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74048018455505" calcext:value-type="float">
            <text:p>1,7404801845550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88159894943237" calcext:value-type="float">
            <text:p>1,8815989494323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78584313392639" calcext:value-type="float">
            <text:p>1,7858431339263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90719032287598" calcext:value-type="float">
            <text:p>1,9071903228759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65918016433716" calcext:value-type="float">
            <text:p>1,6591801643371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72853970527649" calcext:value-type="float">
            <text:p>1,7285397052764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73374915122986" calcext:value-type="float">
            <text:p>1,7337491512298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745" calcext:value-type="float">
            <text:p>745</text:p>
          </table:table-cell>
          <table:table-cell office:value-type="float" office:value="1.72899889945984" calcext:value-type="float">
            <text:p>1,72899889945984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745" calcext:value-type="float">
            <text:p>745</text:p>
          </table:table-cell>
          <table:table-cell table:formula="of:=SUM([.C18];[.G18];[.K18];[.O18];[.S18];[.W18];[.AA18];[.AE18];[.AI18];[.AM18];[.AQ18]) / [.AW2]" office:value-type="float" office:value="1.75418489629572" calcext:value-type="float">
            <text:p>1,75418489629572</text:p>
          </table:table-cell>
          <table:table-cell table:number-columns-repeated="3"/>
          <table:table-cell table:formula="of:=MAX([.C18];[.G18];[.K18];[.O18];[.S18];[.W18];[.AA18];[.AE18];[.AI18];[.AM18];[.AQ18])" office:value-type="float" office:value="1.90719032287598" calcext:value-type="float">
            <text:p>1,90719032287598</text:p>
          </table:table-cell>
          <table:table-cell table:formula="of:=MIN([.C18];[.G18];[.K18];[.O18];[.S18];[.W18];[.AA18];[.AE18];[.AI18];[.AM18];[.AQ18])" office:value-type="float" office:value="1.6327600479126" calcext:value-type="float">
            <text:p>1,6327600479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2.51530361175537" calcext:value-type="float">
            <text:p>2,5153036117553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2.70408153533936" calcext:value-type="float">
            <text:p>2,7040815353393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2.84748363494873" calcext:value-type="float">
            <text:p>2,8474836349487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2.8388683795929" calcext:value-type="float">
            <text:p>2,838868379592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2.6948881149292" calcext:value-type="float">
            <text:p>2,694888114929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2.98445248603821" calcext:value-type="float">
            <text:p>2,9844524860382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2.9163019657135" calcext:value-type="float">
            <text:p>2,916301965713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3.04801297187805" calcext:value-type="float">
            <text:p>3,0480129718780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2.73859620094299" calcext:value-type="float">
            <text:p>2,7385962009429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2.82309818267822" calcext:value-type="float">
            <text:p>2,8230981826782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15" calcext:value-type="float">
            <text:p>1015</text:p>
          </table:table-cell>
          <table:table-cell office:value-type="float" office:value="3.40933036804199" calcext:value-type="float">
            <text:p>3,40933036804199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1015" calcext:value-type="float">
            <text:p>1015</text:p>
          </table:table-cell>
          <table:table-cell table:formula="of:=SUM([.C19];[.G19];[.K19];[.O19];[.S19];[.W19];[.AA19];[.AE19];[.AI19];[.AM19];[.AQ19]) / [.AW2]" office:value-type="float" office:value="2.8654924956235" calcext:value-type="float">
            <text:p>2,8654924956235</text:p>
          </table:table-cell>
          <table:table-cell table:number-columns-repeated="3"/>
          <table:table-cell table:formula="of:=MAX([.C19];[.G19];[.K19];[.O19];[.S19];[.W19];[.AA19];[.AE19];[.AI19];[.AM19];[.AQ19])" office:value-type="float" office:value="3.40933036804199" calcext:value-type="float">
            <text:p>3,40933036804199</text:p>
          </table:table-cell>
          <table:table-cell table:formula="of:=MIN([.C19];[.G19];[.K19];[.O19];[.S19];[.W19];[.AA19];[.AE19];[.AI19];[.AM19];[.AQ19])" office:value-type="float" office:value="2.51530361175537" calcext:value-type="float">
            <text:p>2,51530361175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70811533927917" calcext:value-type="float">
            <text:p>3,7081153392791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38321733474731" calcext:value-type="float">
            <text:p>3,3832173347473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81710410118103" calcext:value-type="float">
            <text:p>3,8171041011810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57076525688171" calcext:value-type="float">
            <text:p>3,5707652568817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36956167221069" calcext:value-type="float">
            <text:p>3,3695616722106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62184119224548" calcext:value-type="float">
            <text:p>3,6218411922454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74986886978149" calcext:value-type="float">
            <text:p>3,7498688697814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5793604850769" calcext:value-type="float">
            <text:p>3,579360485076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53279590606689" calcext:value-type="float">
            <text:p>3,5327959060668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36834406852722" calcext:value-type="float">
            <text:p>3,3683440685272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351" calcext:value-type="float">
            <text:p>3351</text:p>
          </table:table-cell>
          <table:table-cell office:value-type="float" office:value="3.49864292144775" calcext:value-type="float">
            <text:p>3,49864292144775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3351" calcext:value-type="float">
            <text:p>3351</text:p>
          </table:table-cell>
          <table:table-cell table:formula="of:=SUM([.C20];[.G20];[.K20];[.O20];[.S20];[.W20];[.AA20];[.AE20];[.AI20];[.AM20];[.AQ20]) / [.AW2]" office:value-type="float" office:value="3.56360155885869" calcext:value-type="float">
            <text:p>3,56360155885869</text:p>
          </table:table-cell>
          <table:table-cell table:number-columns-repeated="3"/>
          <table:table-cell table:formula="of:=MAX([.C20];[.G20];[.K20];[.O20];[.S20];[.W20];[.AA20];[.AE20];[.AI20];[.AM20];[.AQ20])" office:value-type="float" office:value="3.81710410118103" calcext:value-type="float">
            <text:p>3,81710410118103</text:p>
          </table:table-cell>
          <table:table-cell table:formula="of:=MIN([.C20];[.G20];[.K20];[.O20];[.S20];[.W20];[.AA20];[.AE20];[.AI20];[.AM20];[.AQ20])" office:value-type="float" office:value="3.36834406852722" calcext:value-type="float">
            <text:p>3,36834406852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3.14096164703369" calcext:value-type="float">
            <text:p>3,1409616470336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67189812660217" calcext:value-type="float">
            <text:p>2,6718981266021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60071396827698" calcext:value-type="float">
            <text:p>2,6007139682769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63159394264221" calcext:value-type="float">
            <text:p>2,6315939426422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55673170089722" calcext:value-type="float">
            <text:p>2,5567317008972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79334092140198" calcext:value-type="float">
            <text:p>2,7933409214019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69838166236877" calcext:value-type="float">
            <text:p>2,6983816623687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94378995895386" calcext:value-type="float">
            <text:p>2,9437899589538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95157074928284" calcext:value-type="float">
            <text:p>2,9515707492828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74462795257568" calcext:value-type="float">
            <text:p>2,7446279525756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22" calcext:value-type="float">
            <text:p>1222</text:p>
          </table:table-cell>
          <table:table-cell office:value-type="float" office:value="2.82044768333435" calcext:value-type="float">
            <text:p>2,82044768333435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1222" calcext:value-type="float">
            <text:p>1222</text:p>
          </table:table-cell>
          <table:table-cell table:formula="of:=SUM([.C21];[.G21];[.K21];[.O21];[.S21];[.W21];[.AA21];[.AE21];[.AI21];[.AM21];[.AQ21]) / [.AW2]" office:value-type="float" office:value="2.7776416648518" calcext:value-type="float">
            <text:p>2,7776416648518</text:p>
          </table:table-cell>
          <table:table-cell table:number-columns-repeated="3"/>
          <table:table-cell table:formula="of:=MAX([.C21];[.G21];[.K21];[.O21];[.S21];[.W21];[.AA21];[.AE21];[.AI21];[.AM21];[.AQ21])" office:value-type="float" office:value="3.14096164703369" calcext:value-type="float">
            <text:p>3,14096164703369</text:p>
          </table:table-cell>
          <table:table-cell table:formula="of:=MIN([.C21];[.G21];[.K21];[.O21];[.S21];[.W21];[.AA21];[.AE21];[.AI21];[.AM21];[.AQ21])" office:value-type="float" office:value="2.55673170089722" calcext:value-type="float">
            <text:p>2,55673170089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20314049720764" calcext:value-type="float">
            <text:p>2,2031404972076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70009636878967" calcext:value-type="float">
            <text:p>2,7000963687896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4584481716156" calcext:value-type="float">
            <text:p>2,458448171615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38161301612854" calcext:value-type="float">
            <text:p>2,3816130161285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79980516433716" calcext:value-type="float">
            <text:p>2,7998051643371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46876120567322" calcext:value-type="float">
            <text:p>2,4687612056732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40013003349304" calcext:value-type="float">
            <text:p>2,4001300334930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67466902732849" calcext:value-type="float">
            <text:p>2,6746690273284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35553455352783" calcext:value-type="float">
            <text:p>2,3555345535278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27315950393677" calcext:value-type="float">
            <text:p>2,2731595039367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27" calcext:value-type="float">
            <text:p>1127</text:p>
          </table:table-cell>
          <table:table-cell office:value-type="float" office:value="2.28230357170105" calcext:value-type="float">
            <text:p>2,28230357170105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1127" calcext:value-type="float">
            <text:p>1127</text:p>
          </table:table-cell>
          <table:table-cell table:formula="of:=SUM([.C22];[.G22];[.K22];[.O22];[.S22];[.W22];[.AA22];[.AE22];[.AI22];[.AM22];[.AQ22]) / [.AW2]" office:value-type="float" office:value="2.45433282852173" calcext:value-type="float">
            <text:p>2,45433282852173</text:p>
          </table:table-cell>
          <table:table-cell table:number-columns-repeated="3"/>
          <table:table-cell table:formula="of:=MAX([.C22];[.G22];[.K22];[.O22];[.S22];[.W22];[.AA22];[.AE22];[.AI22];[.AM22];[.AQ22])" office:value-type="float" office:value="2.79980516433716" calcext:value-type="float">
            <text:p>2,79980516433716</text:p>
          </table:table-cell>
          <table:table-cell table:formula="of:=MIN([.C22];[.G22];[.K22];[.O22];[.S22];[.W22];[.AA22];[.AE22];[.AI22];[.AM22];[.AQ22])" office:value-type="float" office:value="2.20314049720764" calcext:value-type="float">
            <text:p>2,20314049720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07578825950623" calcext:value-type="float">
            <text:p>3,0757882595062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16315031051636" calcext:value-type="float">
            <text:p>3,1631503105163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27718877792358" calcext:value-type="float">
            <text:p>3,2771887779235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06817364692688" calcext:value-type="float">
            <text:p>3,0681736469268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32505059242249" calcext:value-type="float">
            <text:p>3,3250505924224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27461314201355" calcext:value-type="float">
            <text:p>3,2746131420135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30847406387329" calcext:value-type="float">
            <text:p>3,3084740638732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1233344078064" calcext:value-type="float">
            <text:p>3,123334407806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24210667610168" calcext:value-type="float">
            <text:p>3,2421066761016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021479845047" calcext:value-type="float">
            <text:p>3,02147984504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35" calcext:value-type="float">
            <text:p>1735</text:p>
          </table:table-cell>
          <table:table-cell office:value-type="float" office:value="3.15681576728821" calcext:value-type="float">
            <text:p>3,15681576728821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1735" calcext:value-type="float">
            <text:p>1735</text:p>
          </table:table-cell>
          <table:table-cell table:formula="of:=SUM([.C23];[.G23];[.K23];[.O23];[.S23];[.W23];[.AA23];[.AE23];[.AI23];[.AM23];[.AQ23]) / [.AW2]" office:value-type="float" office:value="3.18510686267506" calcext:value-type="float">
            <text:p>3,18510686267506</text:p>
          </table:table-cell>
          <table:table-cell table:number-columns-repeated="3"/>
          <table:table-cell table:formula="of:=MAX([.C23];[.G23];[.K23];[.O23];[.S23];[.W23];[.AA23];[.AE23];[.AI23];[.AM23];[.AQ23])" office:value-type="float" office:value="3.32505059242249" calcext:value-type="float">
            <text:p>3,32505059242249</text:p>
          </table:table-cell>
          <table:table-cell table:formula="of:=MIN([.C23];[.G23];[.K23];[.O23];[.S23];[.W23];[.AA23];[.AE23];[.AI23];[.AM23];[.AQ23])" office:value-type="float" office:value="3.021479845047" calcext:value-type="float">
            <text:p>3,021479845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60301375389099" calcext:value-type="float">
            <text:p>2,6030137538909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35776448249817" calcext:value-type="float">
            <text:p>2,3577644824981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63014507293701" calcext:value-type="float">
            <text:p>2,6301450729370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39998435974121" calcext:value-type="float">
            <text:p>2,3999843597412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57789301872253" calcext:value-type="float">
            <text:p>2,5778930187225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48396873474121" calcext:value-type="float">
            <text:p>2,4839687347412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47757196426392" calcext:value-type="float">
            <text:p>2,4775719642639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37078404426575" calcext:value-type="float">
            <text:p>2,3707840442657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60676074028015" calcext:value-type="float">
            <text:p>2,6067607402801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49609279632568" calcext:value-type="float">
            <text:p>2,4960927963256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01" calcext:value-type="float">
            <text:p>1501</text:p>
          </table:table-cell>
          <table:table-cell office:value-type="float" office:value="2.3303964138031" calcext:value-type="float">
            <text:p>2,3303964138031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1501" calcext:value-type="float">
            <text:p>1501</text:p>
          </table:table-cell>
          <table:table-cell table:formula="of:=SUM([.C24];[.G24];[.K24];[.O24];[.S24];[.W24];[.AA24];[.AE24];[.AI24];[.AM24];[.AQ24]) / [.AW2]" office:value-type="float" office:value="2.48494321649725" calcext:value-type="float">
            <text:p>2,48494321649725</text:p>
          </table:table-cell>
          <table:table-cell table:number-columns-repeated="3"/>
          <table:table-cell table:formula="of:=MAX([.C24];[.G24];[.K24];[.O24];[.S24];[.W24];[.AA24];[.AE24];[.AI24];[.AM24];[.AQ24])" office:value-type="float" office:value="2.63014507293701" calcext:value-type="float">
            <text:p>2,63014507293701</text:p>
          </table:table-cell>
          <table:table-cell table:formula="of:=MIN([.C24];[.G24];[.K24];[.O24];[.S24];[.W24];[.AA24];[.AE24];[.AI24];[.AM24];[.AQ24])" office:value-type="float" office:value="2.3303964138031" calcext:value-type="float">
            <text:p>2,3303964138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5571916103363" calcext:value-type="float">
            <text:p>2,557191610336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85215663909912" calcext:value-type="float">
            <text:p>2,8521566390991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65523719787598" calcext:value-type="float">
            <text:p>2,6552371978759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70702838897705" calcext:value-type="float">
            <text:p>2,7070283889770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69683218002319" calcext:value-type="float">
            <text:p>2,6968321800231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74579739570618" calcext:value-type="float">
            <text:p>2,7457973957061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78474712371826" calcext:value-type="float">
            <text:p>2,7847471237182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66914916038513" calcext:value-type="float">
            <text:p>2,6691491603851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77680850028992" calcext:value-type="float">
            <text:p>2,7768085002899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69939088821411" calcext:value-type="float">
            <text:p>2,6993908882141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960" calcext:value-type="float">
            <text:p>960</text:p>
          </table:table-cell>
          <table:table-cell office:value-type="float" office:value="2.72491574287415" calcext:value-type="float">
            <text:p>2,72491574287415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960" calcext:value-type="float">
            <text:p>960</text:p>
          </table:table-cell>
          <table:table-cell table:formula="of:=SUM([.C25];[.G25];[.K25];[.O25];[.S25];[.W25];[.AA25];[.AE25];[.AI25];[.AM25];[.AQ25]) / [.AW2]" office:value-type="float" office:value="2.71538680249994" calcext:value-type="float">
            <text:p>2,71538680249994</text:p>
          </table:table-cell>
          <table:table-cell table:number-columns-repeated="3"/>
          <table:table-cell table:formula="of:=MAX([.C25];[.G25];[.K25];[.O25];[.S25];[.W25];[.AA25];[.AE25];[.AI25];[.AM25];[.AQ25])" office:value-type="float" office:value="2.85215663909912" calcext:value-type="float">
            <text:p>2,85215663909912</text:p>
          </table:table-cell>
          <table:table-cell table:formula="of:=MIN([.C25];[.G25];[.K25];[.O25];[.S25];[.W25];[.AA25];[.AE25];[.AI25];[.AM25];[.AQ25])" office:value-type="float" office:value="2.5571916103363" calcext:value-type="float">
            <text:p>2,5571916103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1.97970652580261" calcext:value-type="float">
            <text:p>1,9797065258026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10892939567566" calcext:value-type="float">
            <text:p>2,1089293956756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08127212524414" calcext:value-type="float">
            <text:p>2,0812721252441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04948449134827" calcext:value-type="float">
            <text:p>2,0494844913482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07459330558777" calcext:value-type="float">
            <text:p>2,0745933055877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19445037841797" calcext:value-type="float">
            <text:p>2,1944503784179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1.97148036956787" calcext:value-type="float">
            <text:p>1,9714803695678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046795129776" calcext:value-type="float">
            <text:p>2,04679512977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13197565078735" calcext:value-type="float">
            <text:p>2,1319756507873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41361594200134" calcext:value-type="float">
            <text:p>2,4136159420013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47" calcext:value-type="float">
            <text:p>847</text:p>
          </table:table-cell>
          <table:table-cell office:value-type="float" office:value="2.19969916343689" calcext:value-type="float">
            <text:p>2,19969916343689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847" calcext:value-type="float">
            <text:p>847</text:p>
          </table:table-cell>
          <table:table-cell table:formula="of:=SUM([.C26];[.G26];[.K26];[.O26];[.S26];[.W26];[.AA26];[.AE26];[.AI26];[.AM26];[.AQ26]) / [.AW2]" office:value-type="float" office:value="2.11381840705872" calcext:value-type="float">
            <text:p>2,11381840705872</text:p>
          </table:table-cell>
          <table:table-cell table:number-columns-repeated="3"/>
          <table:table-cell table:formula="of:=MAX([.C26];[.G26];[.K26];[.O26];[.S26];[.W26];[.AA26];[.AE26];[.AI26];[.AM26];[.AQ26])" office:value-type="float" office:value="2.41361594200134" calcext:value-type="float">
            <text:p>2,41361594200134</text:p>
          </table:table-cell>
          <table:table-cell table:formula="of:=MIN([.C26];[.G26];[.K26];[.O26];[.S26];[.W26];[.AA26];[.AE26];[.AI26];[.AM26];[.AQ26])" office:value-type="float" office:value="1.97148036956787" calcext:value-type="float">
            <text:p>1,97148036956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58209657669067" calcext:value-type="float">
            <text:p>2,5820965766906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63945603370666" calcext:value-type="float">
            <text:p>2,6394560337066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38041615486145" calcext:value-type="float">
            <text:p>2,3804161548614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25058555603027" calcext:value-type="float">
            <text:p>2,2505855560302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37074828147888" calcext:value-type="float">
            <text:p>2,3707482814788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3241171836853" calcext:value-type="float">
            <text:p>2,324117183685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76071858406067" calcext:value-type="float">
            <text:p>2,7607185840606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41383600234985" calcext:value-type="float">
            <text:p>2,4138360023498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44274663925171" calcext:value-type="float">
            <text:p>2,4427466392517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38899254798889" calcext:value-type="float">
            <text:p>2,3889925479888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83" calcext:value-type="float">
            <text:p>1383</text:p>
          </table:table-cell>
          <table:table-cell office:value-type="float" office:value="2.55651569366455" calcext:value-type="float">
            <text:p>2,55651569366455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1383" calcext:value-type="float">
            <text:p>1383</text:p>
          </table:table-cell>
          <table:table-cell table:formula="of:=SUM([.C27];[.G27];[.K27];[.O27];[.S27];[.W27];[.AA27];[.AE27];[.AI27];[.AM27];[.AQ27]) / [.AW2]" office:value-type="float" office:value="2.46456629579717" calcext:value-type="float">
            <text:p>2,46456629579717</text:p>
          </table:table-cell>
          <table:table-cell table:number-columns-repeated="3"/>
          <table:table-cell table:formula="of:=MAX([.C27];[.G27];[.K27];[.O27];[.S27];[.W27];[.AA27];[.AE27];[.AI27];[.AM27];[.AQ27])" office:value-type="float" office:value="2.76071858406067" calcext:value-type="float">
            <text:p>2,76071858406067</text:p>
          </table:table-cell>
          <table:table-cell table:formula="of:=MIN([.C27];[.G27];[.K27];[.O27];[.S27];[.W27];[.AA27];[.AE27];[.AI27];[.AM27];[.AQ27])" office:value-type="float" office:value="2.25058555603027" calcext:value-type="float">
            <text:p>2,25058555603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5661404132843" calcext:value-type="float">
            <text:p>2,566140413284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36161637306213" calcext:value-type="float">
            <text:p>2,3616163730621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34872937202454" calcext:value-type="float">
            <text:p>2,3487293720245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3409161567688" calcext:value-type="float">
            <text:p>2,340916156768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49045562744141" calcext:value-type="float">
            <text:p>2,4904556274414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52663135528564" calcext:value-type="float">
            <text:p>2,5266313552856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61695289611816" calcext:value-type="float">
            <text:p>2,6169528961181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79047155380249" calcext:value-type="float">
            <text:p>2,7904715538024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52186489105225" calcext:value-type="float">
            <text:p>2,5218648910522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32613897323608" calcext:value-type="float">
            <text:p>2,3261389732360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01" calcext:value-type="float">
            <text:p>1201</text:p>
          </table:table-cell>
          <table:table-cell office:value-type="float" office:value="2.52398300170898" calcext:value-type="float">
            <text:p>2,52398300170898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1201" calcext:value-type="float">
            <text:p>1201</text:p>
          </table:table-cell>
          <table:table-cell table:formula="of:=SUM([.C28];[.G28];[.K28];[.O28];[.S28];[.W28];[.AA28];[.AE28];[.AI28];[.AM28];[.AQ28]) / [.AW2]" office:value-type="float" office:value="2.49217278307134" calcext:value-type="float">
            <text:p>2,49217278307134</text:p>
          </table:table-cell>
          <table:table-cell table:number-columns-repeated="3"/>
          <table:table-cell table:formula="of:=MAX([.C28];[.G28];[.K28];[.O28];[.S28];[.W28];[.AA28];[.AE28];[.AI28];[.AM28];[.AQ28])" office:value-type="float" office:value="2.79047155380249" calcext:value-type="float">
            <text:p>2,79047155380249</text:p>
          </table:table-cell>
          <table:table-cell table:formula="of:=MIN([.C28];[.G28];[.K28];[.O28];[.S28];[.W28];[.AA28];[.AE28];[.AI28];[.AM28];[.AQ28])" office:value-type="float" office:value="2.32613897323608" calcext:value-type="float">
            <text:p>2,32613897323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45939612388611" calcext:value-type="float">
            <text:p>2,4593961238861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80790448188782" calcext:value-type="float">
            <text:p>2,8079044818878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66215062141418" calcext:value-type="float">
            <text:p>2,6621506214141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60764503479004" calcext:value-type="float">
            <text:p>2,6076450347900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87614941596985" calcext:value-type="float">
            <text:p>2,8761494159698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72930359840393" calcext:value-type="float">
            <text:p>2,7293035984039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83237075805664" calcext:value-type="float">
            <text:p>2,8323707580566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51284265518188" calcext:value-type="float">
            <text:p>2,5128426551818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51748561859131" calcext:value-type="float">
            <text:p>2,5174856185913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63704562187195" calcext:value-type="float">
            <text:p>2,6370456218719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06" calcext:value-type="float">
            <text:p>1106</text:p>
          </table:table-cell>
          <table:table-cell office:value-type="float" office:value="2.6779670715332" calcext:value-type="float">
            <text:p>2,6779670715332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106" calcext:value-type="float">
            <text:p>1106</text:p>
          </table:table-cell>
          <table:table-cell table:formula="of:=SUM([.C29];[.G29];[.K29];[.O29];[.S29];[.W29];[.AA29];[.AE29];[.AI29];[.AM29];[.AQ29]) / [.AW2]" office:value-type="float" office:value="2.66547827287154" calcext:value-type="float">
            <text:p>2,66547827287154</text:p>
          </table:table-cell>
          <table:table-cell table:number-columns-repeated="3"/>
          <table:table-cell table:formula="of:=MAX([.C29];[.G29];[.K29];[.O29];[.S29];[.W29];[.AA29];[.AE29];[.AI29];[.AM29];[.AQ29])" office:value-type="float" office:value="2.87614941596985" calcext:value-type="float">
            <text:p>2,87614941596985</text:p>
          </table:table-cell>
          <table:table-cell table:formula="of:=MIN([.C29];[.G29];[.K29];[.O29];[.S29];[.W29];[.AA29];[.AE29];[.AI29];[.AM29];[.AQ29])" office:value-type="float" office:value="2.45939612388611" calcext:value-type="float">
            <text:p>2,45939612388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2.76258444786072" calcext:value-type="float">
            <text:p>2,7625844478607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3.08538556098938" calcext:value-type="float">
            <text:p>3,0853855609893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2.93927550315857" calcext:value-type="float">
            <text:p>2,9392755031585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3.64295554161072" calcext:value-type="float">
            <text:p>3,6429555416107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2.87017369270325" calcext:value-type="float">
            <text:p>2,8701736927032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2.95329570770264" calcext:value-type="float">
            <text:p>2,9532957077026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3.04769110679626" calcext:value-type="float">
            <text:p>3,0476911067962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2.82575082778931" calcext:value-type="float">
            <text:p>2,8257508277893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3.04137706756592" calcext:value-type="float">
            <text:p>3,0413770675659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2.78386831283569" calcext:value-type="float">
            <text:p>2,7838683128356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10" calcext:value-type="float">
            <text:p>1010</text:p>
          </table:table-cell>
          <table:table-cell office:value-type="float" office:value="2.83380937576294" calcext:value-type="float">
            <text:p>2,83380937576294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1010" calcext:value-type="float">
            <text:p>1010</text:p>
          </table:table-cell>
          <table:table-cell table:formula="of:=SUM([.C30];[.G30];[.K30];[.O30];[.S30];[.W30];[.AA30];[.AE30];[.AI30];[.AM30];[.AQ30]) / [.AW2]" office:value-type="float" office:value="2.98056064952504" calcext:value-type="float">
            <text:p>2,98056064952504</text:p>
          </table:table-cell>
          <table:table-cell table:number-columns-repeated="3"/>
          <table:table-cell table:formula="of:=MAX([.C30];[.G30];[.K30];[.O30];[.S30];[.W30];[.AA30];[.AE30];[.AI30];[.AM30];[.AQ30])" office:value-type="float" office:value="3.64295554161072" calcext:value-type="float">
            <text:p>3,64295554161072</text:p>
          </table:table-cell>
          <table:table-cell table:formula="of:=MIN([.C30];[.G30];[.K30];[.O30];[.S30];[.W30];[.AA30];[.AE30];[.AI30];[.AM30];[.AQ30])" office:value-type="float" office:value="2.76258444786072" calcext:value-type="float">
            <text:p>2,76258444786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1402759552002" calcext:value-type="float">
            <text:p>2,140275955200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14817261695862" calcext:value-type="float">
            <text:p>2,1481726169586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13420391082764" calcext:value-type="float">
            <text:p>2,1342039108276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16458606719971" calcext:value-type="float">
            <text:p>2,1645860671997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35059571266174" calcext:value-type="float">
            <text:p>2,3505957126617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0792236328125" calcext:value-type="float">
            <text:p>2,079223632812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15210294723511" calcext:value-type="float">
            <text:p>2,1521029472351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09150075912476" calcext:value-type="float">
            <text:p>2,0915007591247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1.99756193161011" calcext:value-type="float">
            <text:p>1,9975619316101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139408826828" calcext:value-type="float">
            <text:p>2,13940882682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13" calcext:value-type="float">
            <text:p>1313</text:p>
          </table:table-cell>
          <table:table-cell office:value-type="float" office:value="2.04098510742187" calcext:value-type="float">
            <text:p>2,04098510742187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1313" calcext:value-type="float">
            <text:p>1313</text:p>
          </table:table-cell>
          <table:table-cell table:formula="of:=SUM([.C31];[.G31];[.K31];[.O31];[.S31];[.W31];[.AA31];[.AE31];[.AI31];[.AM31];[.AQ31]) / [.AW2]" office:value-type="float" office:value="2.13078340617093" calcext:value-type="float">
            <text:p>2,13078340617093</text:p>
          </table:table-cell>
          <table:table-cell table:number-columns-repeated="3"/>
          <table:table-cell table:formula="of:=MAX([.C31];[.G31];[.K31];[.O31];[.S31];[.W31];[.AA31];[.AE31];[.AI31];[.AM31];[.AQ31])" office:value-type="float" office:value="2.35059571266174" calcext:value-type="float">
            <text:p>2,35059571266174</text:p>
          </table:table-cell>
          <table:table-cell table:formula="of:=MIN([.C31];[.G31];[.K31];[.O31];[.S31];[.W31];[.AA31];[.AE31];[.AI31];[.AM31];[.AQ31])" office:value-type="float" office:value="1.99756193161011" calcext:value-type="float">
            <text:p>1,99756193161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58772778511047" calcext:value-type="float">
            <text:p>1,5877277851104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6100025177002" calcext:value-type="float">
            <text:p>1,610002517700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67711043357849" calcext:value-type="float">
            <text:p>1,6771104335784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70983242988586" calcext:value-type="float">
            <text:p>1,7098324298858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72682094573975" calcext:value-type="float">
            <text:p>1,7268209457397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68075895309448" calcext:value-type="float">
            <text:p>1,6807589530944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84535765647888" calcext:value-type="float">
            <text:p>1,8453576564788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64301013946533" calcext:value-type="float">
            <text:p>1,6430101394653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6203396320343" calcext:value-type="float">
            <text:p>1,620339632034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67703199386597" calcext:value-type="float">
            <text:p>1,6770319938659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2" calcext:value-type="float">
            <text:p>742</text:p>
          </table:table-cell>
          <table:table-cell office:value-type="float" office:value="1.67037868499756" calcext:value-type="float">
            <text:p>1,67037868499756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742" calcext:value-type="float">
            <text:p>742</text:p>
          </table:table-cell>
          <table:table-cell table:formula="of:=SUM([.C32];[.G32];[.K32];[.O32];[.S32];[.W32];[.AA32];[.AE32];[.AI32];[.AM32];[.AQ32]) / [.AW2]" office:value-type="float" office:value="1.67712465199557" calcext:value-type="float">
            <text:p>1,67712465199557</text:p>
          </table:table-cell>
          <table:table-cell table:number-columns-repeated="3"/>
          <table:table-cell table:formula="of:=MAX([.C32];[.G32];[.K32];[.O32];[.S32];[.W32];[.AA32];[.AE32];[.AI32];[.AM32];[.AQ32])" office:value-type="float" office:value="1.84535765647888" calcext:value-type="float">
            <text:p>1,84535765647888</text:p>
          </table:table-cell>
          <table:table-cell table:formula="of:=MIN([.C32];[.G32];[.K32];[.O32];[.S32];[.W32];[.AA32];[.AE32];[.AI32];[.AM32];[.AQ32])" office:value-type="float" office:value="1.58772778511047" calcext:value-type="float">
            <text:p>1,58772778511047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72.7015092372894" calcext:value-type="float">
            <text:p>72,701509237289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76.9781992435455" calcext:value-type="float">
            <text:p>76,978199243545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76.5766496658325" calcext:value-type="float">
            <text:p>76,576649665832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76.6775143146515" calcext:value-type="float">
            <text:p>76,677514314651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76.8753271102905" calcext:value-type="float">
            <text:p>76,875327110290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77.1616525650025" calcext:value-type="float">
            <text:p>77,161652565002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78.8406810760498" calcext:value-type="float">
            <text:p>78,840681076049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32])" office:value-type="float" office:value="77.1237201690674" calcext:value-type="float">
            <text:p>77,123720169067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32])" office:value-type="float" office:value="75.3166475296021" calcext:value-type="float">
            <text:p>75,316647529602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32])" office:value-type="float" office:value="76.6461637020111" calcext:value-type="float">
            <text:p>76,646163702011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32])" office:value-type="float" office:value="76.4061987400055" calcext:value-type="float">
            <text:p>76,406198740005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32])" office:value-type="float" office:value="76.4822057593952" calcext:value-type="float">
            <text:p>76,4822057593952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32])" office:value-type="float" office:value="85.0711233615875" calcext:value-type="float">
            <text:p>85,0711233615875</text:p>
          </table:table-cell>
          <table:table-cell table:formula="of:=SUM([.AZ3:.AZ32])" office:value-type="float" office:value="70.2682845592499" calcext:value-type="float">
            <text:p>70,2682845592499</text:p>
          </table:table-cell>
          <table:table-cell table:number-columns-repeated="8"/>
        </table:table-row>
      </table:table>
      <table:table table:name="50_Janelas sup_0.006&amp;conf_0.9" table:style-name="ta1"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5.6286969184876" calcext:value-type="float">
            <text:p>65,628696918487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4.8311808109284" calcext:value-type="float">
            <text:p>64,831180810928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5.3275804519653" calcext:value-type="float">
            <text:p>65,327580451965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5.3798611164093" calcext:value-type="float">
            <text:p>65,379861116409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7.2047834396362" calcext:value-type="float">
            <text:p>67,204783439636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5.2778851985931" calcext:value-type="float">
            <text:p>65,277885198593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5.7503328323364" calcext:value-type="float">
            <text:p>65,750332832336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4.8009097576141" calcext:value-type="float">
            <text:p>64,800909757614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2.5486884117126" calcext:value-type="float">
            <text:p>62,548688411712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2.8010439872742" calcext:value-type="float">
            <text:p>62,801043987274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4" calcext:value-type="float">
            <text:p>954</text:p>
          </table:table-cell>
          <table:table-cell office:value-type="float" office:value="64.3270761966705" calcext:value-type="float">
            <text:p>64,3270761966705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54" calcext:value-type="float">
            <text:p>954</text:p>
          </table:table-cell>
          <table:table-cell table:formula="of:=SUM([.C2];[.G2];[.K2];[.O2];[.S2];[.W2];[.AA2];[.AE2];[.AI2];[.AM2];[.AQ2]) / [.AW2]" office:value-type="float" office:value="64.8980035565116" calcext:value-type="float">
            <text:p>64,8980035565116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67.2047834396362" calcext:value-type="float">
            <text:p>67,2047834396362</text:p>
          </table:table-cell>
          <table:table-cell table:formula="of:=MIN([.C2];[.G2];[.K2];[.O2];[.S2];[.W2];[.AA2];[.AE2];[.AI2];[.AM2];[.AQ2])" office:value-type="float" office:value="62.5486884117126" calcext:value-type="float">
            <text:p>62,5486884117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44613480567932" calcext:value-type="float">
            <text:p>1,4461348056793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53867769241333" calcext:value-type="float">
            <text:p>1,5386776924133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56890416145325" calcext:value-type="float">
            <text:p>1,5689041614532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75020503997803" calcext:value-type="float">
            <text:p>1,7502050399780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49556183815002" calcext:value-type="float">
            <text:p>1,4955618381500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47328662872314" calcext:value-type="float">
            <text:p>1,4732866287231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67019605636597" calcext:value-type="float">
            <text:p>1,6701960563659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44456815719605" calcext:value-type="float">
            <text:p>1,4445681571960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40225911140442" calcext:value-type="float">
            <text:p>1,4022591114044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41902875900269" calcext:value-type="float">
            <text:p>1,4190287590026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674" calcext:value-type="float">
            <text:p>1674</text:p>
          </table:table-cell>
          <table:table-cell office:value-type="float" office:value="1.49035882949829" calcext:value-type="float">
            <text:p>1,49035882949829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674" calcext:value-type="float">
            <text:p>1674</text:p>
          </table:table-cell>
          <table:table-cell table:formula="of:=SUM([.C3];[.G3];[.K3];[.O3];[.S3];[.W3];[.AA3];[.AE3];[.AI3];[.AM3];[.AQ3]) / [.AW2]" office:value-type="float" office:value="1.51810737089677" calcext:value-type="float">
            <text:p>1,51810737089677</text:p>
          </table:table-cell>
          <table:table-cell table:number-columns-repeated="3"/>
          <table:table-cell table:formula="of:=MAX([.C3];[.G3];[.K3];[.O3];[.S3];[.W3];[.AA3];[.AE3];[.AI3];[.AM3];[.AQ3])" office:value-type="float" office:value="1.75020503997803" calcext:value-type="float">
            <text:p>1,75020503997803</text:p>
          </table:table-cell>
          <table:table-cell table:formula="of:=MIN([.C3];[.G3];[.K3];[.O3];[.S3];[.W3];[.AA3];[.AE3];[.AI3];[.AM3];[.AQ3])" office:value-type="float" office:value="1.40225911140442" calcext:value-type="float">
            <text:p>1,40225911140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53193092346191" calcext:value-type="float">
            <text:p>1,5319309234619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76852130889893" calcext:value-type="float">
            <text:p>1,7685213088989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5717511177063" calcext:value-type="float">
            <text:p>1,571751117706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76265740394592" calcext:value-type="float">
            <text:p>1,7626574039459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70234870910645" calcext:value-type="float">
            <text:p>1,7023487091064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72871279716492" calcext:value-type="float">
            <text:p>1,7287127971649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89616632461548" calcext:value-type="float">
            <text:p>1,8961663246154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73616409301758" calcext:value-type="float">
            <text:p>1,7361640930175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67837381362915" calcext:value-type="float">
            <text:p>1,6783738136291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76972532272339" calcext:value-type="float">
            <text:p>1,7697253227233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0" calcext:value-type="float">
            <text:p>1020</text:p>
          </table:table-cell>
          <table:table-cell office:value-type="float" office:value="1.64378929138184" calcext:value-type="float">
            <text:p>1,64378929138184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020" calcext:value-type="float">
            <text:p>1020</text:p>
          </table:table-cell>
          <table:table-cell table:formula="of:=SUM([.C4];[.G4];[.K4];[.O4];[.S4];[.W4];[.AA4];[.AE4];[.AI4];[.AM4];[.AQ4]) / [.AW2]" office:value-type="float" office:value="1.70819464596835" calcext:value-type="float">
            <text:p>1,70819464596835</text:p>
          </table:table-cell>
          <table:table-cell table:number-columns-repeated="3"/>
          <table:table-cell table:formula="of:=MAX([.C4];[.G4];[.K4];[.O4];[.S4];[.W4];[.AA4];[.AE4];[.AI4];[.AM4];[.AQ4])" office:value-type="float" office:value="1.89616632461548" calcext:value-type="float">
            <text:p>1,89616632461548</text:p>
          </table:table-cell>
          <table:table-cell table:formula="of:=MIN([.C4];[.G4];[.K4];[.O4];[.S4];[.W4];[.AA4];[.AE4];[.AI4];[.AM4];[.AQ4])" office:value-type="float" office:value="1.53193092346191" calcext:value-type="float">
            <text:p>1,53193092346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51694416999817" calcext:value-type="float">
            <text:p>1,5169441699981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65387797355652" calcext:value-type="float">
            <text:p>1,6538779735565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50675916671753" calcext:value-type="float">
            <text:p>1,5067591667175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51962518692017" calcext:value-type="float">
            <text:p>1,5196251869201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48453879356384" calcext:value-type="float">
            <text:p>1,4845387935638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49993920326233" calcext:value-type="float">
            <text:p>1,4999392032623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70691967010498" calcext:value-type="float">
            <text:p>1,7069196701049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7091007232666" calcext:value-type="float">
            <text:p>1,709100723266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55261898040771" calcext:value-type="float">
            <text:p>1,5526189804077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82015800476074" calcext:value-type="float">
            <text:p>1,8201580047607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558" calcext:value-type="float">
            <text:p>1558</text:p>
          </table:table-cell>
          <table:table-cell office:value-type="float" office:value="1.55100536346436" calcext:value-type="float">
            <text:p>1,55100536346436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558" calcext:value-type="float">
            <text:p>1558</text:p>
          </table:table-cell>
          <table:table-cell table:formula="of:=SUM([.C5];[.G5];[.K5];[.O5];[.S5];[.W5];[.AA5];[.AE5];[.AI5];[.AM5];[.AQ5]) / [.AW2]" office:value-type="float" office:value="1.59286247600209" calcext:value-type="float">
            <text:p>1,59286247600209</text:p>
          </table:table-cell>
          <table:table-cell table:number-columns-repeated="3"/>
          <table:table-cell table:formula="of:=MAX([.C5];[.G5];[.K5];[.O5];[.S5];[.W5];[.AA5];[.AE5];[.AI5];[.AM5];[.AQ5])" office:value-type="float" office:value="1.82015800476074" calcext:value-type="float">
            <text:p>1,82015800476074</text:p>
          </table:table-cell>
          <table:table-cell table:formula="of:=MIN([.C5];[.G5];[.K5];[.O5];[.S5];[.W5];[.AA5];[.AE5];[.AI5];[.AM5];[.AQ5])" office:value-type="float" office:value="1.48453879356384" calcext:value-type="float">
            <text:p>1,48453879356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4421443939209" calcext:value-type="float">
            <text:p>1,442144393920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59361171722412" calcext:value-type="float">
            <text:p>1,5936117172241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59221792221069" calcext:value-type="float">
            <text:p>1,5922179222106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74915266036987" calcext:value-type="float">
            <text:p>1,7491526603698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62948226928711" calcext:value-type="float">
            <text:p>1,6294822692871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66184425354004" calcext:value-type="float">
            <text:p>1,6618442535400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54773998260498" calcext:value-type="float">
            <text:p>1,5477399826049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65518617630005" calcext:value-type="float">
            <text:p>1,6551861763000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59183049201965" calcext:value-type="float">
            <text:p>1,5918304920196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70263361930847" calcext:value-type="float">
            <text:p>1,7026336193084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526" calcext:value-type="float">
            <text:p>1526</text:p>
          </table:table-cell>
          <table:table-cell office:value-type="float" office:value="1.59954977035522" calcext:value-type="float">
            <text:p>1,59954977035522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526" calcext:value-type="float">
            <text:p>1526</text:p>
          </table:table-cell>
          <table:table-cell table:formula="of:=SUM([.C6];[.G6];[.K6];[.O6];[.S6];[.W6];[.AA6];[.AE6];[.AI6];[.AM6];[.AQ6]) / [.AW2]" office:value-type="float" office:value="1.61503575064919" calcext:value-type="float">
            <text:p>1,61503575064919</text:p>
          </table:table-cell>
          <table:table-cell table:number-columns-repeated="3"/>
          <table:table-cell table:formula="of:=MAX([.C6];[.G6];[.K6];[.O6];[.S6];[.W6];[.AA6];[.AE6];[.AI6];[.AM6];[.AQ6])" office:value-type="float" office:value="1.74915266036987" calcext:value-type="float">
            <text:p>1,74915266036987</text:p>
          </table:table-cell>
          <table:table-cell table:formula="of:=MIN([.C6];[.G6];[.K6];[.O6];[.S6];[.W6];[.AA6];[.AE6];[.AI6];[.AM6];[.AQ6])" office:value-type="float" office:value="1.4421443939209" calcext:value-type="float">
            <text:p>1,4421443939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80514621734619" calcext:value-type="float">
            <text:p>1,8051462173461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56090807914734" calcext:value-type="float">
            <text:p>1,5609080791473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45654463768005" calcext:value-type="float">
            <text:p>1,4565446376800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56945896148682" calcext:value-type="float">
            <text:p>1,5694589614868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50711894035339" calcext:value-type="float">
            <text:p>1,5071189403533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54371094703674" calcext:value-type="float">
            <text:p>1,5437109470367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59512495994568" calcext:value-type="float">
            <text:p>1,5951249599456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50502347946167" calcext:value-type="float">
            <text:p>1,5050234794616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47467803955078" calcext:value-type="float">
            <text:p>1,4746780395507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1.57295918464661" calcext:value-type="float">
            <text:p>1,5729591846466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80" calcext:value-type="float">
            <text:p>1380</text:p>
          </table:table-cell>
          <table:table-cell office:value-type="float" office:value="2.14543008804321" calcext:value-type="float">
            <text:p>2,14543008804321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380" calcext:value-type="float">
            <text:p>1380</text:p>
          </table:table-cell>
          <table:table-cell table:formula="of:=SUM([.C7];[.G7];[.K7];[.O7];[.S7];[.W7];[.AA7];[.AE7];[.AI7];[.AM7];[.AQ7]) / [.AW2]" office:value-type="float" office:value="1.61237304860895" calcext:value-type="float">
            <text:p>1,61237304860895</text:p>
          </table:table-cell>
          <table:table-cell table:number-columns-repeated="3"/>
          <table:table-cell table:formula="of:=MAX([.C7];[.G7];[.K7];[.O7];[.S7];[.W7];[.AA7];[.AE7];[.AI7];[.AM7];[.AQ7])" office:value-type="float" office:value="2.14543008804321" calcext:value-type="float">
            <text:p>2,14543008804321</text:p>
          </table:table-cell>
          <table:table-cell table:formula="of:=MIN([.C7];[.G7];[.K7];[.O7];[.S7];[.W7];[.AA7];[.AE7];[.AI7];[.AM7];[.AQ7])" office:value-type="float" office:value="1.45654463768005" calcext:value-type="float">
            <text:p>1,45654463768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39826083183289" calcext:value-type="float">
            <text:p>1,3982608318328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58135533332825" calcext:value-type="float">
            <text:p>1,5813553333282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26609253883362" calcext:value-type="float">
            <text:p>1,2660925388336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31044292449951" calcext:value-type="float">
            <text:p>1,3104429244995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32566261291504" calcext:value-type="float">
            <text:p>1,3256626129150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34536457061768" calcext:value-type="float">
            <text:p>1,3453645706176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43190765380859" calcext:value-type="float">
            <text:p>1,4319076538085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27875781059265" calcext:value-type="float">
            <text:p>1,2787578105926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22580718994141" calcext:value-type="float">
            <text:p>1,2258071899414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24645376205444" calcext:value-type="float">
            <text:p>1,2464537620544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16" calcext:value-type="float">
            <text:p>1216</text:p>
          </table:table-cell>
          <table:table-cell office:value-type="float" office:value="1.27756094932556" calcext:value-type="float">
            <text:p>1,27756094932556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216" calcext:value-type="float">
            <text:p>1216</text:p>
          </table:table-cell>
          <table:table-cell table:formula="of:=SUM([.C8];[.G8];[.K8];[.O8];[.S8];[.W8];[.AA8];[.AE8];[.AI8];[.AM8];[.AQ8]) / [.AW2]" office:value-type="float" office:value="1.33524237979542" calcext:value-type="float">
            <text:p>1,33524237979542</text:p>
          </table:table-cell>
          <table:table-cell table:number-columns-repeated="3"/>
          <table:table-cell table:formula="of:=MAX([.C8];[.G8];[.K8];[.O8];[.S8];[.W8];[.AA8];[.AE8];[.AI8];[.AM8];[.AQ8])" office:value-type="float" office:value="1.58135533332825" calcext:value-type="float">
            <text:p>1,58135533332825</text:p>
          </table:table-cell>
          <table:table-cell table:formula="of:=MIN([.C8];[.G8];[.K8];[.O8];[.S8];[.W8];[.AA8];[.AE8];[.AI8];[.AM8];[.AQ8])" office:value-type="float" office:value="1.22580718994141" calcext:value-type="float">
            <text:p>1,22580718994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41125655174255" calcext:value-type="float">
            <text:p>1,4112565517425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64845538139343" calcext:value-type="float">
            <text:p>1,6484553813934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57185578346252" calcext:value-type="float">
            <text:p>1,5718557834625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76925563812256" calcext:value-type="float">
            <text:p>1,7692556381225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62857031822205" calcext:value-type="float">
            <text:p>1,6285703182220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66830492019653" calcext:value-type="float">
            <text:p>1,6683049201965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56541204452515" calcext:value-type="float">
            <text:p>1,5654120445251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56597542762756" calcext:value-type="float">
            <text:p>1,5659754276275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99927544593811" calcext:value-type="float">
            <text:p>1,9992754459381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56576013565063" calcext:value-type="float">
            <text:p>1,5657601356506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66" calcext:value-type="float">
            <text:p>1066</text:p>
          </table:table-cell>
          <table:table-cell office:value-type="float" office:value="1.60362482070923" calcext:value-type="float">
            <text:p>1,60362482070923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066" calcext:value-type="float">
            <text:p>1066</text:p>
          </table:table-cell>
          <table:table-cell table:formula="of:=SUM([.C9];[.G9];[.K9];[.O9];[.S9];[.W9];[.AA9];[.AE9];[.AI9];[.AM9];[.AQ9]) / [.AW2]" office:value-type="float" office:value="1.63615876978094" calcext:value-type="float">
            <text:p>1,63615876978094</text:p>
          </table:table-cell>
          <table:table-cell table:number-columns-repeated="3"/>
          <table:table-cell table:formula="of:=MAX([.C9];[.G9];[.K9];[.O9];[.S9];[.W9];[.AA9];[.AE9];[.AI9];[.AM9];[.AQ9])" office:value-type="float" office:value="1.99927544593811" calcext:value-type="float">
            <text:p>1,99927544593811</text:p>
          </table:table-cell>
          <table:table-cell table:formula="of:=MIN([.C9];[.G9];[.K9];[.O9];[.S9];[.W9];[.AA9];[.AE9];[.AI9];[.AM9];[.AQ9])" office:value-type="float" office:value="1.41125655174255" calcext:value-type="float">
            <text:p>1,41125655174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1.98185634613037" calcext:value-type="float">
            <text:p>1,9818563461303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2.00871872901916" calcext:value-type="float">
            <text:p>2,0087187290191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2.01178073883057" calcext:value-type="float">
            <text:p>2,0117807388305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2.05597758293152" calcext:value-type="float">
            <text:p>2,0559775829315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2.0707323551178" calcext:value-type="float">
            <text:p>2,070732355117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2.12125062942505" calcext:value-type="float">
            <text:p>2,1212506294250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2.15733933448791" calcext:value-type="float">
            <text:p>2,1573393344879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1.97295641899109" calcext:value-type="float">
            <text:p>1,9729564189910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2.07353758811951" calcext:value-type="float">
            <text:p>2,0735375881195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2.01817107200623" calcext:value-type="float">
            <text:p>2,0181710720062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434" calcext:value-type="float">
            <text:p>1434</text:p>
          </table:table-cell>
          <table:table-cell office:value-type="float" office:value="1.99200367927551" calcext:value-type="float">
            <text:p>1,99200367927551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1434" calcext:value-type="float">
            <text:p>1434</text:p>
          </table:table-cell>
          <table:table-cell table:formula="of:=SUM([.C10];[.G10];[.K10];[.O10];[.S10];[.W10];[.AA10];[.AE10];[.AI10];[.AM10];[.AQ10]) / [.AW2]" office:value-type="float" office:value="2.04221131584861" calcext:value-type="float">
            <text:p>2,04221131584861</text:p>
          </table:table-cell>
          <table:table-cell table:number-columns-repeated="3"/>
          <table:table-cell table:formula="of:=MAX([.C10];[.G10];[.K10];[.O10];[.S10];[.W10];[.AA10];[.AE10];[.AI10];[.AM10];[.AQ10])" office:value-type="float" office:value="2.15733933448791" calcext:value-type="float">
            <text:p>2,15733933448791</text:p>
          </table:table-cell>
          <table:table-cell table:formula="of:=MIN([.C10];[.G10];[.K10];[.O10];[.S10];[.W10];[.AA10];[.AE10];[.AI10];[.AM10];[.AQ10])" office:value-type="float" office:value="1.97295641899109" calcext:value-type="float">
            <text:p>1,97295641899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39028143882751" calcext:value-type="float">
            <text:p>1,3902814388275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392653465271" calcext:value-type="float">
            <text:p>1,39265346527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46321749687195" calcext:value-type="float">
            <text:p>1,4632174968719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33339810371399" calcext:value-type="float">
            <text:p>1,3333981037139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35054230690002" calcext:value-type="float">
            <text:p>1,3505423069000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45746755599976" calcext:value-type="float">
            <text:p>1,4574675559997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89753937721252" calcext:value-type="float">
            <text:p>1,8975393772125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45200562477112" calcext:value-type="float">
            <text:p>1,4520056247711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46861529350281" calcext:value-type="float">
            <text:p>1,4686152935028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37267470359802" calcext:value-type="float">
            <text:p>1,3726747035980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118" calcext:value-type="float">
            <text:p>2118</text:p>
          </table:table-cell>
          <table:table-cell office:value-type="float" office:value="1.42937302589417" calcext:value-type="float">
            <text:p>1,42937302589417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2118" calcext:value-type="float">
            <text:p>2118</text:p>
          </table:table-cell>
          <table:table-cell table:formula="of:=SUM([.C11];[.G11];[.K11];[.O11];[.S11];[.W11];[.AA11];[.AE11];[.AI11];[.AM11];[.AQ11]) / [.AW2]" office:value-type="float" office:value="1.45525167205117" calcext:value-type="float">
            <text:p>1,45525167205117</text:p>
          </table:table-cell>
          <table:table-cell table:number-columns-repeated="3"/>
          <table:table-cell table:formula="of:=MAX([.C11];[.G11];[.K11];[.O11];[.S11];[.W11];[.AA11];[.AE11];[.AI11];[.AM11];[.AQ11])" office:value-type="float" office:value="1.89753937721252" calcext:value-type="float">
            <text:p>1,89753937721252</text:p>
          </table:table-cell>
          <table:table-cell table:formula="of:=MIN([.C11];[.G11];[.K11];[.O11];[.S11];[.W11];[.AA11];[.AE11];[.AI11];[.AM11];[.AQ11])" office:value-type="float" office:value="1.33339810371399" calcext:value-type="float">
            <text:p>1,33339810371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14626145362854" calcext:value-type="float">
            <text:p>2,1462614536285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28824925422668" calcext:value-type="float">
            <text:p>2,2882492542266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11777377128601" calcext:value-type="float">
            <text:p>2,117773771286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11022853851318" calcext:value-type="float">
            <text:p>2,1102285385131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22290062904358" calcext:value-type="float">
            <text:p>2,2229006290435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33768773078918" calcext:value-type="float">
            <text:p>2,3376877307891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46374678611755" calcext:value-type="float">
            <text:p>2,4637467861175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129061460495" calcext:value-type="float">
            <text:p>2,12906146049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11840653419495" calcext:value-type="float">
            <text:p>2,1184065341949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20831680297852" calcext:value-type="float">
            <text:p>2,2083168029785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651" calcext:value-type="float">
            <text:p>1651</text:p>
          </table:table-cell>
          <table:table-cell office:value-type="float" office:value="2.35159063339233" calcext:value-type="float">
            <text:p>2,35159063339233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651" calcext:value-type="float">
            <text:p>1651</text:p>
          </table:table-cell>
          <table:table-cell table:formula="of:=SUM([.C12];[.G12];[.K12];[.O12];[.S12];[.W12];[.AA12];[.AE12];[.AI12];[.AM12];[.AQ12]) / [.AW2]" office:value-type="float" office:value="2.22674759951505" calcext:value-type="float">
            <text:p>2,22674759951505</text:p>
          </table:table-cell>
          <table:table-cell table:number-columns-repeated="3"/>
          <table:table-cell table:formula="of:=MAX([.C12];[.G12];[.K12];[.O12];[.S12];[.W12];[.AA12];[.AE12];[.AI12];[.AM12];[.AQ12])" office:value-type="float" office:value="2.46374678611755" calcext:value-type="float">
            <text:p>2,46374678611755</text:p>
          </table:table-cell>
          <table:table-cell table:formula="of:=MIN([.C12];[.G12];[.K12];[.O12];[.S12];[.W12];[.AA12];[.AE12];[.AI12];[.AM12];[.AQ12])" office:value-type="float" office:value="2.11022853851318" calcext:value-type="float">
            <text:p>2,11022853851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3822774887085" calcext:value-type="float">
            <text:p>1,382277488708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40680766105652" calcext:value-type="float">
            <text:p>1,4068076610565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22486853599548" calcext:value-type="float">
            <text:p>1,2248685359954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28991961479187" calcext:value-type="float">
            <text:p>1,2899196147918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30415654182434" calcext:value-type="float">
            <text:p>1,3041565418243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37015390396118" calcext:value-type="float">
            <text:p>1,3701539039611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21829390525818" calcext:value-type="float">
            <text:p>1,2182939052581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36858916282654" calcext:value-type="float">
            <text:p>1,3685891628265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36985039710999" calcext:value-type="float">
            <text:p>1,3698503971099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20584440231323" calcext:value-type="float">
            <text:p>1,2058444023132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799" calcext:value-type="float">
            <text:p>799</text:p>
          </table:table-cell>
          <table:table-cell office:value-type="float" office:value="1.26293039321899" calcext:value-type="float">
            <text:p>1,26293039321899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799" calcext:value-type="float">
            <text:p>799</text:p>
          </table:table-cell>
          <table:table-cell table:formula="of:=SUM([.C13];[.G13];[.K13];[.O13];[.S13];[.W13];[.AA13];[.AE13];[.AI13];[.AM13];[.AQ13]) / [.AW2]" office:value-type="float" office:value="1.3094265460968" calcext:value-type="float">
            <text:p>1,3094265460968</text:p>
          </table:table-cell>
          <table:table-cell table:number-columns-repeated="3"/>
          <table:table-cell table:formula="of:=MAX([.C13];[.G13];[.K13];[.O13];[.S13];[.W13];[.AA13];[.AE13];[.AI13];[.AM13];[.AQ13])" office:value-type="float" office:value="1.40680766105652" calcext:value-type="float">
            <text:p>1,40680766105652</text:p>
          </table:table-cell>
          <table:table-cell table:formula="of:=MIN([.C13];[.G13];[.K13];[.O13];[.S13];[.W13];[.AA13];[.AE13];[.AI13];[.AM13];[.AQ13])" office:value-type="float" office:value="1.20584440231323" calcext:value-type="float">
            <text:p>1,20584440231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1.99369788169861" calcext:value-type="float">
            <text:p>1,9936978816986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1.92812657356262" calcext:value-type="float">
            <text:p>1,9281265735626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1.91869449615479" calcext:value-type="float">
            <text:p>1,9186944961547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1.96673464775085" calcext:value-type="float">
            <text:p>1,9667346477508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1.91125297546387" calcext:value-type="float">
            <text:p>1,9112529754638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2.01889038085937" calcext:value-type="float">
            <text:p>2,0188903808593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2.006920337677" calcext:value-type="float">
            <text:p>2,00692033767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1.85731673240662" calcext:value-type="float">
            <text:p>1,8573167324066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1.91244506835938" calcext:value-type="float">
            <text:p>1,9124450683593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1.86028409004211" calcext:value-type="float">
            <text:p>1,8602840900421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883" calcext:value-type="float">
            <text:p>1883</text:p>
          </table:table-cell>
          <table:table-cell office:value-type="float" office:value="2.08737206459045" calcext:value-type="float">
            <text:p>2,08737206459045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883" calcext:value-type="float">
            <text:p>1883</text:p>
          </table:table-cell>
          <table:table-cell table:formula="of:=SUM([.C14];[.G14];[.K14];[.O14];[.S14];[.W14];[.AA14];[.AE14];[.AI14];[.AM14];[.AQ14]) / [.AW2]" office:value-type="float" office:value="1.9510668407787" calcext:value-type="float">
            <text:p>1,9510668407787</text:p>
          </table:table-cell>
          <table:table-cell table:number-columns-repeated="3"/>
          <table:table-cell table:formula="of:=MAX([.C14];[.G14];[.K14];[.O14];[.S14];[.W14];[.AA14];[.AE14];[.AI14];[.AM14];[.AQ14])" office:value-type="float" office:value="2.08737206459045" calcext:value-type="float">
            <text:p>2,08737206459045</text:p>
          </table:table-cell>
          <table:table-cell table:formula="of:=MIN([.C14];[.G14];[.K14];[.O14];[.S14];[.W14];[.AA14];[.AE14];[.AI14];[.AM14];[.AQ14])" office:value-type="float" office:value="1.85731673240662" calcext:value-type="float">
            <text:p>1,85731673240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61368536949158" calcext:value-type="float">
            <text:p>1,6136853694915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42291808128357" calcext:value-type="float">
            <text:p>1,4229180812835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47484707832336" calcext:value-type="float">
            <text:p>1,4748470783233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52981877326965" calcext:value-type="float">
            <text:p>1,5298187732696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54174184799194" calcext:value-type="float">
            <text:p>1,5417418479919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42670941352844" calcext:value-type="float">
            <text:p>1,4267094135284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52816009521484" calcext:value-type="float">
            <text:p>1,5281600952148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46728777885437" calcext:value-type="float">
            <text:p>1,4672877788543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50687670707703" calcext:value-type="float">
            <text:p>1,5068767070770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58941793441772" calcext:value-type="float">
            <text:p>1,5894179344177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36" calcext:value-type="float">
            <text:p>1736</text:p>
          </table:table-cell>
          <table:table-cell office:value-type="float" office:value="1.47743487358093" calcext:value-type="float">
            <text:p>1,47743487358093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1736" calcext:value-type="float">
            <text:p>1736</text:p>
          </table:table-cell>
          <table:table-cell table:formula="of:=SUM([.C15];[.G15];[.K15];[.O15];[.S15];[.W15];[.AA15];[.AE15];[.AI15];[.AM15];[.AQ15]) / [.AW2]" office:value-type="float" office:value="1.50717254118486" calcext:value-type="float">
            <text:p>1,50717254118486</text:p>
          </table:table-cell>
          <table:table-cell table:number-columns-repeated="3"/>
          <table:table-cell table:formula="of:=MAX([.C15];[.G15];[.K15];[.O15];[.S15];[.W15];[.AA15];[.AE15];[.AI15];[.AM15];[.AQ15])" office:value-type="float" office:value="1.61368536949158" calcext:value-type="float">
            <text:p>1,61368536949158</text:p>
          </table:table-cell>
          <table:table-cell table:formula="of:=MIN([.C15];[.G15];[.K15];[.O15];[.S15];[.W15];[.AA15];[.AE15];[.AI15];[.AM15];[.AQ15])" office:value-type="float" office:value="1.42291808128357" calcext:value-type="float">
            <text:p>1,4229180812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1.81312441825867" calcext:value-type="float">
            <text:p>1,8131244182586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1.93125343322754" calcext:value-type="float">
            <text:p>1,9312534332275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2.03168392181396" calcext:value-type="float">
            <text:p>2,0316839218139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2.07964730262756" calcext:value-type="float">
            <text:p>2,0796473026275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1.96082401275635" calcext:value-type="float">
            <text:p>1,9608240127563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1.89187955856323" calcext:value-type="float">
            <text:p>1,8918795585632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1.8941855430603" calcext:value-type="float">
            <text:p>1,894185543060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1.91218185424805" calcext:value-type="float">
            <text:p>1,9121818542480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2.02999424934387" calcext:value-type="float">
            <text:p>2,0299942493438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1.91336488723755" calcext:value-type="float">
            <text:p>1,9133648872375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93" calcext:value-type="float">
            <text:p>1493</text:p>
          </table:table-cell>
          <table:table-cell office:value-type="float" office:value="1.89215755462646" calcext:value-type="float">
            <text:p>1,89215755462646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493" calcext:value-type="float">
            <text:p>1493</text:p>
          </table:table-cell>
          <table:table-cell table:formula="of:=SUM([.C16];[.G16];[.K16];[.O16];[.S16];[.W16];[.AA16];[.AE16];[.AI16];[.AM16];[.AQ16]) / [.AW2]" office:value-type="float" office:value="1.94093606688759" calcext:value-type="float">
            <text:p>1,94093606688759</text:p>
          </table:table-cell>
          <table:table-cell table:number-columns-repeated="3"/>
          <table:table-cell table:formula="of:=MAX([.C16];[.G16];[.K16];[.O16];[.S16];[.W16];[.AA16];[.AE16];[.AI16];[.AM16];[.AQ16])" office:value-type="float" office:value="2.07964730262756" calcext:value-type="float">
            <text:p>2,07964730262756</text:p>
          </table:table-cell>
          <table:table-cell table:formula="of:=MIN([.C16];[.G16];[.K16];[.O16];[.S16];[.W16];[.AA16];[.AE16];[.AI16];[.AM16];[.AQ16])" office:value-type="float" office:value="1.81312441825867" calcext:value-type="float">
            <text:p>1,81312441825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51494669914246" calcext:value-type="float">
            <text:p>1,5149466991424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60092353820801" calcext:value-type="float">
            <text:p>1,6009235382080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58485293388367" calcext:value-type="float">
            <text:p>1,5848529338836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63818287849426" calcext:value-type="float">
            <text:p>1,6381828784942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2.00902104377747" calcext:value-type="float">
            <text:p>2,0090210437774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67483472824097" calcext:value-type="float">
            <text:p>1,6748347282409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75894713401794" calcext:value-type="float">
            <text:p>1,7589471340179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58345484733582" calcext:value-type="float">
            <text:p>1,5834548473358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58392453193665" calcext:value-type="float">
            <text:p>1,5839245319366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52722263336182" calcext:value-type="float">
            <text:p>1,5272226333618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489" calcext:value-type="float">
            <text:p>1489</text:p>
          </table:table-cell>
          <table:table-cell office:value-type="float" office:value="1.61136865615845" calcext:value-type="float">
            <text:p>1,61136865615845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489" calcext:value-type="float">
            <text:p>1489</text:p>
          </table:table-cell>
          <table:table-cell table:formula="of:=SUM([.C17];[.G17];[.K17];[.O17];[.S17];[.W17];[.AA17];[.AE17];[.AI17];[.AM17];[.AQ17]) / [.AW2]" office:value-type="float" office:value="1.64433451132341" calcext:value-type="float">
            <text:p>1,64433451132341</text:p>
          </table:table-cell>
          <table:table-cell table:number-columns-repeated="3"/>
          <table:table-cell table:formula="of:=MAX([.C17];[.G17];[.K17];[.O17];[.S17];[.W17];[.AA17];[.AE17];[.AI17];[.AM17];[.AQ17])" office:value-type="float" office:value="2.00902104377747" calcext:value-type="float">
            <text:p>2,00902104377747</text:p>
          </table:table-cell>
          <table:table-cell table:formula="of:=MIN([.C17];[.G17];[.K17];[.O17];[.S17];[.W17];[.AA17];[.AE17];[.AI17];[.AM17];[.AQ17])" office:value-type="float" office:value="1.51494669914246" calcext:value-type="float">
            <text:p>1,51494669914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96346139907837" calcext:value-type="float">
            <text:p>1,9634613990783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79734230041504" calcext:value-type="float">
            <text:p>1,7973423004150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85280871391296" calcext:value-type="float">
            <text:p>1,8528087139129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89021849632263" calcext:value-type="float">
            <text:p>1,8902184963226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2.04981327056885" calcext:value-type="float">
            <text:p>2,0498132705688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80885863304138" calcext:value-type="float">
            <text:p>1,8088586330413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82156872749329" calcext:value-type="float">
            <text:p>1,8215687274932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84333348274231" calcext:value-type="float">
            <text:p>1,8433334827423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86191463470459" calcext:value-type="float">
            <text:p>1,8619146347045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80776047706604" calcext:value-type="float">
            <text:p>1,8077604770660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94" calcext:value-type="float">
            <text:p>1194</text:p>
          </table:table-cell>
          <table:table-cell office:value-type="float" office:value="1.88198208808899" calcext:value-type="float">
            <text:p>1,88198208808899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194" calcext:value-type="float">
            <text:p>1194</text:p>
          </table:table-cell>
          <table:table-cell table:formula="of:=SUM([.C18];[.G18];[.K18];[.O18];[.S18];[.W18];[.AA18];[.AE18];[.AI18];[.AM18];[.AQ18]) / [.AW2]" office:value-type="float" office:value="1.87082383849404" calcext:value-type="float">
            <text:p>1,87082383849404</text:p>
          </table:table-cell>
          <table:table-cell table:number-columns-repeated="3"/>
          <table:table-cell table:formula="of:=MAX([.C18];[.G18];[.K18];[.O18];[.S18];[.W18];[.AA18];[.AE18];[.AI18];[.AM18];[.AQ18])" office:value-type="float" office:value="2.04981327056885" calcext:value-type="float">
            <text:p>2,04981327056885</text:p>
          </table:table-cell>
          <table:table-cell table:formula="of:=MIN([.C18];[.G18];[.K18];[.O18];[.S18];[.W18];[.AA18];[.AE18];[.AI18];[.AM18];[.AQ18])" office:value-type="float" office:value="1.79734230041504" calcext:value-type="float">
            <text:p>1,79734230041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1.8560357093811" calcext:value-type="float">
            <text:p>1,856035709381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2.08475852012634" calcext:value-type="float">
            <text:p>2,0847585201263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1.89525151252747" calcext:value-type="float">
            <text:p>1,8952515125274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1.92867302894592" calcext:value-type="float">
            <text:p>1,9286730289459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2.02201318740845" calcext:value-type="float">
            <text:p>2,0220131874084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1.86906242370605" calcext:value-type="float">
            <text:p>1,8690624237060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1.93074679374695" calcext:value-type="float">
            <text:p>1,9307467937469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1.84491801261902" calcext:value-type="float">
            <text:p>1,8449180126190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1.96013808250427" calcext:value-type="float">
            <text:p>1,9601380825042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1.93107056617737" calcext:value-type="float">
            <text:p>1,9310705661773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0" calcext:value-type="float">
            <text:p>1230</text:p>
          </table:table-cell>
          <table:table-cell office:value-type="float" office:value="1.93338108062744" calcext:value-type="float">
            <text:p>1,93338108062744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1230" calcext:value-type="float">
            <text:p>1230</text:p>
          </table:table-cell>
          <table:table-cell table:formula="of:=SUM([.C19];[.G19];[.K19];[.O19];[.S19];[.W19];[.AA19];[.AE19];[.AI19];[.AM19];[.AQ19]) / [.AW2]" office:value-type="float" office:value="1.93236808343367" calcext:value-type="float">
            <text:p>1,93236808343367</text:p>
          </table:table-cell>
          <table:table-cell table:number-columns-repeated="3"/>
          <table:table-cell table:formula="of:=MAX([.C19];[.G19];[.K19];[.O19];[.S19];[.W19];[.AA19];[.AE19];[.AI19];[.AM19];[.AQ19])" office:value-type="float" office:value="2.08475852012634" calcext:value-type="float">
            <text:p>2,08475852012634</text:p>
          </table:table-cell>
          <table:table-cell table:formula="of:=MIN([.C19];[.G19];[.K19];[.O19];[.S19];[.W19];[.AA19];[.AE19];[.AI19];[.AM19];[.AQ19])" office:value-type="float" office:value="1.84491801261902" calcext:value-type="float">
            <text:p>1,84491801261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00167775154114" calcext:value-type="float">
            <text:p>2,0016777515411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03425359725952" calcext:value-type="float">
            <text:p>2,0342535972595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03690695762634" calcext:value-type="float">
            <text:p>2,0369069576263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21450424194336" calcext:value-type="float">
            <text:p>2,2145042419433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23696708679199" calcext:value-type="float">
            <text:p>2,2369670867919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07633328437805" calcext:value-type="float">
            <text:p>2,0763332843780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10875368118286" calcext:value-type="float">
            <text:p>2,1087536811828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13393139839172" calcext:value-type="float">
            <text:p>2,1339313983917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12160992622375" calcext:value-type="float">
            <text:p>2,1216099262237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04018402099609" calcext:value-type="float">
            <text:p>2,0401840209960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58" calcext:value-type="float">
            <text:p>1358</text:p>
          </table:table-cell>
          <table:table-cell office:value-type="float" office:value="2.07993817329407" calcext:value-type="float">
            <text:p>2,07993817329407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1358" calcext:value-type="float">
            <text:p>1358</text:p>
          </table:table-cell>
          <table:table-cell table:formula="of:=SUM([.C20];[.G20];[.K20];[.O20];[.S20];[.W20];[.AA20];[.AE20];[.AI20];[.AM20];[.AQ20]) / [.AW2]" office:value-type="float" office:value="2.09864182905717" calcext:value-type="float">
            <text:p>2,09864182905717</text:p>
          </table:table-cell>
          <table:table-cell table:number-columns-repeated="3"/>
          <table:table-cell table:formula="of:=MAX([.C20];[.G20];[.K20];[.O20];[.S20];[.W20];[.AA20];[.AE20];[.AI20];[.AM20];[.AQ20])" office:value-type="float" office:value="2.23696708679199" calcext:value-type="float">
            <text:p>2,23696708679199</text:p>
          </table:table-cell>
          <table:table-cell table:formula="of:=MIN([.C20];[.G20];[.K20];[.O20];[.S20];[.W20];[.AA20];[.AE20];[.AI20];[.AM20];[.AQ20])" office:value-type="float" office:value="2.00167775154114" calcext:value-type="float">
            <text:p>2,00167775154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28955268859863" calcext:value-type="float">
            <text:p>1,2895526885986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34278154373169" calcext:value-type="float">
            <text:p>1,3427815437316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4078688621521" calcext:value-type="float">
            <text:p>1,407868862152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3278923034668" calcext:value-type="float">
            <text:p>1,327892303466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32211756706238" calcext:value-type="float">
            <text:p>1,3221175670623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48060202598572" calcext:value-type="float">
            <text:p>1,4806020259857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24603772163391" calcext:value-type="float">
            <text:p>1,2460377216339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33714818954468" calcext:value-type="float">
            <text:p>1,3371481895446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32317543029785" calcext:value-type="float">
            <text:p>1,3231754302978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30019807815552" calcext:value-type="float">
            <text:p>1,3001980781555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637" calcext:value-type="float">
            <text:p>637</text:p>
          </table:table-cell>
          <table:table-cell office:value-type="float" office:value="1.41975474357605" calcext:value-type="float">
            <text:p>1,41975474357605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637" calcext:value-type="float">
            <text:p>637</text:p>
          </table:table-cell>
          <table:table-cell table:formula="of:=SUM([.C21];[.G21];[.K21];[.O21];[.S21];[.W21];[.AA21];[.AE21];[.AI21];[.AM21];[.AQ21]) / [.AW2]" office:value-type="float" office:value="1.34519355947321" calcext:value-type="float">
            <text:p>1,34519355947321</text:p>
          </table:table-cell>
          <table:table-cell table:number-columns-repeated="3"/>
          <table:table-cell table:formula="of:=MAX([.C21];[.G21];[.K21];[.O21];[.S21];[.W21];[.AA21];[.AE21];[.AI21];[.AM21];[.AQ21])" office:value-type="float" office:value="1.48060202598572" calcext:value-type="float">
            <text:p>1,48060202598572</text:p>
          </table:table-cell>
          <table:table-cell table:formula="of:=MIN([.C21];[.G21];[.K21];[.O21];[.S21];[.W21];[.AA21];[.AE21];[.AI21];[.AM21];[.AQ21])" office:value-type="float" office:value="1.24603772163391" calcext:value-type="float">
            <text:p>1,24603772163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18318963050842" calcext:value-type="float">
            <text:p>2,1831896305084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16855549812317" calcext:value-type="float">
            <text:p>2,1685554981231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55905890464783" calcext:value-type="float">
            <text:p>2,5590589046478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33883428573608" calcext:value-type="float">
            <text:p>2,3388342857360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29994654655457" calcext:value-type="float">
            <text:p>2,2999465465545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12092924118042" calcext:value-type="float">
            <text:p>2,1209292411804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31314706802368" calcext:value-type="float">
            <text:p>2,3131470680236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13136148452759" calcext:value-type="float">
            <text:p>2,1313614845275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19880104064941" calcext:value-type="float">
            <text:p>2,1988010406494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22227144241333" calcext:value-type="float">
            <text:p>2,2222714424133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71" calcext:value-type="float">
            <text:p>2671</text:p>
          </table:table-cell>
          <table:table-cell office:value-type="float" office:value="2.15717530250549" calcext:value-type="float">
            <text:p>2,15717530250549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2671" calcext:value-type="float">
            <text:p>2671</text:p>
          </table:table-cell>
          <table:table-cell table:formula="of:=SUM([.C22];[.G22];[.K22];[.O22];[.S22];[.W22];[.AA22];[.AE22];[.AI22];[.AM22];[.AQ22]) / [.AW2]" office:value-type="float" office:value="2.24484276771545" calcext:value-type="float">
            <text:p>2,24484276771545</text:p>
          </table:table-cell>
          <table:table-cell table:number-columns-repeated="3"/>
          <table:table-cell table:formula="of:=MAX([.C22];[.G22];[.K22];[.O22];[.S22];[.W22];[.AA22];[.AE22];[.AI22];[.AM22];[.AQ22])" office:value-type="float" office:value="2.55905890464783" calcext:value-type="float">
            <text:p>2,55905890464783</text:p>
          </table:table-cell>
          <table:table-cell table:formula="of:=MIN([.C22];[.G22];[.K22];[.O22];[.S22];[.W22];[.AA22];[.AE22];[.AI22];[.AM22];[.AQ22])" office:value-type="float" office:value="2.12092924118042" calcext:value-type="float">
            <text:p>2,12092924118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58675742149353" calcext:value-type="float">
            <text:p>1,5867574214935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7064790725708" calcext:value-type="float">
            <text:p>1,706479072570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72156429290771" calcext:value-type="float">
            <text:p>1,7215642929077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69402146339417" calcext:value-type="float">
            <text:p>1,6940214633941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65297412872314" calcext:value-type="float">
            <text:p>1,6529741287231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66123247146606" calcext:value-type="float">
            <text:p>1,6612324714660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78088355064392" calcext:value-type="float">
            <text:p>1,7808835506439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78167843818665" calcext:value-type="float">
            <text:p>1,7816784381866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79696536064148" calcext:value-type="float">
            <text:p>1,7969653606414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64424777030945" calcext:value-type="float">
            <text:p>1,6442477703094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03" calcext:value-type="float">
            <text:p>1303</text:p>
          </table:table-cell>
          <table:table-cell office:value-type="float" office:value="1.76214551925659" calcext:value-type="float">
            <text:p>1,76214551925659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1303" calcext:value-type="float">
            <text:p>1303</text:p>
          </table:table-cell>
          <table:table-cell table:formula="of:=SUM([.C23];[.G23];[.K23];[.O23];[.S23];[.W23];[.AA23];[.AE23];[.AI23];[.AM23];[.AQ23]) / [.AW2]" office:value-type="float" office:value="1.70808631723577" calcext:value-type="float">
            <text:p>1,70808631723577</text:p>
          </table:table-cell>
          <table:table-cell table:number-columns-repeated="3"/>
          <table:table-cell table:formula="of:=MAX([.C23];[.G23];[.K23];[.O23];[.S23];[.W23];[.AA23];[.AE23];[.AI23];[.AM23];[.AQ23])" office:value-type="float" office:value="1.79696536064148" calcext:value-type="float">
            <text:p>1,79696536064148</text:p>
          </table:table-cell>
          <table:table-cell table:formula="of:=MIN([.C23];[.G23];[.K23];[.O23];[.S23];[.W23];[.AA23];[.AE23];[.AI23];[.AM23];[.AQ23])" office:value-type="float" office:value="1.58675742149353" calcext:value-type="float">
            <text:p>1,58675742149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75334048271179" calcext:value-type="float">
            <text:p>1,7533404827117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69668936729431" calcext:value-type="float">
            <text:p>1,6966893672943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69534087181091" calcext:value-type="float">
            <text:p>1,6953408718109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85442757606506" calcext:value-type="float">
            <text:p>1,8544275760650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86036825180054" calcext:value-type="float">
            <text:p>1,8603682518005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75057911872864" calcext:value-type="float">
            <text:p>1,7505791187286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8408317565918" calcext:value-type="float">
            <text:p>1,840831756591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77043557167053" calcext:value-type="float">
            <text:p>1,7704355716705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69329595565796" calcext:value-type="float">
            <text:p>1,6932959556579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76777958869934" calcext:value-type="float">
            <text:p>1,7677795886993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2" calcext:value-type="float">
            <text:p>1652</text:p>
          </table:table-cell>
          <table:table-cell office:value-type="float" office:value="1.77457857131958" calcext:value-type="float">
            <text:p>1,77457857131958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1652" calcext:value-type="float">
            <text:p>1652</text:p>
          </table:table-cell>
          <table:table-cell table:formula="of:=SUM([.C24];[.G24];[.K24];[.O24];[.S24];[.W24];[.AA24];[.AE24];[.AI24];[.AM24];[.AQ24]) / [.AW2]" office:value-type="float" office:value="1.7688788283955" calcext:value-type="float">
            <text:p>1,7688788283955</text:p>
          </table:table-cell>
          <table:table-cell table:number-columns-repeated="3"/>
          <table:table-cell table:formula="of:=MAX([.C24];[.G24];[.K24];[.O24];[.S24];[.W24];[.AA24];[.AE24];[.AI24];[.AM24];[.AQ24])" office:value-type="float" office:value="1.86036825180054" calcext:value-type="float">
            <text:p>1,86036825180054</text:p>
          </table:table-cell>
          <table:table-cell table:formula="of:=MIN([.C24];[.G24];[.K24];[.O24];[.S24];[.W24];[.AA24];[.AE24];[.AI24];[.AM24];[.AQ24])" office:value-type="float" office:value="1.69329595565796" calcext:value-type="float">
            <text:p>1,69329595565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15051364898682" calcext:value-type="float">
            <text:p>2,1505136489868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18992900848389" calcext:value-type="float">
            <text:p>2,1899290084838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10132384300232" calcext:value-type="float">
            <text:p>2,1013238430023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14383554458618" calcext:value-type="float">
            <text:p>2,1438355445861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26061749458313" calcext:value-type="float">
            <text:p>2,2606174945831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27787852287292" calcext:value-type="float">
            <text:p>2,2778785228729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18548941612244" calcext:value-type="float">
            <text:p>2,1854894161224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32985472679138" calcext:value-type="float">
            <text:p>2,3298547267913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19848251342773" calcext:value-type="float">
            <text:p>2,1984825134277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74479246139526" calcext:value-type="float">
            <text:p>2,7447924613952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147" calcext:value-type="float">
            <text:p>2147</text:p>
          </table:table-cell>
          <table:table-cell office:value-type="float" office:value="2.06519556045532" calcext:value-type="float">
            <text:p>2,06519556045532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2147" calcext:value-type="float">
            <text:p>2147</text:p>
          </table:table-cell>
          <table:table-cell table:formula="of:=SUM([.C25];[.G25];[.K25];[.O25];[.S25];[.W25];[.AA25];[.AE25];[.AI25];[.AM25];[.AQ25]) / [.AW2]" office:value-type="float" office:value="2.24071934006431" calcext:value-type="float">
            <text:p>2,24071934006431</text:p>
          </table:table-cell>
          <table:table-cell table:number-columns-repeated="3"/>
          <table:table-cell table:formula="of:=MAX([.C25];[.G25];[.K25];[.O25];[.S25];[.W25];[.AA25];[.AE25];[.AI25];[.AM25];[.AQ25])" office:value-type="float" office:value="2.74479246139526" calcext:value-type="float">
            <text:p>2,74479246139526</text:p>
          </table:table-cell>
          <table:table-cell table:formula="of:=MIN([.C25];[.G25];[.K25];[.O25];[.S25];[.W25];[.AA25];[.AE25];[.AI25];[.AM25];[.AQ25])" office:value-type="float" office:value="2.06519556045532" calcext:value-type="float">
            <text:p>2,06519556045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33443665504456" calcext:value-type="float">
            <text:p>1,3344366550445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36116433143616" calcext:value-type="float">
            <text:p>1,3611643314361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23580384254456" calcext:value-type="float">
            <text:p>1,2358038425445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31436920166016" calcext:value-type="float">
            <text:p>1,3143692016601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34069156646729" calcext:value-type="float">
            <text:p>1,3406915664672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25473761558533" calcext:value-type="float">
            <text:p>1,2547376155853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34216904640198" calcext:value-type="float">
            <text:p>1,3421690464019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61839151382446" calcext:value-type="float">
            <text:p>1,6183915138244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23226118087769" calcext:value-type="float">
            <text:p>1,2322611808776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2851140499115" calcext:value-type="float">
            <text:p>1,285114049911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35" calcext:value-type="float">
            <text:p>1035</text:p>
          </table:table-cell>
          <table:table-cell office:value-type="float" office:value="1.32154965400696" calcext:value-type="float">
            <text:p>1,32154965400696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1035" calcext:value-type="float">
            <text:p>1035</text:p>
          </table:table-cell>
          <table:table-cell table:formula="of:=SUM([.C26];[.G26];[.K26];[.O26];[.S26];[.W26];[.AA26];[.AE26];[.AI26];[.AM26];[.AQ26]) / [.AW2]" office:value-type="float" office:value="1.33097169616006" calcext:value-type="float">
            <text:p>1,33097169616006</text:p>
          </table:table-cell>
          <table:table-cell table:number-columns-repeated="3"/>
          <table:table-cell table:formula="of:=MAX([.C26];[.G26];[.K26];[.O26];[.S26];[.W26];[.AA26];[.AE26];[.AI26];[.AM26];[.AQ26])" office:value-type="float" office:value="1.61839151382446" calcext:value-type="float">
            <text:p>1,61839151382446</text:p>
          </table:table-cell>
          <table:table-cell table:formula="of:=MIN([.C26];[.G26];[.K26];[.O26];[.S26];[.W26];[.AA26];[.AE26];[.AI26];[.AM26];[.AQ26])" office:value-type="float" office:value="1.23226118087769" calcext:value-type="float">
            <text:p>1,23226118087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7373263835907" calcext:value-type="float">
            <text:p>1,737326383590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55032777786255" calcext:value-type="float">
            <text:p>1,5503277778625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55890679359436" calcext:value-type="float">
            <text:p>1,5589067935943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71779704093933" calcext:value-type="float">
            <text:p>1,7177970409393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76973104476929" calcext:value-type="float">
            <text:p>1,7697310447692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7832465171814" calcext:value-type="float">
            <text:p>1,783246517181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66756963729858" calcext:value-type="float">
            <text:p>1,6675696372985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73076796531677" calcext:value-type="float">
            <text:p>1,7307679653167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61690974235535" calcext:value-type="float">
            <text:p>1,6169097423553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58271193504334" calcext:value-type="float">
            <text:p>1,5827119350433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350" calcext:value-type="float">
            <text:p>1350</text:p>
          </table:table-cell>
          <table:table-cell office:value-type="float" office:value="1.57808446884155" calcext:value-type="float">
            <text:p>1,57808446884155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1350" calcext:value-type="float">
            <text:p>1350</text:p>
          </table:table-cell>
          <table:table-cell table:formula="of:=SUM([.C27];[.G27];[.K27];[.O27];[.S27];[.W27];[.AA27];[.AE27];[.AI27];[.AM27];[.AQ27]) / [.AW2]" office:value-type="float" office:value="1.66303448243575" calcext:value-type="float">
            <text:p>1,66303448243575</text:p>
          </table:table-cell>
          <table:table-cell table:number-columns-repeated="3"/>
          <table:table-cell table:formula="of:=MAX([.C27];[.G27];[.K27];[.O27];[.S27];[.W27];[.AA27];[.AE27];[.AI27];[.AM27];[.AQ27])" office:value-type="float" office:value="1.7832465171814" calcext:value-type="float">
            <text:p>1,7832465171814</text:p>
          </table:table-cell>
          <table:table-cell table:formula="of:=MIN([.C27];[.G27];[.K27];[.O27];[.S27];[.W27];[.AA27];[.AE27];[.AI27];[.AM27];[.AQ27])" office:value-type="float" office:value="1.55032777786255" calcext:value-type="float">
            <text:p>1,55032777786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1.16304969787598" calcext:value-type="float">
            <text:p>1,1630496978759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0.983149766921997" calcext:value-type="float">
            <text:p>0,98314976692199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0.962759017944336" calcext:value-type="float">
            <text:p>0,96275901794433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0.967976331710815" calcext:value-type="float">
            <text:p>0,96797633171081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1.11136627197266" calcext:value-type="float">
            <text:p>1,1113662719726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0.952037811279297" calcext:value-type="float">
            <text:p>0,95203781127929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0.982948064804077" calcext:value-type="float">
            <text:p>0,98294806480407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0.92010235786438" calcext:value-type="float">
            <text:p>0,9201023578643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1.00204062461853" calcext:value-type="float">
            <text:p>1,0020406246185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1.09833931922913" calcext:value-type="float">
            <text:p>1,0983393192291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717" calcext:value-type="float">
            <text:p>717</text:p>
          </table:table-cell>
          <table:table-cell office:value-type="float" office:value="0.946812629699707" calcext:value-type="float">
            <text:p>0,946812629699707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717" calcext:value-type="float">
            <text:p>717</text:p>
          </table:table-cell>
          <table:table-cell table:formula="of:=SUM([.C28];[.G28];[.K28];[.O28];[.S28];[.W28];[.AA28];[.AE28];[.AI28];[.AM28];[.AQ28]) / [.AW2]" office:value-type="float" office:value="1.00823471762917" calcext:value-type="float">
            <text:p>1,00823471762917</text:p>
          </table:table-cell>
          <table:table-cell table:number-columns-repeated="3"/>
          <table:table-cell table:formula="of:=MAX([.C28];[.G28];[.K28];[.O28];[.S28];[.W28];[.AA28];[.AE28];[.AI28];[.AM28];[.AQ28])" office:value-type="float" office:value="1.16304969787598" calcext:value-type="float">
            <text:p>1,16304969787598</text:p>
          </table:table-cell>
          <table:table-cell table:formula="of:=MIN([.C28];[.G28];[.K28];[.O28];[.S28];[.W28];[.AA28];[.AE28];[.AI28];[.AM28];[.AQ28])" office:value-type="float" office:value="0.92010235786438" calcext:value-type="float">
            <text:p>0,920102357864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70546889305115" calcext:value-type="float">
            <text:p>1,7054688930511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4155650138855" calcext:value-type="float">
            <text:p>1,415565013885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43137574195862" calcext:value-type="float">
            <text:p>1,4313757419586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53017020225525" calcext:value-type="float">
            <text:p>1,5301702022552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61875891685486" calcext:value-type="float">
            <text:p>1,6187589168548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51785087585449" calcext:value-type="float">
            <text:p>1,5178508758544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45377421379089" calcext:value-type="float">
            <text:p>1,4537742137908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39752292633057" calcext:value-type="float">
            <text:p>1,3975229263305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52161431312561" calcext:value-type="float">
            <text:p>1,5216143131256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39710092544556" calcext:value-type="float">
            <text:p>1,3971009254455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29" calcext:value-type="float">
            <text:p>1229</text:p>
          </table:table-cell>
          <table:table-cell office:value-type="float" office:value="1.36622905731201" calcext:value-type="float">
            <text:p>1,36622905731201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229" calcext:value-type="float">
            <text:p>1229</text:p>
          </table:table-cell>
          <table:table-cell table:formula="of:=SUM([.C29];[.G29];[.K29];[.O29];[.S29];[.W29];[.AA29];[.AE29];[.AI29];[.AM29];[.AQ29]) / [.AW2]" office:value-type="float" office:value="1.48685737089677" calcext:value-type="float">
            <text:p>1,48685737089677</text:p>
          </table:table-cell>
          <table:table-cell table:number-columns-repeated="3"/>
          <table:table-cell table:formula="of:=MAX([.C29];[.G29];[.K29];[.O29];[.S29];[.W29];[.AA29];[.AE29];[.AI29];[.AM29];[.AQ29])" office:value-type="float" office:value="1.70546889305115" calcext:value-type="float">
            <text:p>1,70546889305115</text:p>
          </table:table-cell>
          <table:table-cell table:formula="of:=MIN([.C29];[.G29];[.K29];[.O29];[.S29];[.W29];[.AA29];[.AE29];[.AI29];[.AM29];[.AQ29])" office:value-type="float" office:value="1.36622905731201" calcext:value-type="float">
            <text:p>1,36622905731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2.7277364730835" calcext:value-type="float">
            <text:p>2,727736473083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2.66025400161743" calcext:value-type="float">
            <text:p>2,6602540016174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3.0081844329834" calcext:value-type="float">
            <text:p>3,008184432983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2.8324179649353" calcext:value-type="float">
            <text:p>2,832417964935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2.89599752426147" calcext:value-type="float">
            <text:p>2,8959975242614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2.98415327072144" calcext:value-type="float">
            <text:p>2,9841532707214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2.8777072429657" calcext:value-type="float">
            <text:p>2,877707242965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2.79473066329956" calcext:value-type="float">
            <text:p>2,7947306632995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2.79139685630798" calcext:value-type="float">
            <text:p>2,7913968563079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3.04120087623596" calcext:value-type="float">
            <text:p>3,0412008762359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721" calcext:value-type="float">
            <text:p>1721</text:p>
          </table:table-cell>
          <table:table-cell office:value-type="float" office:value="2.802405834198" calcext:value-type="float">
            <text:p>2,802405834198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1721" calcext:value-type="float">
            <text:p>1721</text:p>
          </table:table-cell>
          <table:table-cell table:formula="of:=SUM([.C30];[.G30];[.K30];[.O30];[.S30];[.W30];[.AA30];[.AE30];[.AI30];[.AM30];[.AQ30]) / [.AW2]" office:value-type="float" office:value="2.85601683096452" calcext:value-type="float">
            <text:p>2,85601683096452</text:p>
          </table:table-cell>
          <table:table-cell table:number-columns-repeated="3"/>
          <table:table-cell table:formula="of:=MAX([.C30];[.G30];[.K30];[.O30];[.S30];[.W30];[.AA30];[.AE30];[.AI30];[.AM30];[.AQ30])" office:value-type="float" office:value="3.04120087623596" calcext:value-type="float">
            <text:p>3,04120087623596</text:p>
          </table:table-cell>
          <table:table-cell table:formula="of:=MIN([.C30];[.G30];[.K30];[.O30];[.S30];[.W30];[.AA30];[.AE30];[.AI30];[.AM30];[.AQ30])" office:value-type="float" office:value="2.66025400161743" calcext:value-type="float">
            <text:p>2,6602540016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56513404846191" calcext:value-type="float">
            <text:p>2,5651340484619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49031639099121" calcext:value-type="float">
            <text:p>2,4903163909912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53307962417603" calcext:value-type="float">
            <text:p>2,5330796241760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57812285423279" calcext:value-type="float">
            <text:p>2,5781228542327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43934488296509" calcext:value-type="float">
            <text:p>2,4393448829650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87118601799011" calcext:value-type="float">
            <text:p>2,8711860179901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63326859474182" calcext:value-type="float">
            <text:p>2,6332685947418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48171377182007" calcext:value-type="float">
            <text:p>2,4817137718200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46352672576904" calcext:value-type="float">
            <text:p>2,4635267257690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47124266624451" calcext:value-type="float">
            <text:p>2,4712426662445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3166" calcext:value-type="float">
            <text:p>3166</text:p>
          </table:table-cell>
          <table:table-cell office:value-type="float" office:value="2.51376342773437" calcext:value-type="float">
            <text:p>2,51376342773437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3166" calcext:value-type="float">
            <text:p>3166</text:p>
          </table:table-cell>
          <table:table-cell table:formula="of:=SUM([.C31];[.G31];[.K31];[.O31];[.S31];[.W31];[.AA31];[.AE31];[.AI31];[.AM31];[.AQ31]) / [.AW2]" office:value-type="float" office:value="2.54915445501154" calcext:value-type="float">
            <text:p>2,54915445501154</text:p>
          </table:table-cell>
          <table:table-cell table:number-columns-repeated="3"/>
          <table:table-cell table:formula="of:=MAX([.C31];[.G31];[.K31];[.O31];[.S31];[.W31];[.AA31];[.AE31];[.AI31];[.AM31];[.AQ31])" office:value-type="float" office:value="2.87118601799011" calcext:value-type="float">
            <text:p>2,87118601799011</text:p>
          </table:table-cell>
          <table:table-cell table:formula="of:=MIN([.C31];[.G31];[.K31];[.O31];[.S31];[.W31];[.AA31];[.AE31];[.AI31];[.AM31];[.AQ31])" office:value-type="float" office:value="2.43934488296509" calcext:value-type="float">
            <text:p>2,43934488296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74835562705994" calcext:value-type="float">
            <text:p>1,7483556270599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92764282226563" calcext:value-type="float">
            <text:p>1,9276428222656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85372257232666" calcext:value-type="float">
            <text:p>1,8537225723266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99098515510559" calcext:value-type="float">
            <text:p>1,9909851551055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86453461647034" calcext:value-type="float">
            <text:p>1,8645346164703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85477137565613" calcext:value-type="float">
            <text:p>1,8547713756561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97970509529114" calcext:value-type="float">
            <text:p>1,9797050952911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91899585723877" calcext:value-type="float">
            <text:p>1,9189958572387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84781384468079" calcext:value-type="float">
            <text:p>1,8478138446807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92178916931152" calcext:value-type="float">
            <text:p>1,9217891693115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47" calcext:value-type="float">
            <text:p>1547</text:p>
          </table:table-cell>
          <table:table-cell office:value-type="float" office:value="1.82137775421143" calcext:value-type="float">
            <text:p>1,82137775421143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547" calcext:value-type="float">
            <text:p>1547</text:p>
          </table:table-cell>
          <table:table-cell table:formula="of:=SUM([.C32];[.G32];[.K32];[.O32];[.S32];[.W32];[.AA32];[.AE32];[.AI32];[.AM32];[.AQ32]) / [.AW2]" office:value-type="float" office:value="1.8845176263289" calcext:value-type="float">
            <text:p>1,8845176263289</text:p>
          </table:table-cell>
          <table:table-cell table:number-columns-repeated="3"/>
          <table:table-cell table:formula="of:=MAX([.C32];[.G32];[.K32];[.O32];[.S32];[.W32];[.AA32];[.AE32];[.AI32];[.AM32];[.AQ32])" office:value-type="float" office:value="1.99098515510559" calcext:value-type="float">
            <text:p>1,99098515510559</text:p>
          </table:table-cell>
          <table:table-cell table:formula="of:=MIN([.C32];[.G32];[.K32];[.O32];[.S32];[.W32];[.AA32];[.AE32];[.AI32];[.AM32];[.AQ32])" office:value-type="float" office:value="1.74835562705994" calcext:value-type="float">
            <text:p>1,74835562705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0225944519043" calcext:value-type="float">
            <text:p>2,0225944519043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1.98574280738831" calcext:value-type="float">
            <text:p>1,9857428073883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16620683670044" calcext:value-type="float">
            <text:p>2,1662068367004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2163999080658" calcext:value-type="float">
            <text:p>2,216399908065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15037941932678" calcext:value-type="float">
            <text:p>2,1503794193267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04075741767883" calcext:value-type="float">
            <text:p>2,04075741767883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05551910400391" calcext:value-type="float">
            <text:p>2,0555191040039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1.99301362037659" calcext:value-type="float">
            <text:p>1,99301362037659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00674176216125" calcext:value-type="float">
            <text:p>2,00674176216125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09154486656189" calcext:value-type="float">
            <text:p>2,09154486656189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52" calcext:value-type="float">
            <text:p>1252</text:p>
          </table:table-cell>
          <table:table-cell office:value-type="float" office:value="2.07387471199036" calcext:value-type="float">
            <text:p>2,07387471199036</text:p>
          </table:table-cell>
          <table:table-cell/>
          <table:table-cell office:value-type="string" calcext:value-type="string">
            <text:p>Janela31</text:p>
          </table:table-cell>
          <table:table-cell table:formula="of:=[.B33]" office:value-type="float" office:value="1252" calcext:value-type="float">
            <text:p>1252</text:p>
          </table:table-cell>
          <table:table-cell table:formula="of:=SUM([.C33];[.G33];[.K33];[.O33];[.S33];[.W33];[.AA33];[.AE33];[.AI33];[.AM33];[.AQ33]) / [.AW2]" office:value-type="float" office:value="2.0729795369235" calcext:value-type="float">
            <text:p>2,0729795369235</text:p>
          </table:table-cell>
          <table:table-cell table:number-columns-repeated="3"/>
          <table:table-cell table:formula="of:=MAX([.C33];[.G33];[.K33];[.O33];[.S33];[.W33];[.AA33];[.AE33];[.AI33];[.AM33];[.AQ33])" office:value-type="float" office:value="2.2163999080658" calcext:value-type="float">
            <text:p>2,2163999080658</text:p>
          </table:table-cell>
          <table:table-cell table:formula="of:=MIN([.C33];[.G33];[.K33];[.O33];[.S33];[.W33];[.AA33];[.AE33];[.AI33];[.AM33];[.AQ33])" office:value-type="float" office:value="1.98574280738831" calcext:value-type="float">
            <text:p>1,98574280738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88598608970642" calcext:value-type="float">
            <text:p>1,8859860897064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7360634803772" calcext:value-type="float">
            <text:p>1,736063480377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87951445579529" calcext:value-type="float">
            <text:p>1,8795144557952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75222420692444" calcext:value-type="float">
            <text:p>1,7522242069244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79052710533142" calcext:value-type="float">
            <text:p>1,7905271053314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89942097663879" calcext:value-type="float">
            <text:p>1,8994209766387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77456259727478" calcext:value-type="float">
            <text:p>1,7745625972747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91694569587708" calcext:value-type="float">
            <text:p>1,9169456958770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67386960983276" calcext:value-type="float">
            <text:p>1,6738696098327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77815413475037" calcext:value-type="float">
            <text:p>1,7781541347503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922" calcext:value-type="float">
            <text:p>1922</text:p>
          </table:table-cell>
          <table:table-cell office:value-type="float" office:value="1.69435620307922" calcext:value-type="float">
            <text:p>1,69435620307922</text:p>
          </table:table-cell>
          <table:table-cell/>
          <table:table-cell office:value-type="string" calcext:value-type="string">
            <text:p>Janela32</text:p>
          </table:table-cell>
          <table:table-cell table:formula="of:=[.B34]" office:value-type="float" office:value="1922" calcext:value-type="float">
            <text:p>1922</text:p>
          </table:table-cell>
          <table:table-cell table:formula="of:=SUM([.C34];[.G34];[.K34];[.O34];[.S34];[.W34];[.AA34];[.AE34];[.AI34];[.AM34];[.AQ34]) / [.AW2]" office:value-type="float" office:value="1.79832950505343" calcext:value-type="float">
            <text:p>1,79832950505343</text:p>
          </table:table-cell>
          <table:table-cell table:number-columns-repeated="3"/>
          <table:table-cell table:formula="of:=MAX([.C34];[.G34];[.K34];[.O34];[.S34];[.W34];[.AA34];[.AE34];[.AI34];[.AM34];[.AQ34])" office:value-type="float" office:value="1.91694569587708" calcext:value-type="float">
            <text:p>1,91694569587708</text:p>
          </table:table-cell>
          <table:table-cell table:formula="of:=MIN([.C34];[.G34];[.K34];[.O34];[.S34];[.W34];[.AA34];[.AE34];[.AI34];[.AM34];[.AQ34])" office:value-type="float" office:value="1.67386960983276" calcext:value-type="float">
            <text:p>1,67386960983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33046960830688" calcext:value-type="float">
            <text:p>1,33046960830688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50836110115051" calcext:value-type="float">
            <text:p>1,5083611011505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4112982749939" calcext:value-type="float">
            <text:p>1,411298274993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42219185829163" calcext:value-type="float">
            <text:p>1,4221918582916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44345903396606" calcext:value-type="float">
            <text:p>1,44345903396606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53276491165161" calcext:value-type="float">
            <text:p>1,5327649116516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3857274055481" calcext:value-type="float">
            <text:p>1,385727405548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48813939094543" calcext:value-type="float">
            <text:p>1,4881393909454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44965291023254" calcext:value-type="float">
            <text:p>1,4496529102325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49441361427307" calcext:value-type="float">
            <text:p>1,4944136142730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074" calcext:value-type="float">
            <text:p>1074</text:p>
          </table:table-cell>
          <table:table-cell office:value-type="float" office:value="1.43811535835266" calcext:value-type="float">
            <text:p>1,43811535835266</text:p>
          </table:table-cell>
          <table:table-cell/>
          <table:table-cell office:value-type="string" calcext:value-type="string">
            <text:p>Janela33</text:p>
          </table:table-cell>
          <table:table-cell table:formula="of:=[.B35]" office:value-type="float" office:value="1074" calcext:value-type="float">
            <text:p>1074</text:p>
          </table:table-cell>
          <table:table-cell table:formula="of:=SUM([.C35];[.G35];[.K35];[.O35];[.S35];[.W35];[.AA35];[.AE35];[.AI35];[.AM35];[.AQ35]) / [.AW2]" office:value-type="float" office:value="1.4458721334284" calcext:value-type="float">
            <text:p>1,4458721334284</text:p>
          </table:table-cell>
          <table:table-cell table:number-columns-repeated="3"/>
          <table:table-cell table:formula="of:=MAX([.C35];[.G35];[.K35];[.O35];[.S35];[.W35];[.AA35];[.AE35];[.AI35];[.AM35];[.AQ35])" office:value-type="float" office:value="1.53276491165161" calcext:value-type="float">
            <text:p>1,53276491165161</text:p>
          </table:table-cell>
          <table:table-cell table:formula="of:=MIN([.C35];[.G35];[.K35];[.O35];[.S35];[.W35];[.AA35];[.AE35];[.AI35];[.AM35];[.AQ35])" office:value-type="float" office:value="1.33046960830688" calcext:value-type="float">
            <text:p>1,33046960830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07248592376709" calcext:value-type="float">
            <text:p>2,07248592376709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2772524356842" calcext:value-type="float">
            <text:p>2,277252435684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42001104354858" calcext:value-type="float">
            <text:p>2,4200110435485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72799801826477" calcext:value-type="float">
            <text:p>2,72799801826477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23457050323486" calcext:value-type="float">
            <text:p>2,2345705032348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43167233467102" calcext:value-type="float">
            <text:p>2,4316723346710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35477447509766" calcext:value-type="float">
            <text:p>2,3547744750976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19538259506226" calcext:value-type="float">
            <text:p>2,1953825950622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37375044822693" calcext:value-type="float">
            <text:p>2,3737504482269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25385212898254" calcext:value-type="float">
            <text:p>2,25385212898254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999" calcext:value-type="float">
            <text:p>1999</text:p>
          </table:table-cell>
          <table:table-cell office:value-type="float" office:value="2.26696705818176" calcext:value-type="float">
            <text:p>2,26696705818176</text:p>
          </table:table-cell>
          <table:table-cell/>
          <table:table-cell office:value-type="string" calcext:value-type="string">
            <text:p>Janela34</text:p>
          </table:table-cell>
          <table:table-cell table:formula="of:=[.B36]" office:value-type="float" office:value="1999" calcext:value-type="float">
            <text:p>1999</text:p>
          </table:table-cell>
          <table:table-cell table:formula="of:=SUM([.C36];[.G36];[.K36];[.O36];[.S36];[.W36];[.AA36];[.AE36];[.AI36];[.AM36];[.AQ36]) / [.AW2]" office:value-type="float" office:value="2.32806517861106" calcext:value-type="float">
            <text:p>2,32806517861106</text:p>
          </table:table-cell>
          <table:table-cell table:number-columns-repeated="3"/>
          <table:table-cell table:formula="of:=MAX([.C36];[.G36];[.K36];[.O36];[.S36];[.W36];[.AA36];[.AE36];[.AI36];[.AM36];[.AQ36])" office:value-type="float" office:value="2.72799801826477" calcext:value-type="float">
            <text:p>2,72799801826477</text:p>
          </table:table-cell>
          <table:table-cell table:formula="of:=MIN([.C36];[.G36];[.K36];[.O36];[.S36];[.W36];[.AA36];[.AE36];[.AI36];[.AM36];[.AQ36])" office:value-type="float" office:value="2.07248592376709" calcext:value-type="float">
            <text:p>2,07248592376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54088163375855" calcext:value-type="float">
            <text:p>1,5408816337585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576824426651" calcext:value-type="float">
            <text:p>1,57682442665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72004961967468" calcext:value-type="float">
            <text:p>1,7200496196746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72114157676697" calcext:value-type="float">
            <text:p>1,72114157676697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73430466651917" calcext:value-type="float">
            <text:p>1,73430466651917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7141900062561" calcext:value-type="float">
            <text:p>1,714190006256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69849491119385" calcext:value-type="float">
            <text:p>1,6984949111938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61509990692139" calcext:value-type="float">
            <text:p>1,61509990692139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63540434837341" calcext:value-type="float">
            <text:p>1,6354043483734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662513256073" calcext:value-type="float">
            <text:p>1,662513256073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804" calcext:value-type="float">
            <text:p>1804</text:p>
          </table:table-cell>
          <table:table-cell office:value-type="float" office:value="1.65479207038879" calcext:value-type="float">
            <text:p>1,65479207038879</text:p>
          </table:table-cell>
          <table:table-cell/>
          <table:table-cell office:value-type="string" calcext:value-type="string">
            <text:p>Janela35</text:p>
          </table:table-cell>
          <table:table-cell table:formula="of:=[.B37]" office:value-type="float" office:value="1804" calcext:value-type="float">
            <text:p>1804</text:p>
          </table:table-cell>
          <table:table-cell table:formula="of:=SUM([.C37];[.G37];[.K37];[.O37];[.S37];[.W37];[.AA37];[.AE37];[.AI37];[.AM37];[.AQ37]) / [.AW2]" office:value-type="float" office:value="1.66124512932517" calcext:value-type="float">
            <text:p>1,66124512932517</text:p>
          </table:table-cell>
          <table:table-cell table:number-columns-repeated="3"/>
          <table:table-cell table:formula="of:=MAX([.C37];[.G37];[.K37];[.O37];[.S37];[.W37];[.AA37];[.AE37];[.AI37];[.AM37];[.AQ37])" office:value-type="float" office:value="1.73430466651917" calcext:value-type="float">
            <text:p>1,73430466651917</text:p>
          </table:table-cell>
          <table:table-cell table:formula="of:=MIN([.C37];[.G37];[.K37];[.O37];[.S37];[.W37];[.AA37];[.AE37];[.AI37];[.AM37];[.AQ37])" office:value-type="float" office:value="1.54088163375855" calcext:value-type="float">
            <text:p>1,54088163375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58573126792908" calcext:value-type="float">
            <text:p>1,5857312679290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54433035850525" calcext:value-type="float">
            <text:p>1,54433035850525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59330821037292" calcext:value-type="float">
            <text:p>1,5933082103729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61356782913208" calcext:value-type="float">
            <text:p>1,6135678291320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58438968658447" calcext:value-type="float">
            <text:p>1,5843896865844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5302836894989" calcext:value-type="float">
            <text:p>1,530283689498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64248943328857" calcext:value-type="float">
            <text:p>1,6424894332885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4887011051178" calcext:value-type="float">
            <text:p>1,488701105117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47727847099304" calcext:value-type="float">
            <text:p>1,4772784709930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65074944496155" calcext:value-type="float">
            <text:p>1,65074944496155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215" calcext:value-type="float">
            <text:p>1215</text:p>
          </table:table-cell>
          <table:table-cell office:value-type="float" office:value="1.49151825904846" calcext:value-type="float">
            <text:p>1,49151825904846</text:p>
          </table:table-cell>
          <table:table-cell/>
          <table:table-cell office:value-type="string" calcext:value-type="string">
            <text:p>Janela36</text:p>
          </table:table-cell>
          <table:table-cell table:formula="of:=[.B38]" office:value-type="float" office:value="1215" calcext:value-type="float">
            <text:p>1215</text:p>
          </table:table-cell>
          <table:table-cell table:formula="of:=SUM([.C38];[.G38];[.K38];[.O38];[.S38];[.W38];[.AA38];[.AE38];[.AI38];[.AM38];[.AQ38]) / [.AW2]" office:value-type="float" office:value="1.56384979594837" calcext:value-type="float">
            <text:p>1,56384979594837</text:p>
          </table:table-cell>
          <table:table-cell table:number-columns-repeated="3"/>
          <table:table-cell table:formula="of:=MAX([.C38];[.G38];[.K38];[.O38];[.S38];[.W38];[.AA38];[.AE38];[.AI38];[.AM38];[.AQ38])" office:value-type="float" office:value="1.65074944496155" calcext:value-type="float">
            <text:p>1,65074944496155</text:p>
          </table:table-cell>
          <table:table-cell table:formula="of:=MIN([.C38];[.G38];[.K38];[.O38];[.S38];[.W38];[.AA38];[.AE38];[.AI38];[.AM38];[.AQ38])" office:value-type="float" office:value="1.47727847099304" calcext:value-type="float">
            <text:p>1,47727847099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31882739067078" calcext:value-type="float">
            <text:p>2,3188273906707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44477844238281" calcext:value-type="float">
            <text:p>2,4447784423828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32205986976624" calcext:value-type="float">
            <text:p>2,32205986976624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38004755973816" calcext:value-type="float">
            <text:p>2,38004755973816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36756777763367" calcext:value-type="float">
            <text:p>2,3675677776336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41264891624451" calcext:value-type="float">
            <text:p>2,4126489162445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48789477348328" calcext:value-type="float">
            <text:p>2,4878947734832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48665189743042" calcext:value-type="float">
            <text:p>2,4866518974304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39106392860413" calcext:value-type="float">
            <text:p>2,3910639286041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35465669631958" calcext:value-type="float">
            <text:p>2,3546566963195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356" calcext:value-type="float">
            <text:p>2356</text:p>
          </table:table-cell>
          <table:table-cell office:value-type="float" office:value="2.23483300209045" calcext:value-type="float">
            <text:p>2,23483300209045</text:p>
          </table:table-cell>
          <table:table-cell/>
          <table:table-cell office:value-type="string" calcext:value-type="string">
            <text:p>Janela37</text:p>
          </table:table-cell>
          <table:table-cell table:formula="of:=[.B39]" office:value-type="float" office:value="2356" calcext:value-type="float">
            <text:p>2356</text:p>
          </table:table-cell>
          <table:table-cell table:formula="of:=SUM([.C39];[.G39];[.K39];[.O39];[.S39];[.W39];[.AA39];[.AE39];[.AI39];[.AM39];[.AQ39]) / [.AW2]" office:value-type="float" office:value="2.38191184130582" calcext:value-type="float">
            <text:p>2,38191184130582</text:p>
          </table:table-cell>
          <table:table-cell table:number-columns-repeated="3"/>
          <table:table-cell table:formula="of:=MAX([.C39];[.G39];[.K39];[.O39];[.S39];[.W39];[.AA39];[.AE39];[.AI39];[.AM39];[.AQ39])" office:value-type="float" office:value="2.48789477348328" calcext:value-type="float">
            <text:p>2,48789477348328</text:p>
          </table:table-cell>
          <table:table-cell table:formula="of:=MIN([.C39];[.G39];[.K39];[.O39];[.S39];[.W39];[.AA39];[.AE39];[.AI39];[.AM39];[.AQ39])" office:value-type="float" office:value="2.23483300209045" calcext:value-type="float">
            <text:p>2,23483300209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1123788356781" calcext:value-type="float">
            <text:p>2,1123788356781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45845413208008" calcext:value-type="float">
            <text:p>2,4584541320800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05128145217895" calcext:value-type="float">
            <text:p>2,0512814521789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13408041000366" calcext:value-type="float">
            <text:p>2,1340804100036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25537037849426" calcext:value-type="float">
            <text:p>2,2553703784942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14311695098877" calcext:value-type="float">
            <text:p>2,1431169509887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09208917617798" calcext:value-type="float">
            <text:p>2,0920891761779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24934339523315" calcext:value-type="float">
            <text:p>2,2493433952331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15110802650452" calcext:value-type="float">
            <text:p>2,1511080265045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09059643745422" calcext:value-type="float">
            <text:p>2,0905964374542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365" calcext:value-type="float">
            <text:p>1365</text:p>
          </table:table-cell>
          <table:table-cell office:value-type="float" office:value="2.88938856124878" calcext:value-type="float">
            <text:p>2,88938856124878</text:p>
          </table:table-cell>
          <table:table-cell/>
          <table:table-cell office:value-type="string" calcext:value-type="string">
            <text:p>Janela38</text:p>
          </table:table-cell>
          <table:table-cell table:formula="of:=[.B40]" office:value-type="float" office:value="1365" calcext:value-type="float">
            <text:p>1365</text:p>
          </table:table-cell>
          <table:table-cell table:formula="of:=SUM([.C40];[.G40];[.K40];[.O40];[.S40];[.W40];[.AA40];[.AE40];[.AI40];[.AM40];[.AQ40]) / [.AW2]" office:value-type="float" office:value="2.23883706873113" calcext:value-type="float">
            <text:p>2,23883706873113</text:p>
          </table:table-cell>
          <table:table-cell table:number-columns-repeated="3"/>
          <table:table-cell table:formula="of:=MAX([.C40];[.G40];[.K40];[.O40];[.S40];[.W40];[.AA40];[.AE40];[.AI40];[.AM40];[.AQ40])" office:value-type="float" office:value="2.88938856124878" calcext:value-type="float">
            <text:p>2,88938856124878</text:p>
          </table:table-cell>
          <table:table-cell table:formula="of:=MIN([.C40];[.G40];[.K40];[.O40];[.S40];[.W40];[.AA40];[.AE40];[.AI40];[.AM40];[.AQ40])" office:value-type="float" office:value="2.05128145217895" calcext:value-type="float">
            <text:p>2,0512814521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13798379898071" calcext:value-type="float">
            <text:p>1,1379837989807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35827803611755" calcext:value-type="float">
            <text:p>1,3582780361175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17667698860168" calcext:value-type="float">
            <text:p>1,1766769886016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19302582740784" calcext:value-type="float">
            <text:p>1,1930258274078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21030855178833" calcext:value-type="float">
            <text:p>1,2103085517883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19459223747253" calcext:value-type="float">
            <text:p>1,1945922374725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11437487602234" calcext:value-type="float">
            <text:p>1,1143748760223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15972590446472" calcext:value-type="float">
            <text:p>1,1597259044647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44428610801697" calcext:value-type="float">
            <text:p>1,4442861080169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16910195350647" calcext:value-type="float">
            <text:p>1,1691019535064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59" calcext:value-type="float">
            <text:p>859</text:p>
          </table:table-cell>
          <table:table-cell office:value-type="float" office:value="1.20946073532105" calcext:value-type="float">
            <text:p>1,20946073532105</text:p>
          </table:table-cell>
          <table:table-cell/>
          <table:table-cell office:value-type="string" calcext:value-type="string">
            <text:p>Janela39</text:p>
          </table:table-cell>
          <table:table-cell table:formula="of:=[.B41]" office:value-type="float" office:value="859" calcext:value-type="float">
            <text:p>859</text:p>
          </table:table-cell>
          <table:table-cell table:formula="of:=SUM([.C41];[.G41];[.K41];[.O41];[.S41];[.W41];[.AA41];[.AE41];[.AI41];[.AM41];[.AQ41]) / [.AW2]" office:value-type="float" office:value="1.21525591070002" calcext:value-type="float">
            <text:p>1,21525591070002</text:p>
          </table:table-cell>
          <table:table-cell table:number-columns-repeated="3"/>
          <table:table-cell table:formula="of:=MAX([.C41];[.G41];[.K41];[.O41];[.S41];[.W41];[.AA41];[.AE41];[.AI41];[.AM41];[.AQ41])" office:value-type="float" office:value="1.44428610801697" calcext:value-type="float">
            <text:p>1,44428610801697</text:p>
          </table:table-cell>
          <table:table-cell table:formula="of:=MIN([.C41];[.G41];[.K41];[.O41];[.S41];[.W41];[.AA41];[.AE41];[.AI41];[.AM41];[.AQ41])" office:value-type="float" office:value="1.11437487602234" calcext:value-type="float">
            <text:p>1,114374876022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62368750572205" calcext:value-type="float">
            <text:p>1,62368750572205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26447892189026" calcext:value-type="float">
            <text:p>1,2644789218902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31095147132874" calcext:value-type="float">
            <text:p>1,3109514713287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3000054359436" calcext:value-type="float">
            <text:p>1,300005435943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23594617843628" calcext:value-type="float">
            <text:p>1,2359461784362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33916807174683" calcext:value-type="float">
            <text:p>1,3391680717468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31451606750488" calcext:value-type="float">
            <text:p>1,3145160675048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32212829589844" calcext:value-type="float">
            <text:p>1,3221282958984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73272228240967" calcext:value-type="float">
            <text:p>1,7327222824096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31521916389465" calcext:value-type="float">
            <text:p>1,31521916389465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74" calcext:value-type="float">
            <text:p>1074</text:p>
          </table:table-cell>
          <table:table-cell office:value-type="float" office:value="1.28743958473206" calcext:value-type="float">
            <text:p>1,28743958473206</text:p>
          </table:table-cell>
          <table:table-cell/>
          <table:table-cell office:value-type="string" calcext:value-type="string">
            <text:p>Janela40</text:p>
          </table:table-cell>
          <table:table-cell table:formula="of:=[.B42]" office:value-type="float" office:value="1074" calcext:value-type="float">
            <text:p>1074</text:p>
          </table:table-cell>
          <table:table-cell table:formula="of:=SUM([.C42];[.G42];[.K42];[.O42];[.S42];[.W42];[.AA42];[.AE42];[.AI42];[.AM42];[.AQ42]) / [.AW2]" office:value-type="float" office:value="1.36784208904613" calcext:value-type="float">
            <text:p>1,36784208904613</text:p>
          </table:table-cell>
          <table:table-cell table:number-columns-repeated="3"/>
          <table:table-cell table:formula="of:=MAX([.C42];[.G42];[.K42];[.O42];[.S42];[.W42];[.AA42];[.AE42];[.AI42];[.AM42];[.AQ42])" office:value-type="float" office:value="1.73272228240967" calcext:value-type="float">
            <text:p>1,73272228240967</text:p>
          </table:table-cell>
          <table:table-cell table:formula="of:=MIN([.C42];[.G42];[.K42];[.O42];[.S42];[.W42];[.AA42];[.AE42];[.AI42];[.AM42];[.AQ42])" office:value-type="float" office:value="1.23594617843628" calcext:value-type="float">
            <text:p>1,23594617843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23199963569641" calcext:value-type="float">
            <text:p>2,2319996356964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13140177726746" calcext:value-type="float">
            <text:p>2,13140177726746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16616654396057" calcext:value-type="float">
            <text:p>2,1661665439605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23510575294495" calcext:value-type="float">
            <text:p>2,2351057529449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27414703369141" calcext:value-type="float">
            <text:p>2,2741470336914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35298562049866" calcext:value-type="float">
            <text:p>2,35298562049866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76646566390991" calcext:value-type="float">
            <text:p>2,7664656639099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17285680770874" calcext:value-type="float">
            <text:p>2,17285680770874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15689849853516" calcext:value-type="float">
            <text:p>2,15689849853516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24209976196289" calcext:value-type="float">
            <text:p>2,24209976196289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515" calcext:value-type="float">
            <text:p>1515</text:p>
          </table:table-cell>
          <table:table-cell office:value-type="float" office:value="2.18246412277222" calcext:value-type="float">
            <text:p>2,18246412277222</text:p>
          </table:table-cell>
          <table:table-cell/>
          <table:table-cell office:value-type="string" calcext:value-type="string">
            <text:p>Janela41</text:p>
          </table:table-cell>
          <table:table-cell table:formula="of:=[.B43]" office:value-type="float" office:value="1515" calcext:value-type="float">
            <text:p>1515</text:p>
          </table:table-cell>
          <table:table-cell table:formula="of:=SUM([.C43];[.G43];[.K43];[.O43];[.S43];[.W43];[.AA43];[.AE43];[.AI43];[.AM43];[.AQ43]) / [.AW2]" office:value-type="float" office:value="2.2647810199044" calcext:value-type="float">
            <text:p>2,2647810199044</text:p>
          </table:table-cell>
          <table:table-cell table:number-columns-repeated="3"/>
          <table:table-cell table:formula="of:=MAX([.C43];[.G43];[.K43];[.O43];[.S43];[.W43];[.AA43];[.AE43];[.AI43];[.AM43];[.AQ43])" office:value-type="float" office:value="2.76646566390991" calcext:value-type="float">
            <text:p>2,76646566390991</text:p>
          </table:table-cell>
          <table:table-cell table:formula="of:=MIN([.C43];[.G43];[.K43];[.O43];[.S43];[.W43];[.AA43];[.AE43];[.AI43];[.AM43];[.AQ43])" office:value-type="float" office:value="2.13140177726746" calcext:value-type="float">
            <text:p>2,13140177726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58074569702148" calcext:value-type="float">
            <text:p>1,58074569702148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60447883605957" calcext:value-type="float">
            <text:p>1,6044788360595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64809846878052" calcext:value-type="float">
            <text:p>1,64809846878052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40681028366089" calcext:value-type="float">
            <text:p>1,4068102836608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48416757583618" calcext:value-type="float">
            <text:p>1,48416757583618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49963521957397" calcext:value-type="float">
            <text:p>1,4996352195739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44377303123474" calcext:value-type="float">
            <text:p>1,4437730312347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48770308494568" calcext:value-type="float">
            <text:p>1,48770308494568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46268677711487" calcext:value-type="float">
            <text:p>1,4626867771148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46490430831909" calcext:value-type="float">
            <text:p>1,4649043083190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61" calcext:value-type="float">
            <text:p>2161</text:p>
          </table:table-cell>
          <table:table-cell office:value-type="float" office:value="1.45011305809021" calcext:value-type="float">
            <text:p>1,45011305809021</text:p>
          </table:table-cell>
          <table:table-cell/>
          <table:table-cell office:value-type="string" calcext:value-type="string">
            <text:p>Janela42</text:p>
          </table:table-cell>
          <table:table-cell table:formula="of:=[.B44]" office:value-type="float" office:value="2161" calcext:value-type="float">
            <text:p>2161</text:p>
          </table:table-cell>
          <table:table-cell table:formula="of:=SUM([.C44];[.G44];[.K44];[.O44];[.S44];[.W44];[.AA44];[.AE44];[.AI44];[.AM44];[.AQ44]) / [.AW2]" office:value-type="float" office:value="1.50301057642156" calcext:value-type="float">
            <text:p>1,50301057642156</text:p>
          </table:table-cell>
          <table:table-cell table:number-columns-repeated="3"/>
          <table:table-cell table:formula="of:=MAX([.C44];[.G44];[.K44];[.O44];[.S44];[.W44];[.AA44];[.AE44];[.AI44];[.AM44];[.AQ44])" office:value-type="float" office:value="1.64809846878052" calcext:value-type="float">
            <text:p>1,64809846878052</text:p>
          </table:table-cell>
          <table:table-cell table:formula="of:=MIN([.C44];[.G44];[.K44];[.O44];[.S44];[.W44];[.AA44];[.AE44];[.AI44];[.AM44];[.AQ44])" office:value-type="float" office:value="1.40681028366089" calcext:value-type="float">
            <text:p>1,40681028366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6984589099884" calcext:value-type="float">
            <text:p>1,698458909988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59482526779175" calcext:value-type="float">
            <text:p>1,5948252677917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67781543731689" calcext:value-type="float">
            <text:p>1,6778154373168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72817301750183" calcext:value-type="float">
            <text:p>1,7281730175018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83561778068542" calcext:value-type="float">
            <text:p>1,8356177806854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68672060966492" calcext:value-type="float">
            <text:p>1,6867206096649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61111450195313" calcext:value-type="float">
            <text:p>1,6111145019531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69582366943359" calcext:value-type="float">
            <text:p>1,6958236694335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56943583488464" calcext:value-type="float">
            <text:p>1,5694358348846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57626962661743" calcext:value-type="float">
            <text:p>1,5762696266174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636" calcext:value-type="float">
            <text:p>1636</text:p>
          </table:table-cell>
          <table:table-cell office:value-type="float" office:value="1.64149475097656" calcext:value-type="float">
            <text:p>1,64149475097656</text:p>
          </table:table-cell>
          <table:table-cell/>
          <table:table-cell office:value-type="string" calcext:value-type="string">
            <text:p>Janela43</text:p>
          </table:table-cell>
          <table:table-cell table:formula="of:=[.B45]" office:value-type="float" office:value="1636" calcext:value-type="float">
            <text:p>1636</text:p>
          </table:table-cell>
          <table:table-cell table:formula="of:=SUM([.C45];[.G45];[.K45];[.O45];[.S45];[.W45];[.AA45];[.AE45];[.AI45];[.AM45];[.AQ45]) / [.AW2]" office:value-type="float" office:value="1.66506812789223" calcext:value-type="float">
            <text:p>1,66506812789223</text:p>
          </table:table-cell>
          <table:table-cell table:number-columns-repeated="3"/>
          <table:table-cell table:formula="of:=MAX([.C45];[.G45];[.K45];[.O45];[.S45];[.W45];[.AA45];[.AE45];[.AI45];[.AM45];[.AQ45])" office:value-type="float" office:value="1.83561778068542" calcext:value-type="float">
            <text:p>1,83561778068542</text:p>
          </table:table-cell>
          <table:table-cell table:formula="of:=MIN([.C45];[.G45];[.K45];[.O45];[.S45];[.W45];[.AA45];[.AE45];[.AI45];[.AM45];[.AQ45])" office:value-type="float" office:value="1.56943583488464" calcext:value-type="float">
            <text:p>1,56943583488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44314074516296" calcext:value-type="float">
            <text:p>1,4431407451629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41522097587585" calcext:value-type="float">
            <text:p>1,4152209758758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40941286087036" calcext:value-type="float">
            <text:p>1,4094128608703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36933374404907" calcext:value-type="float">
            <text:p>1,36933374404907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34166431427002" calcext:value-type="float">
            <text:p>1,3416643142700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45594429969788" calcext:value-type="float">
            <text:p>1,4559442996978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46611166000366" calcext:value-type="float">
            <text:p>1,4661116600036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42912483215332" calcext:value-type="float">
            <text:p>1,4291248321533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37950301170349" calcext:value-type="float">
            <text:p>1,3795030117034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41953706741333" calcext:value-type="float">
            <text:p>1,4195370674133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230" calcext:value-type="float">
            <text:p>1230</text:p>
          </table:table-cell>
          <table:table-cell office:value-type="float" office:value="1.39149904251099" calcext:value-type="float">
            <text:p>1,39149904251099</text:p>
          </table:table-cell>
          <table:table-cell/>
          <table:table-cell office:value-type="string" calcext:value-type="string">
            <text:p>Janela44</text:p>
          </table:table-cell>
          <table:table-cell table:formula="of:=[.B46]" office:value-type="float" office:value="1230" calcext:value-type="float">
            <text:p>1230</text:p>
          </table:table-cell>
          <table:table-cell table:formula="of:=SUM([.C46];[.G46];[.K46];[.O46];[.S46];[.W46];[.AA46];[.AE46];[.AI46];[.AM46];[.AQ46]) / [.AW2]" office:value-type="float" office:value="1.41095386851918" calcext:value-type="float">
            <text:p>1,41095386851918</text:p>
          </table:table-cell>
          <table:table-cell table:number-columns-repeated="3"/>
          <table:table-cell table:formula="of:=MAX([.C46];[.G46];[.K46];[.O46];[.S46];[.W46];[.AA46];[.AE46];[.AI46];[.AM46];[.AQ46])" office:value-type="float" office:value="1.46611166000366" calcext:value-type="float">
            <text:p>1,46611166000366</text:p>
          </table:table-cell>
          <table:table-cell table:formula="of:=MIN([.C46];[.G46];[.K46];[.O46];[.S46];[.W46];[.AA46];[.AE46];[.AI46];[.AM46];[.AQ46])" office:value-type="float" office:value="1.34166431427002" calcext:value-type="float">
            <text:p>1,34166431427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67853879928589" calcext:value-type="float">
            <text:p>1,6785387992858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8331253528595" calcext:value-type="float">
            <text:p>1,833125352859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75722122192383" calcext:value-type="float">
            <text:p>1,7572212219238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73000574111938" calcext:value-type="float">
            <text:p>1,7300057411193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74130320549011" calcext:value-type="float">
            <text:p>1,7413032054901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80631995201111" calcext:value-type="float">
            <text:p>1,8063199520111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69627451896667" calcext:value-type="float">
            <text:p>1,69627451896667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74959015846252" calcext:value-type="float">
            <text:p>1,7495901584625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83638453483582" calcext:value-type="float">
            <text:p>1,8363845348358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67996716499329" calcext:value-type="float">
            <text:p>1,6799671649932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0" calcext:value-type="float">
            <text:p>1350</text:p>
          </table:table-cell>
          <table:table-cell office:value-type="float" office:value="1.96451115608215" calcext:value-type="float">
            <text:p>1,96451115608215</text:p>
          </table:table-cell>
          <table:table-cell/>
          <table:table-cell office:value-type="string" calcext:value-type="string">
            <text:p>Janela45</text:p>
          </table:table-cell>
          <table:table-cell table:formula="of:=[.B47]" office:value-type="float" office:value="1350" calcext:value-type="float">
            <text:p>1350</text:p>
          </table:table-cell>
          <table:table-cell table:formula="of:=SUM([.C47];[.G47];[.K47];[.O47];[.S47];[.W47];[.AA47];[.AE47];[.AI47];[.AM47];[.AQ47]) / [.AW2]" office:value-type="float" office:value="1.77029470963912" calcext:value-type="float">
            <text:p>1,77029470963912</text:p>
          </table:table-cell>
          <table:table-cell table:number-columns-repeated="3"/>
          <table:table-cell table:formula="of:=MAX([.C47];[.G47];[.K47];[.O47];[.S47];[.W47];[.AA47];[.AE47];[.AI47];[.AM47];[.AQ47])" office:value-type="float" office:value="1.96451115608215" calcext:value-type="float">
            <text:p>1,96451115608215</text:p>
          </table:table-cell>
          <table:table-cell table:formula="of:=MIN([.C47];[.G47];[.K47];[.O47];[.S47];[.W47];[.AA47];[.AE47];[.AI47];[.AM47];[.AQ47])" office:value-type="float" office:value="1.67853879928589" calcext:value-type="float">
            <text:p>1,67853879928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6785135269165" calcext:value-type="float">
            <text:p>1,6785135269165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6622953414917" calcext:value-type="float">
            <text:p>1,662295341491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70010924339294" calcext:value-type="float">
            <text:p>1,7001092433929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92022824287415" calcext:value-type="float">
            <text:p>1,92022824287415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89612174034119" calcext:value-type="float">
            <text:p>1,8961217403411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84061813354492" calcext:value-type="float">
            <text:p>1,8406181335449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69704437255859" calcext:value-type="float">
            <text:p>1,6970443725585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7438371181488" calcext:value-type="float">
            <text:p>1,743837118148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98864698410034" calcext:value-type="float">
            <text:p>1,9886469841003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84903717041016" calcext:value-type="float">
            <text:p>1,8490371704101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930" calcext:value-type="float">
            <text:p>930</text:p>
          </table:table-cell>
          <table:table-cell office:value-type="float" office:value="1.76557207107544" calcext:value-type="float">
            <text:p>1,76557207107544</text:p>
          </table:table-cell>
          <table:table-cell/>
          <table:table-cell office:value-type="string" calcext:value-type="string">
            <text:p>Janela46</text:p>
          </table:table-cell>
          <table:table-cell table:formula="of:=[.B48]" office:value-type="float" office:value="930" calcext:value-type="float">
            <text:p>930</text:p>
          </table:table-cell>
          <table:table-cell table:formula="of:=SUM([.C48];[.G48];[.K48];[.O48];[.S48];[.W48];[.AA48];[.AE48];[.AI48];[.AM48];[.AQ48]) / [.AW2]" office:value-type="float" office:value="1.79472944953225" calcext:value-type="float">
            <text:p>1,79472944953225</text:p>
          </table:table-cell>
          <table:table-cell table:number-columns-repeated="3"/>
          <table:table-cell table:formula="of:=MAX([.C48];[.G48];[.K48];[.O48];[.S48];[.W48];[.AA48];[.AE48];[.AI48];[.AM48];[.AQ48])" office:value-type="float" office:value="1.98864698410034" calcext:value-type="float">
            <text:p>1,98864698410034</text:p>
          </table:table-cell>
          <table:table-cell table:formula="of:=MIN([.C48];[.G48];[.K48];[.O48];[.S48];[.W48];[.AA48];[.AE48];[.AI48];[.AM48];[.AQ48])" office:value-type="float" office:value="1.6622953414917" calcext:value-type="float">
            <text:p>1,662295341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1.90200114250183" calcext:value-type="float">
            <text:p>1,90200114250183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2.00330328941345" calcext:value-type="float">
            <text:p>2,0033032894134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2.07081270217895" calcext:value-type="float">
            <text:p>2,0708127021789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2.09633636474609" calcext:value-type="float">
            <text:p>2,0963363647460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2.31380891799927" calcext:value-type="float">
            <text:p>2,3138089179992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2.11246109008789" calcext:value-type="float">
            <text:p>2,1124610900878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1.93268346786499" calcext:value-type="float">
            <text:p>1,9326834678649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2.01262068748474" calcext:value-type="float">
            <text:p>2,01262068748474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1.95628476142883" calcext:value-type="float">
            <text:p>1,95628476142883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1.96924614906311" calcext:value-type="float">
            <text:p>1,9692461490631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599" calcext:value-type="float">
            <text:p>1599</text:p>
          </table:table-cell>
          <table:table-cell office:value-type="float" office:value="1.98111653327942" calcext:value-type="float">
            <text:p>1,98111653327942</text:p>
          </table:table-cell>
          <table:table-cell/>
          <table:table-cell office:value-type="string" calcext:value-type="string">
            <text:p>Janela47</text:p>
          </table:table-cell>
          <table:table-cell table:formula="of:=[.B49]" office:value-type="float" office:value="1599" calcext:value-type="float">
            <text:p>1599</text:p>
          </table:table-cell>
          <table:table-cell table:formula="of:=SUM([.C49];[.G49];[.K49];[.O49];[.S49];[.W49];[.AA49];[.AE49];[.AI49];[.AM49];[.AQ49]) / [.AW2]" office:value-type="float" office:value="2.03187955509532" calcext:value-type="float">
            <text:p>2,03187955509532</text:p>
          </table:table-cell>
          <table:table-cell table:number-columns-repeated="3"/>
          <table:table-cell table:formula="of:=MAX([.C49];[.G49];[.K49];[.O49];[.S49];[.W49];[.AA49];[.AE49];[.AI49];[.AM49];[.AQ49])" office:value-type="float" office:value="2.31380891799927" calcext:value-type="float">
            <text:p>2,31380891799927</text:p>
          </table:table-cell>
          <table:table-cell table:formula="of:=MIN([.C49];[.G49];[.K49];[.O49];[.S49];[.W49];[.AA49];[.AE49];[.AI49];[.AM49];[.AQ49])" office:value-type="float" office:value="1.90200114250183" calcext:value-type="float">
            <text:p>1,90200114250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58473873138428" calcext:value-type="float">
            <text:p>1,5847387313842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56668782234192" calcext:value-type="float">
            <text:p>1,5666878223419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59289836883545" calcext:value-type="float">
            <text:p>1,59289836883545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69099187850952" calcext:value-type="float">
            <text:p>1,6909918785095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8108537197113" calcext:value-type="float">
            <text:p>1,810853719711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65130519866943" calcext:value-type="float">
            <text:p>1,6513051986694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53845429420471" calcext:value-type="float">
            <text:p>1,53845429420471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52863073348999" calcext:value-type="float">
            <text:p>1,5286307334899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64391088485718" calcext:value-type="float">
            <text:p>1,6439108848571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56605195999146" calcext:value-type="float">
            <text:p>1,5660519599914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506" calcext:value-type="float">
            <text:p>1506</text:p>
          </table:table-cell>
          <table:table-cell office:value-type="float" office:value="1.53785991668701" calcext:value-type="float">
            <text:p>1,53785991668701</text:p>
          </table:table-cell>
          <table:table-cell/>
          <table:table-cell office:value-type="string" calcext:value-type="string">
            <text:p>Janela48</text:p>
          </table:table-cell>
          <table:table-cell table:formula="of:=[.B50]" office:value-type="float" office:value="1506" calcext:value-type="float">
            <text:p>1506</text:p>
          </table:table-cell>
          <table:table-cell table:formula="of:=SUM([.C50];[.G50];[.K50];[.O50];[.S50];[.W50];[.AA50];[.AE50];[.AI50];[.AM50];[.AQ50]) / [.AW2]" office:value-type="float" office:value="1.61021668260748" calcext:value-type="float">
            <text:p>1,61021668260748</text:p>
          </table:table-cell>
          <table:table-cell table:number-columns-repeated="3"/>
          <table:table-cell table:formula="of:=MAX([.C50];[.G50];[.K50];[.O50];[.S50];[.W50];[.AA50];[.AE50];[.AI50];[.AM50];[.AQ50])" office:value-type="float" office:value="1.8108537197113" calcext:value-type="float">
            <text:p>1,8108537197113</text:p>
          </table:table-cell>
          <table:table-cell table:formula="of:=MIN([.C50];[.G50];[.K50];[.O50];[.S50];[.W50];[.AA50];[.AE50];[.AI50];[.AM50];[.AQ50])" office:value-type="float" office:value="1.52863073348999" calcext:value-type="float">
            <text:p>1,52863073348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17784905433655" calcext:value-type="float">
            <text:p>1,1778490543365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20654463768005" calcext:value-type="float">
            <text:p>1,2065446376800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19416856765747" calcext:value-type="float">
            <text:p>1,19416856765747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23407864570618" calcext:value-type="float">
            <text:p>1,2340786457061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30820560455322" calcext:value-type="float">
            <text:p>1,3082056045532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22076535224915" calcext:value-type="float">
            <text:p>1,2207653522491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26534104347229" calcext:value-type="float">
            <text:p>1,2653410434722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19491100311279" calcext:value-type="float">
            <text:p>1,1949110031127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20808935165405" calcext:value-type="float">
            <text:p>1,2080893516540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22577023506165" calcext:value-type="float">
            <text:p>1,2257702350616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9" calcext:value-type="float">
            <text:p>1459</text:p>
          </table:table-cell>
          <table:table-cell office:value-type="float" office:value="1.32514333724976" calcext:value-type="float">
            <text:p>1,32514333724976</text:p>
          </table:table-cell>
          <table:table-cell/>
          <table:table-cell office:value-type="string" calcext:value-type="string">
            <text:p>Janela49</text:p>
          </table:table-cell>
          <table:table-cell table:formula="of:=[.B51]" office:value-type="float" office:value="1459" calcext:value-type="float">
            <text:p>1459</text:p>
          </table:table-cell>
          <table:table-cell table:formula="of:=SUM([.C51];[.G51];[.K51];[.O51];[.S51];[.W51];[.AA51];[.AE51];[.AI51];[.AM51];[.AQ51]) / [.AW2]" office:value-type="float" office:value="1.23280607570301" calcext:value-type="float">
            <text:p>1,23280607570301</text:p>
          </table:table-cell>
          <table:table-cell table:number-columns-repeated="3"/>
          <table:table-cell table:formula="of:=MAX([.C51];[.G51];[.K51];[.O51];[.S51];[.W51];[.AA51];[.AE51];[.AI51];[.AM51];[.AQ51])" office:value-type="float" office:value="1.32514333724976" calcext:value-type="float">
            <text:p>1,32514333724976</text:p>
          </table:table-cell>
          <table:table-cell table:formula="of:=MIN([.C51];[.G51];[.K51];[.O51];[.S51];[.W51];[.AA51];[.AE51];[.AI51];[.AM51];[.AQ51])" office:value-type="float" office:value="1.17784905433655" calcext:value-type="float">
            <text:p>1,1778490543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0.907601118087769" calcext:value-type="float">
            <text:p>0,90760111808776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1.01883935928345" calcext:value-type="float">
            <text:p>1,0188393592834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1.12171411514282" calcext:value-type="float">
            <text:p>1,12171411514282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1.00051927566528" calcext:value-type="float">
            <text:p>1,00051927566528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1.07182335853577" calcext:value-type="float">
            <text:p>1,0718233585357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1.03302454948425" calcext:value-type="float">
            <text:p>1,0330245494842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0.980831623077393" calcext:value-type="float">
            <text:p>0,98083162307739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0.969072341918945" calcext:value-type="float">
            <text:p>0,96907234191894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0.949211120605469" calcext:value-type="float">
            <text:p>0,94921112060546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1.03740978240967" calcext:value-type="float">
            <text:p>1,0374097824096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566" calcext:value-type="float">
            <text:p>566</text:p>
          </table:table-cell>
          <table:table-cell office:value-type="float" office:value="0.969182968139648" calcext:value-type="float">
            <text:p>0,969182968139648</text:p>
          </table:table-cell>
          <table:table-cell/>
          <table:table-cell office:value-type="string" calcext:value-type="string">
            <text:p>Janela50</text:p>
          </table:table-cell>
          <table:table-cell table:formula="of:=[.B52]" office:value-type="float" office:value="566" calcext:value-type="float">
            <text:p>566</text:p>
          </table:table-cell>
          <table:table-cell table:formula="of:=SUM([.C52];[.G52];[.K52];[.O52];[.S52];[.W52];[.AA52];[.AE52];[.AI52];[.AM52];[.AQ52]) / [.AW2]" office:value-type="float" office:value="1.00538451021368" calcext:value-type="float">
            <text:p>1,00538451021368</text:p>
          </table:table-cell>
          <table:table-cell table:number-columns-repeated="3"/>
          <table:table-cell table:formula="of:=MAX([.C52];[.G52];[.K52];[.O52];[.S52];[.W52];[.AA52];[.AE52];[.AI52];[.AM52];[.AQ52])" office:value-type="float" office:value="1.12171411514282" calcext:value-type="float">
            <text:p>1,12171411514282</text:p>
          </table:table-cell>
          <table:table-cell table:formula="of:=MIN([.C52];[.G52];[.K52];[.O52];[.S52];[.W52];[.AA52];[.AE52];[.AI52];[.AM52];[.AQ52])" office:value-type="float" office:value="0.907601118087769" calcext:value-type="float">
            <text:p>0,907601118087769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85.6685993671417" calcext:value-type="float">
            <text:p>85,668599367141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86.9255540370941" calcext:value-type="float">
            <text:p>86,925554037094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86.6055760383606" calcext:value-type="float">
            <text:p>86,605576038360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88.6312165260315" calcext:value-type="float">
            <text:p>88,631216526031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88.9742341041565" calcext:value-type="float">
            <text:p>88,974234104156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88.3818919658661" calcext:value-type="float">
            <text:p>88,381891965866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52])" office:value-type="float" office:value="88.8217368125915" calcext:value-type="float">
            <text:p>88,821736812591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52])" office:value-type="float" office:value="86.5718183517456" calcext:value-type="float">
            <text:p>86,571818351745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52])" office:value-type="float" office:value="87.1053693294525" calcext:value-type="float">
            <text:p>87,105369329452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52])" office:value-type="float" office:value="86.9389135837555" calcext:value-type="float">
            <text:p>86,938913583755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52])" office:value-type="float" office:value="87.2896263599396" calcext:value-type="float">
            <text:p>87,289626359939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52])" office:value-type="float" office:value="87.446776043285" calcext:value-type="float">
            <text:p>87,446776043285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52])" office:value-type="float" office:value="98.2181825637817" calcext:value-type="float">
            <text:p>98,2181825637817</text:p>
          </table:table-cell>
          <table:table-cell table:formula="of:=SUM([.AZ3:.AZ52])" office:value-type="float" office:value="81.4816358089447" calcext:value-type="float">
            <text:p>81,481635808944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0:40:31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20:48:55.804000000</dc:date>
    <meta:editing-duration>PT1H35M2S</meta:editing-duration>
    <meta:editing-cycles>24</meta:editing-cycles>
    <meta:document-statistic meta:table-count="4" meta:cell-count="4254" meta:object-count="0"/>
  </office:meta>
</office:document-meta>
</file>